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1.91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TurnTimes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column table:style-name="co1" table:number-columns-repeated="97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formula="of:=AVERAGE([.A2:.A10000])" office:value-type="float" office:value="231.291" calcext:value-type="float">
            <text:p>231.291</text:p>
          </table:table-cell>
          <table:table-cell table:formula="of:=AVERAGE([.B2:.B10000])" office:value-type="float" office:value="169.188" calcext:value-type="float">
            <text:p>169.188</text:p>
          </table:table-cell>
          <table:table-cell table:formula="of:=AVERAGE([.C2:.C10000])" office:value-type="float" office:value="142.989" calcext:value-type="float">
            <text:p>142.989</text:p>
          </table:table-cell>
          <table:table-cell table:formula="of:=AVERAGE([.D2:.D10000])" office:value-type="float" office:value="106.879" calcext:value-type="float">
            <text:p>106.879</text:p>
          </table:table-cell>
          <table:table-cell table:formula="of:=AVERAGE([.E2:.E10000])" office:value-type="float" office:value="80.093" calcext:value-type="float">
            <text:p>80.093</text:p>
          </table:table-cell>
          <table:table-cell table:formula="of:=AVERAGE([.F2:.F10000])" office:value-type="float" office:value="52.751" calcext:value-type="float">
            <text:p>52.751</text:p>
          </table:table-cell>
          <table:table-cell table:formula="of:=AVERAGE([.G2:.G10000])" office:value-type="float" office:value="31.018" calcext:value-type="float">
            <text:p>31.018</text:p>
          </table:table-cell>
          <table:table-cell table:formula="of:=AVERAGE([.H2:.H10000])" office:value-type="float" office:value="9.325" calcext:value-type="float">
            <text:p>9.325</text:p>
          </table:table-cell>
          <table:table-cell table:formula="of:=AVERAGE([.I2:.I10000])" office:value-type="float" office:value="0.458" calcext:value-type="float">
            <text:p>0.458</text:p>
          </table:table-cell>
          <table:table-cell table:formula="of:=AVERAGE([.J2:.J10000])" office:value-type="float" office:value="0.012" calcext:value-type="float">
            <text:p>0.012</text:p>
          </table:table-cell>
          <table:table-cell table:formula="of:=AVERAGE([.K2:.K10000])" office:value-type="float" office:value="0.001" calcext:value-type="float">
            <text:p>0.001</text:p>
          </table:table-cell>
          <table:table-cell table:formula="of:=AVERAGE([.L2:.L10000])" office:value-type="float" office:value="0" calcext:value-type="float">
            <text:p>0</text:p>
          </table:table-cell>
          <table:table-cell table:formula="of:=AVERAGE([.M2:.M10000])" office:value-type="float" office:value="0" calcext:value-type="float">
            <text:p>0</text:p>
          </table:table-cell>
          <table:table-cell table:formula="of:=AVERAGE([.N2:.N10000])" office:value-type="float" office:value="0" calcext:value-type="float">
            <text:p>0</text:p>
          </table:table-cell>
          <table:table-cell table:formula="of:=AVERAGE([.O2:.O10000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verage+</text:p>
          </table:table-cell>
          <table:table-cell table:formula="of:=[.S2]+2" office:value-type="float" office:value="233.291" calcext:value-type="float">
            <text:p>233.291</text:p>
          </table:table-cell>
          <table:table-cell table:formula="of:=[.T2]+2" office:value-type="float" office:value="171.188" calcext:value-type="float">
            <text:p>171.188</text:p>
          </table:table-cell>
          <table:table-cell table:formula="of:=[.U2]+2" office:value-type="float" office:value="144.989" calcext:value-type="float">
            <text:p>144.989</text:p>
          </table:table-cell>
          <table:table-cell table:formula="of:=[.V2]+2" office:value-type="float" office:value="108.879" calcext:value-type="float">
            <text:p>108.879</text:p>
          </table:table-cell>
          <table:table-cell table:formula="of:=[.W2]+2" office:value-type="float" office:value="82.093" calcext:value-type="float">
            <text:p>82.093</text:p>
          </table:table-cell>
          <table:table-cell table:formula="of:=[.X2]+2" office:value-type="float" office:value="54.751" calcext:value-type="float">
            <text:p>54.751</text:p>
          </table:table-cell>
          <table:table-cell table:formula="of:=[.Y2]+2" office:value-type="float" office:value="33.018" calcext:value-type="float">
            <text:p>33.018</text:p>
          </table:table-cell>
          <table:table-cell table:formula="of:=[.Z2]+2" office:value-type="float" office:value="11.325" calcext:value-type="float">
            <text:p>11.325</text:p>
          </table:table-cell>
          <table:table-cell table:formula="of:=[.AA2]+2" office:value-type="float" office:value="2.458" calcext:value-type="float">
            <text:p>2.458</text:p>
          </table:table-cell>
          <table:table-cell table:formula="of:=[.AB2]+2" office:value-type="float" office:value="2.012" calcext:value-type="float">
            <text:p>2.012</text:p>
          </table:table-cell>
          <table:table-cell table:formula="of:=[.AC2]+2" office:value-type="float" office:value="2.001" calcext:value-type="float">
            <text:p>2.001</text:p>
          </table:table-cell>
          <table:table-cell table:formula="of:=[.AD2]+2" office:value-type="float" office:value="2" calcext:value-type="float">
            <text:p>2</text:p>
          </table:table-cell>
          <table:table-cell table:formula="of:=[.AE2]+2" office:value-type="float" office:value="2" calcext:value-type="float">
            <text:p>2</text:p>
          </table:table-cell>
          <table:table-cell table:formula="of:=[.AF2]+2" office:value-type="float" office:value="2" calcext:value-type="float">
            <text:p>2</text:p>
          </table:table-cell>
          <table:table-cell table:formula="of:=[.AG2]+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6" calcext:value-type="float">
            <text:p>156</text:p>
          </table:table-cell>
          <table:table-cell office:value-type="float" office:value="317" calcext:value-type="float">
            <text:p>31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umulative</text:p>
          </table:table-cell>
          <table:table-cell table:formula="of:=SUM([.$S3:.S3])" office:value-type="float" office:value="233.291" calcext:value-type="float">
            <text:p>233.291</text:p>
          </table:table-cell>
          <table:table-cell table:formula="of:=SUM([.$S3:.T3])" office:value-type="float" office:value="404.479" calcext:value-type="float">
            <text:p>404.479</text:p>
          </table:table-cell>
          <table:table-cell table:formula="of:=SUM([.$S3:.U3])" office:value-type="float" office:value="549.468" calcext:value-type="float">
            <text:p>549.468</text:p>
          </table:table-cell>
          <table:table-cell table:formula="of:=SUM([.$S3:.V3])" office:value-type="float" office:value="658.347" calcext:value-type="float">
            <text:p>658.347</text:p>
          </table:table-cell>
          <table:table-cell table:formula="of:=SUM([.$S3:.W3])" office:value-type="float" office:value="740.44" calcext:value-type="float">
            <text:p>740.44</text:p>
          </table:table-cell>
          <table:table-cell table:formula="of:=SUM([.$S3:.X3])" office:value-type="float" office:value="795.191" calcext:value-type="float">
            <text:p>795.191</text:p>
          </table:table-cell>
          <table:table-cell table:formula="of:=SUM([.$S3:.Y3])" office:value-type="float" office:value="828.209" calcext:value-type="float">
            <text:p>828.209</text:p>
          </table:table-cell>
          <table:table-cell table:formula="of:=SUM([.$S3:.Z3])" office:value-type="float" office:value="839.534" calcext:value-type="float">
            <text:p>839.534</text:p>
          </table:table-cell>
          <table:table-cell table:formula="of:=SUM([.$S3:.AA3])" office:value-type="float" office:value="841.992" calcext:value-type="float">
            <text:p>841.992</text:p>
          </table:table-cell>
          <table:table-cell table:formula="of:=SUM([.$S3:.AB3])" office:value-type="float" office:value="844.004" calcext:value-type="float">
            <text:p>844.004</text:p>
          </table:table-cell>
          <table:table-cell table:formula="of:=SUM([.$S3:.AC3])" office:value-type="float" office:value="846.005" calcext:value-type="float">
            <text:p>846.005</text:p>
          </table:table-cell>
          <table:table-cell table:formula="of:=SUM([.$S3:.AD3])" office:value-type="float" office:value="848.005" calcext:value-type="float">
            <text:p>848.005</text:p>
          </table:table-cell>
          <table:table-cell table:formula="of:=SUM([.$S3:.AE3])" office:value-type="float" office:value="850.005" calcext:value-type="float">
            <text:p>850.005</text:p>
          </table:table-cell>
          <table:table-cell table:formula="of:=SUM([.$S3:.AF3])" office:value-type="float" office:value="852.005" calcext:value-type="float">
            <text:p>852.005</text:p>
          </table:table-cell>
          <table:table-cell table:formula="of:=SUM([.$S3:.AG3])" office:value-type="float" office:value="854.005" calcext:value-type="float">
            <text:p>854.005</text:p>
          </table:table-cell>
          <table:table-cell table:number-columns-repeated="99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emaining</text:p>
          </table:table-cell>
          <table:table-cell table:formula="of:=SUM([.S3:.$AG3])" office:value-type="float" office:value="854.005" calcext:value-type="float">
            <text:p>854.005</text:p>
          </table:table-cell>
          <table:table-cell table:formula="of:=SUM([.T3:.$AG3])" office:value-type="float" office:value="620.714" calcext:value-type="float">
            <text:p>620.714</text:p>
          </table:table-cell>
          <table:table-cell table:formula="of:=SUM([.U3:.$AG3])" office:value-type="float" office:value="449.526" calcext:value-type="float">
            <text:p>449.526</text:p>
          </table:table-cell>
          <table:table-cell table:formula="of:=SUM([.V3:.$AG3])" office:value-type="float" office:value="304.537" calcext:value-type="float">
            <text:p>304.537</text:p>
          </table:table-cell>
          <table:table-cell table:formula="of:=SUM([.W3:.$AG3])" office:value-type="float" office:value="195.658" calcext:value-type="float">
            <text:p>195.658</text:p>
          </table:table-cell>
          <table:table-cell table:formula="of:=SUM([.X3:.$AG3])" office:value-type="float" office:value="113.565" calcext:value-type="float">
            <text:p>113.565</text:p>
          </table:table-cell>
          <table:table-cell table:formula="of:=SUM([.Y3:.$AG3])" office:value-type="float" office:value="58.814" calcext:value-type="float">
            <text:p>58.814</text:p>
          </table:table-cell>
          <table:table-cell table:formula="of:=SUM([.Z3:.$AG3])" office:value-type="float" office:value="25.796" calcext:value-type="float">
            <text:p>25.796</text:p>
          </table:table-cell>
          <table:table-cell table:formula="of:=SUM([.AA3:.$AG3])" office:value-type="float" office:value="14.471" calcext:value-type="float">
            <text:p>14.471</text:p>
          </table:table-cell>
          <table:table-cell table:formula="of:=SUM([.AB3:.$AG3])" office:value-type="float" office:value="12.013" calcext:value-type="float">
            <text:p>12.013</text:p>
          </table:table-cell>
          <table:table-cell table:formula="of:=SUM([.AC3:.$AG3])" office:value-type="float" office:value="10.001" calcext:value-type="float">
            <text:p>10.001</text:p>
          </table:table-cell>
          <table:table-cell table:formula="of:=SUM([.AD3:.$AG3])" office:value-type="float" office:value="8" calcext:value-type="float">
            <text:p>8</text:p>
          </table:table-cell>
          <table:table-cell table:formula="of:=SUM([.AE3:.$AG3])" office:value-type="float" office:value="6" calcext:value-type="float">
            <text:p>6</text:p>
          </table:table-cell>
          <table:table-cell table:formula="of:=SUM([.AF3:.$AG3])" office:value-type="float" office:value="4" calcext:value-type="float">
            <text:p>4</text:p>
          </table:table-cell>
          <table:table-cell table:formula="of:=SUM([.AG3:.$AG3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%Remaining</text:p>
          </table:table-cell>
          <table:table-cell table:formula="of:=[.S3]/[.S5]" office:value-type="float" office:value="0.273172873695119" calcext:value-type="float">
            <text:p>0.273172873695119</text:p>
          </table:table-cell>
          <table:table-cell table:formula="of:=[.T3]/[.T5]" office:value-type="float" office:value="0.275792071710965" calcext:value-type="float">
            <text:p>0.275792071710965</text:p>
          </table:table-cell>
          <table:table-cell table:formula="of:=[.U3]/[.U5]" office:value-type="float" office:value="0.322537517295996" calcext:value-type="float">
            <text:p>0.322537517295996</text:p>
          </table:table-cell>
          <table:table-cell table:formula="of:=[.V3]/[.V5]" office:value-type="float" office:value="0.357523059595386" calcext:value-type="float">
            <text:p>0.357523059595386</text:p>
          </table:table-cell>
          <table:table-cell table:formula="of:=[.W3]/[.W5]" office:value-type="float" office:value="0.419573950464586" calcext:value-type="float">
            <text:p>0.419573950464586</text:p>
          </table:table-cell>
          <table:table-cell table:formula="of:=[.X3]/[.X5]" office:value-type="float" office:value="0.482111566063488" calcext:value-type="float">
            <text:p>0.482111566063488</text:p>
          </table:table-cell>
          <table:table-cell table:formula="of:=[.Y3]/[.Y5]" office:value-type="float" office:value="0.561396946305301" calcext:value-type="float">
            <text:p>0.561396946305301</text:p>
          </table:table-cell>
          <table:table-cell table:formula="of:=[.Z3]/[.Z5]" office:value-type="float" office:value="0.43902155372926" calcext:value-type="float">
            <text:p>0.43902155372926</text:p>
          </table:table-cell>
          <table:table-cell table:formula="of:=[.AA3]/[.AA5]" office:value-type="float" office:value="0.16985695528989" calcext:value-type="float">
            <text:p>0.16985695528989</text:p>
          </table:table-cell>
          <table:table-cell table:formula="of:=[.AB3]/[.AB5]" office:value-type="float" office:value="0.167485224340298" calcext:value-type="float">
            <text:p>0.167485224340298</text:p>
          </table:table-cell>
          <table:table-cell table:formula="of:=[.AC3]/[.AC5]" office:value-type="float" office:value="0.2000799920008" calcext:value-type="float">
            <text:p>0.2000799920008</text:p>
          </table:table-cell>
          <table:table-cell table:formula="of:=[.AD3]/[.AD5]" office:value-type="float" office:value="0.25" calcext:value-type="float">
            <text:p>0.25</text:p>
          </table:table-cell>
          <table:table-cell table:formula="of:=[.AE3]/[.AE5]" office:value-type="float" office:value="0.333333333333333" calcext:value-type="float">
            <text:p>0.333333333333333</text:p>
          </table:table-cell>
          <table:table-cell table:formula="of:=[.AF3]/[.AF5]" office:value-type="float" office:value="0.5" calcext:value-type="float">
            <text:p>0.5</text:p>
          </table:table-cell>
          <table:table-cell table:formula="of:=[.AG3]/[.AG5]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3" calcext:value-type="float">
            <text:p>32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meTree</text:p>
          </table:table-cell>
          <table:table-cell table:number-columns-repeated="100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u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7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e spots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</text:p>
          </table:table-cell>
          <table:table-cell office:value-type="string" calcext:value-type="string">
            <text:p>Depth 0</text:p>
          </table:table-cell>
          <table:table-cell table:number-columns-repeated="30" table:style-name="ce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1</text:p>
          </table:table-cell>
          <table:table-cell table:style-name="ce1" table:formula="of:=[.S12]" office:value-type="float" office:value="31" calcext:value-type="float">
            <text:p>31</text:p>
          </table:table-cell>
          <table:table-cell table:style-name="ce1" table:formula="of:=[.T12]" office:value-type="float" office:value="30" calcext:value-type="float">
            <text:p>30</text:p>
          </table:table-cell>
          <table:table-cell table:style-name="ce1" table:formula="of:=[.U12]" office:value-type="float" office:value="29" calcext:value-type="float">
            <text:p>29</text:p>
          </table:table-cell>
          <table:table-cell table:style-name="ce1" table:formula="of:=[.V12]" office:value-type="float" office:value="28" calcext:value-type="float">
            <text:p>28</text:p>
          </table:table-cell>
          <table:table-cell table:style-name="ce1" table:formula="of:=[.W12]" office:value-type="float" office:value="27" calcext:value-type="float">
            <text:p>27</text:p>
          </table:table-cell>
          <table:table-cell table:style-name="ce1" table:formula="of:=[.X12]" office:value-type="float" office:value="26" calcext:value-type="float">
            <text:p>26</text:p>
          </table:table-cell>
          <table:table-cell table:style-name="ce1" table:formula="of:=[.Y12]" office:value-type="float" office:value="25" calcext:value-type="float">
            <text:p>25</text:p>
          </table:table-cell>
          <table:table-cell table:style-name="ce1" table:formula="of:=[.Z12]" office:value-type="float" office:value="24" calcext:value-type="float">
            <text:p>24</text:p>
          </table:table-cell>
          <table:table-cell table:style-name="ce1" table:formula="of:=[.AA12]" office:value-type="float" office:value="23" calcext:value-type="float">
            <text:p>23</text:p>
          </table:table-cell>
          <table:table-cell table:style-name="ce1" table:formula="of:=[.AB12]" office:value-type="float" office:value="22" calcext:value-type="float">
            <text:p>22</text:p>
          </table:table-cell>
          <table:table-cell table:style-name="ce1" table:formula="of:=[.AC12]" office:value-type="float" office:value="21" calcext:value-type="float">
            <text:p>21</text:p>
          </table:table-cell>
          <table:table-cell table:style-name="ce1" table:formula="of:=[.AD12]" office:value-type="float" office:value="20" calcext:value-type="float">
            <text:p>20</text:p>
          </table:table-cell>
          <table:table-cell table:style-name="ce1" table:formula="of:=[.AE12]" office:value-type="float" office:value="19" calcext:value-type="float">
            <text:p>19</text:p>
          </table:table-cell>
          <table:table-cell table:style-name="ce1" table:formula="of:=[.AF12]" office:value-type="float" office:value="18" calcext:value-type="float">
            <text:p>18</text:p>
          </table:table-cell>
          <table:table-cell table:style-name="ce1" table:formula="of:=[.AG12]" office:value-type="float" office:value="17" calcext:value-type="float">
            <text:p>17</text:p>
          </table:table-cell>
          <table:table-cell table:style-name="ce1" table:formula="of:=[.AH12]" office:value-type="float" office:value="16" calcext:value-type="float">
            <text:p>16</text:p>
          </table:table-cell>
          <table:table-cell table:style-name="ce1" table:formula="of:=[.AI12]" office:value-type="float" office:value="15" calcext:value-type="float">
            <text:p>15</text:p>
          </table:table-cell>
          <table:table-cell table:style-name="ce1" table:formula="of:=[.AJ12]" office:value-type="float" office:value="14" calcext:value-type="float">
            <text:p>14</text:p>
          </table:table-cell>
          <table:table-cell table:style-name="ce1" table:formula="of:=[.AK12]" office:value-type="float" office:value="13" calcext:value-type="float">
            <text:p>13</text:p>
          </table:table-cell>
          <table:table-cell table:style-name="ce1" table:formula="of:=[.AL12]" office:value-type="float" office:value="12" calcext:value-type="float">
            <text:p>12</text:p>
          </table:table-cell>
          <table:table-cell table:style-name="ce1" table:formula="of:=[.AM12]" office:value-type="float" office:value="11" calcext:value-type="float">
            <text:p>11</text:p>
          </table:table-cell>
          <table:table-cell table:style-name="ce1" table:formula="of:=[.AN12]" office:value-type="float" office:value="10" calcext:value-type="float">
            <text:p>10</text:p>
          </table:table-cell>
          <table:table-cell table:style-name="ce1" table:formula="of:=[.AO12]" office:value-type="float" office:value="9" calcext:value-type="float">
            <text:p>9</text:p>
          </table:table-cell>
          <table:table-cell table:style-name="ce1" table:formula="of:=[.AP12]" office:value-type="float" office:value="8" calcext:value-type="float">
            <text:p>8</text:p>
          </table:table-cell>
          <table:table-cell table:style-name="ce1" table:formula="of:=[.AQ12]" office:value-type="float" office:value="7" calcext:value-type="float">
            <text:p>7</text:p>
          </table:table-cell>
          <table:table-cell table:style-name="ce1" table:formula="of:=[.AR12]" office:value-type="float" office:value="6" calcext:value-type="float">
            <text:p>6</text:p>
          </table:table-cell>
          <table:table-cell table:style-name="ce1" table:formula="of:=[.AS12]" office:value-type="float" office:value="5" calcext:value-type="float">
            <text:p>5</text:p>
          </table:table-cell>
          <table:table-cell table:style-name="ce1" table:formula="of:=[.AT12]" office:value-type="float" office:value="4" calcext:value-type="float">
            <text:p>4</text:p>
          </table:table-cell>
          <table:table-cell table:style-name="ce1" table:formula="of:=[.AU12]" office:value-type="float" office:value="3" calcext:value-type="float">
            <text:p>3</text:p>
          </table:table-cell>
          <table:table-cell table:style-name="ce1" table:formula="of:=[.AV12]" office:value-type="float" office:value="2" calcext:value-type="float">
            <text:p>2</text:p>
          </table:table-cell>
          <table:table-cell table:number-columns-repeated="97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2</text:p>
          </table:table-cell>
          <table:table-cell table:style-name="ce1" table:formula="of:=[.S14]*[.T12]" office:value-type="float" office:value="930" calcext:value-type="float">
            <text:p>930</text:p>
          </table:table-cell>
          <table:table-cell table:style-name="ce1" table:formula="of:=[.T14]*[.U12]" office:value-type="float" office:value="870" calcext:value-type="float">
            <text:p>870</text:p>
          </table:table-cell>
          <table:table-cell table:style-name="ce1" table:formula="of:=[.U14]*[.V12]" office:value-type="float" office:value="812" calcext:value-type="float">
            <text:p>812</text:p>
          </table:table-cell>
          <table:table-cell table:style-name="ce1" table:formula="of:=[.V14]*[.W12]" office:value-type="float" office:value="756" calcext:value-type="float">
            <text:p>756</text:p>
          </table:table-cell>
          <table:table-cell table:style-name="ce1" table:formula="of:=[.W14]*[.X12]" office:value-type="float" office:value="702" calcext:value-type="float">
            <text:p>702</text:p>
          </table:table-cell>
          <table:table-cell table:style-name="ce1" table:formula="of:=[.X14]*[.Y12]" office:value-type="float" office:value="650" calcext:value-type="float">
            <text:p>650</text:p>
          </table:table-cell>
          <table:table-cell table:style-name="ce1" table:formula="of:=[.Y14]*[.Z12]" office:value-type="float" office:value="600" calcext:value-type="float">
            <text:p>600</text:p>
          </table:table-cell>
          <table:table-cell table:style-name="ce1" table:formula="of:=[.Z14]*[.AA12]" office:value-type="float" office:value="552" calcext:value-type="float">
            <text:p>552</text:p>
          </table:table-cell>
          <table:table-cell table:style-name="ce1" table:formula="of:=[.AA14]*[.AB12]" office:value-type="float" office:value="506" calcext:value-type="float">
            <text:p>506</text:p>
          </table:table-cell>
          <table:table-cell table:style-name="ce1" table:formula="of:=[.AB14]*[.AC12]" office:value-type="float" office:value="462" calcext:value-type="float">
            <text:p>462</text:p>
          </table:table-cell>
          <table:table-cell table:style-name="ce1" table:formula="of:=[.AC14]*[.AD12]" office:value-type="float" office:value="420" calcext:value-type="float">
            <text:p>420</text:p>
          </table:table-cell>
          <table:table-cell table:style-name="ce1" table:formula="of:=[.AD14]*[.AE12]" office:value-type="float" office:value="380" calcext:value-type="float">
            <text:p>380</text:p>
          </table:table-cell>
          <table:table-cell table:style-name="ce1" table:formula="of:=[.AE14]*[.AF12]" office:value-type="float" office:value="342" calcext:value-type="float">
            <text:p>342</text:p>
          </table:table-cell>
          <table:table-cell table:style-name="ce1" table:formula="of:=[.AF14]*[.AG12]" office:value-type="float" office:value="306" calcext:value-type="float">
            <text:p>306</text:p>
          </table:table-cell>
          <table:table-cell table:style-name="ce1" table:formula="of:=[.AG14]*[.AH12]" office:value-type="float" office:value="272" calcext:value-type="float">
            <text:p>272</text:p>
          </table:table-cell>
          <table:table-cell table:style-name="ce1" table:formula="of:=[.AH14]*[.AI12]" office:value-type="float" office:value="240" calcext:value-type="float">
            <text:p>240</text:p>
          </table:table-cell>
          <table:table-cell table:style-name="ce1" table:formula="of:=[.AI14]*[.AJ12]" office:value-type="float" office:value="210" calcext:value-type="float">
            <text:p>210</text:p>
          </table:table-cell>
          <table:table-cell table:style-name="ce1" table:formula="of:=[.AJ14]*[.AK12]" office:value-type="float" office:value="182" calcext:value-type="float">
            <text:p>182</text:p>
          </table:table-cell>
          <table:table-cell table:style-name="ce1" table:formula="of:=[.AK14]*[.AL12]" office:value-type="float" office:value="156" calcext:value-type="float">
            <text:p>156</text:p>
          </table:table-cell>
          <table:table-cell table:style-name="ce1" table:formula="of:=[.AL14]*[.AM12]" office:value-type="float" office:value="132" calcext:value-type="float">
            <text:p>132</text:p>
          </table:table-cell>
          <table:table-cell table:style-name="ce1" table:formula="of:=[.AM14]*[.AN12]" office:value-type="float" office:value="110" calcext:value-type="float">
            <text:p>110</text:p>
          </table:table-cell>
          <table:table-cell table:style-name="ce1" table:formula="of:=[.AN14]*[.AO12]" office:value-type="float" office:value="90" calcext:value-type="float">
            <text:p>90</text:p>
          </table:table-cell>
          <table:table-cell table:style-name="ce1" table:formula="of:=[.AO14]*[.AP12]" office:value-type="float" office:value="72" calcext:value-type="float">
            <text:p>72</text:p>
          </table:table-cell>
          <table:table-cell table:style-name="ce1" table:formula="of:=[.AP14]*[.AQ12]" office:value-type="float" office:value="56" calcext:value-type="float">
            <text:p>56</text:p>
          </table:table-cell>
          <table:table-cell table:style-name="ce1" table:formula="of:=[.AQ14]*[.AR12]" office:value-type="float" office:value="42" calcext:value-type="float">
            <text:p>42</text:p>
          </table:table-cell>
          <table:table-cell table:style-name="ce1" table:formula="of:=[.AR14]*[.AS12]" office:value-type="float" office:value="30" calcext:value-type="float">
            <text:p>30</text:p>
          </table:table-cell>
          <table:table-cell table:style-name="ce1" table:formula="of:=[.AS14]*[.AT12]" office:value-type="float" office:value="20" calcext:value-type="float">
            <text:p>20</text:p>
          </table:table-cell>
          <table:table-cell table:style-name="ce1" table:formula="of:=[.AT14]*[.AU12]" office:value-type="float" office:value="12" calcext:value-type="float">
            <text:p>12</text:p>
          </table:table-cell>
          <table:table-cell table:style-name="ce1" table:formula="of:=[.AU14]*[.AV12]" office:value-type="float" office:value="6" calcext:value-type="float">
            <text:p>6</text:p>
          </table:table-cell>
          <table:table-cell table:style-name="ce1" table:formula="of:=[.AV14]*[.AW1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3</text:p>
          </table:table-cell>
          <table:table-cell table:style-name="ce1" table:formula="of:=[.S15]*[.U12]" office:value-type="float" office:value="26970" calcext:value-type="float">
            <text:p>26970</text:p>
          </table:table-cell>
          <table:table-cell table:style-name="ce1" table:formula="of:=[.T15]*[.V12]" office:value-type="float" office:value="24360" calcext:value-type="float">
            <text:p>24360</text:p>
          </table:table-cell>
          <table:table-cell table:style-name="ce1" table:formula="of:=[.U15]*[.W12]" office:value-type="float" office:value="21924" calcext:value-type="float">
            <text:p>21924</text:p>
          </table:table-cell>
          <table:table-cell table:style-name="ce1" table:formula="of:=[.V15]*[.X12]" office:value-type="float" office:value="19656" calcext:value-type="float">
            <text:p>19656</text:p>
          </table:table-cell>
          <table:table-cell table:style-name="ce1" table:formula="of:=[.W15]*[.Y12]" office:value-type="float" office:value="17550" calcext:value-type="float">
            <text:p>17550</text:p>
          </table:table-cell>
          <table:table-cell table:style-name="ce1" table:formula="of:=[.X15]*[.Z12]" office:value-type="float" office:value="15600" calcext:value-type="float">
            <text:p>15600</text:p>
          </table:table-cell>
          <table:table-cell table:style-name="ce1" table:formula="of:=[.Y15]*[.AA12]" office:value-type="float" office:value="13800" calcext:value-type="float">
            <text:p>13800</text:p>
          </table:table-cell>
          <table:table-cell table:style-name="ce1" table:formula="of:=[.Z15]*[.AB12]" office:value-type="float" office:value="12144" calcext:value-type="float">
            <text:p>12144</text:p>
          </table:table-cell>
          <table:table-cell table:style-name="ce1" table:formula="of:=[.AA15]*[.AC12]" office:value-type="float" office:value="10626" calcext:value-type="float">
            <text:p>10626</text:p>
          </table:table-cell>
          <table:table-cell table:style-name="ce1" table:formula="of:=[.AB15]*[.AD12]" office:value-type="float" office:value="9240" calcext:value-type="float">
            <text:p>9240</text:p>
          </table:table-cell>
          <table:table-cell table:style-name="ce1" table:formula="of:=[.AC15]*[.AE12]" office:value-type="float" office:value="7980" calcext:value-type="float">
            <text:p>7980</text:p>
          </table:table-cell>
          <table:table-cell table:style-name="ce1" table:formula="of:=[.AD15]*[.AF12]" office:value-type="float" office:value="6840" calcext:value-type="float">
            <text:p>6840</text:p>
          </table:table-cell>
          <table:table-cell table:style-name="ce1" table:formula="of:=[.AE15]*[.AG12]" office:value-type="float" office:value="5814" calcext:value-type="float">
            <text:p>5814</text:p>
          </table:table-cell>
          <table:table-cell table:style-name="ce1" table:formula="of:=[.AF15]*[.AH12]" office:value-type="float" office:value="4896" calcext:value-type="float">
            <text:p>4896</text:p>
          </table:table-cell>
          <table:table-cell table:style-name="ce1" table:formula="of:=[.AG15]*[.AI12]" office:value-type="float" office:value="4080" calcext:value-type="float">
            <text:p>4080</text:p>
          </table:table-cell>
          <table:table-cell table:style-name="ce1" table:formula="of:=[.AH15]*[.AJ12]" office:value-type="float" office:value="3360" calcext:value-type="float">
            <text:p>3360</text:p>
          </table:table-cell>
          <table:table-cell table:style-name="ce1" table:formula="of:=[.AI15]*[.AK12]" office:value-type="float" office:value="2730" calcext:value-type="float">
            <text:p>2730</text:p>
          </table:table-cell>
          <table:table-cell table:style-name="ce1" table:formula="of:=[.AJ15]*[.AL12]" office:value-type="float" office:value="2184" calcext:value-type="float">
            <text:p>2184</text:p>
          </table:table-cell>
          <table:table-cell table:style-name="ce1" table:formula="of:=[.AK15]*[.AM12]" office:value-type="float" office:value="1716" calcext:value-type="float">
            <text:p>1716</text:p>
          </table:table-cell>
          <table:table-cell table:style-name="ce1" table:formula="of:=[.AL15]*[.AN12]" office:value-type="float" office:value="1320" calcext:value-type="float">
            <text:p>1320</text:p>
          </table:table-cell>
          <table:table-cell table:style-name="ce1" table:formula="of:=[.AM15]*[.AO12]" office:value-type="float" office:value="990" calcext:value-type="float">
            <text:p>990</text:p>
          </table:table-cell>
          <table:table-cell table:style-name="ce1" table:formula="of:=[.AN15]*[.AP12]" office:value-type="float" office:value="720" calcext:value-type="float">
            <text:p>720</text:p>
          </table:table-cell>
          <table:table-cell table:style-name="ce1" table:formula="of:=[.AO15]*[.AQ12]" office:value-type="float" office:value="504" calcext:value-type="float">
            <text:p>504</text:p>
          </table:table-cell>
          <table:table-cell table:style-name="ce1" table:formula="of:=[.AP15]*[.AR12]" office:value-type="float" office:value="336" calcext:value-type="float">
            <text:p>336</text:p>
          </table:table-cell>
          <table:table-cell table:style-name="ce1" table:formula="of:=[.AQ15]*[.AS12]" office:value-type="float" office:value="210" calcext:value-type="float">
            <text:p>210</text:p>
          </table:table-cell>
          <table:table-cell table:style-name="ce1" table:formula="of:=[.AR15]*[.AT12]" office:value-type="float" office:value="120" calcext:value-type="float">
            <text:p>120</text:p>
          </table:table-cell>
          <table:table-cell table:style-name="ce1" table:formula="of:=[.AS15]*[.AU12]" office:value-type="float" office:value="60" calcext:value-type="float">
            <text:p>60</text:p>
          </table:table-cell>
          <table:table-cell table:style-name="ce1" table:formula="of:=[.AT15]*[.AV12]" office:value-type="float" office:value="24" calcext:value-type="float">
            <text:p>24</text:p>
          </table:table-cell>
          <table:table-cell table:style-name="ce1" table:formula="of:=[.AU15]*[.AW12]" office:value-type="float" office:value="0" calcext:value-type="float">
            <text:p>0</text:p>
          </table:table-cell>
          <table:table-cell table:style-name="ce1" table:formula="of:=[.AV15]*[.AX1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4</text:p>
          </table:table-cell>
          <table:table-cell table:style-name="ce1" table:formula="of:=[.S16]*[.V14]" office:value-type="float" office:value="755160" calcext:value-type="float">
            <text:p>755160</text:p>
          </table:table-cell>
          <table:table-cell table:style-name="ce1" table:formula="of:=[.T16]*[.W14]" office:value-type="float" office:value="657720" calcext:value-type="float">
            <text:p>657720</text:p>
          </table:table-cell>
          <table:table-cell table:style-name="ce1" table:formula="of:=[.U16]*[.X14]" office:value-type="float" office:value="570024" calcext:value-type="float">
            <text:p>570024</text:p>
          </table:table-cell>
          <table:table-cell table:style-name="ce1" table:formula="of:=[.V16]*[.Y14]" office:value-type="float" office:value="491400" calcext:value-type="float">
            <text:p>491400</text:p>
          </table:table-cell>
          <table:table-cell table:style-name="ce1" table:formula="of:=[.W16]*[.Z14]" office:value-type="float" office:value="421200" calcext:value-type="float">
            <text:p>421200</text:p>
          </table:table-cell>
          <table:table-cell table:style-name="ce1" table:formula="of:=[.X16]*[.AA14]" office:value-type="float" office:value="358800" calcext:value-type="float">
            <text:p>358800</text:p>
          </table:table-cell>
          <table:table-cell table:style-name="ce1" table:formula="of:=[.Y16]*[.AB14]" office:value-type="float" office:value="303600" calcext:value-type="float">
            <text:p>303600</text:p>
          </table:table-cell>
          <table:table-cell table:style-name="ce1" table:formula="of:=[.Z16]*[.AC14]" office:value-type="float" office:value="255024" calcext:value-type="float">
            <text:p>255024</text:p>
          </table:table-cell>
          <table:table-cell table:style-name="ce1" table:formula="of:=[.AA16]*[.AD14]" office:value-type="float" office:value="212520" calcext:value-type="float">
            <text:p>212520</text:p>
          </table:table-cell>
          <table:table-cell table:style-name="ce1" table:formula="of:=[.AB16]*[.AE14]" office:value-type="float" office:value="175560" calcext:value-type="float">
            <text:p>175560</text:p>
          </table:table-cell>
          <table:table-cell table:style-name="ce1" table:formula="of:=[.AC16]*[.AF14]" office:value-type="float" office:value="143640" calcext:value-type="float">
            <text:p>143640</text:p>
          </table:table-cell>
          <table:table-cell table:style-name="ce1" table:formula="of:=[.AD16]*[.AG14]" office:value-type="float" office:value="116280" calcext:value-type="float">
            <text:p>116280</text:p>
          </table:table-cell>
          <table:table-cell table:style-name="ce1" table:formula="of:=[.AE16]*[.AH14]" office:value-type="float" office:value="93024" calcext:value-type="float">
            <text:p>93024</text:p>
          </table:table-cell>
          <table:table-cell table:style-name="ce1" table:formula="of:=[.AF16]*[.AI14]" office:value-type="float" office:value="73440" calcext:value-type="float">
            <text:p>73440</text:p>
          </table:table-cell>
          <table:table-cell table:style-name="ce1" table:formula="of:=[.AG16]*[.AJ14]" office:value-type="float" office:value="57120" calcext:value-type="float">
            <text:p>57120</text:p>
          </table:table-cell>
          <table:table-cell table:style-name="ce1" table:formula="of:=[.AH16]*[.AK14]" office:value-type="float" office:value="43680" calcext:value-type="float">
            <text:p>43680</text:p>
          </table:table-cell>
          <table:table-cell table:style-name="ce1" table:formula="of:=[.AI16]*[.AL14]" office:value-type="float" office:value="32760" calcext:value-type="float">
            <text:p>32760</text:p>
          </table:table-cell>
          <table:table-cell table:style-name="ce1" table:formula="of:=[.AJ16]*[.AM14]" office:value-type="float" office:value="24024" calcext:value-type="float">
            <text:p>24024</text:p>
          </table:table-cell>
          <table:table-cell table:style-name="ce1" table:formula="of:=[.AK16]*[.AN14]" office:value-type="float" office:value="17160" calcext:value-type="float">
            <text:p>17160</text:p>
          </table:table-cell>
          <table:table-cell table:style-name="ce1" table:formula="of:=[.AL16]*[.AO14]" office:value-type="float" office:value="11880" calcext:value-type="float">
            <text:p>11880</text:p>
          </table:table-cell>
          <table:table-cell table:style-name="ce1" table:formula="of:=[.AM16]*[.AP14]" office:value-type="float" office:value="7920" calcext:value-type="float">
            <text:p>7920</text:p>
          </table:table-cell>
          <table:table-cell table:style-name="ce1" table:formula="of:=[.AN16]*[.AQ14]" office:value-type="float" office:value="5040" calcext:value-type="float">
            <text:p>5040</text:p>
          </table:table-cell>
          <table:table-cell table:style-name="ce1" table:formula="of:=[.AO16]*[.AR14]" office:value-type="float" office:value="3024" calcext:value-type="float">
            <text:p>3024</text:p>
          </table:table-cell>
          <table:table-cell table:style-name="ce1" table:formula="of:=[.AP16]*[.AS14]" office:value-type="float" office:value="1680" calcext:value-type="float">
            <text:p>1680</text:p>
          </table:table-cell>
          <table:table-cell table:style-name="ce1" table:formula="of:=[.AQ16]*[.AT14]" office:value-type="float" office:value="840" calcext:value-type="float">
            <text:p>840</text:p>
          </table:table-cell>
          <table:table-cell table:style-name="ce1" table:formula="of:=[.AR16]*[.AU14]" office:value-type="float" office:value="360" calcext:value-type="float">
            <text:p>360</text:p>
          </table:table-cell>
          <table:table-cell table:style-name="ce1" table:formula="of:=[.AS16]*[.AV14]" office:value-type="float" office:value="120" calcext:value-type="float">
            <text:p>120</text:p>
          </table:table-cell>
          <table:table-cell table:style-name="ce1" table:formula="of:=[.AT16]*[.AW14]" office:value-type="float" office:value="0" calcext:value-type="float">
            <text:p>0</text:p>
          </table:table-cell>
          <table:table-cell table:style-name="ce1" table:formula="of:=[.AU16]*[.AX14]" office:value-type="float" office:value="0" calcext:value-type="float">
            <text:p>0</text:p>
          </table:table-cell>
          <table:table-cell table:style-name="ce1" table:formula="of:=[.AV16]*[.AY1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5</text:p>
          </table:table-cell>
          <table:table-cell table:style-name="ce1" table:formula="of:=[.S17]*[.W12]" office:value-type="float" office:value="20389320" calcext:value-type="float">
            <text:p>20389320</text:p>
          </table:table-cell>
          <table:table-cell table:style-name="ce1" table:formula="of:=[.T17]*[.X12]" office:value-type="float" office:value="17100720" calcext:value-type="float">
            <text:p>17100720</text:p>
          </table:table-cell>
          <table:table-cell table:style-name="ce1" table:formula="of:=[.U17]*[.Y12]" office:value-type="float" office:value="14250600" calcext:value-type="float">
            <text:p>14250600</text:p>
          </table:table-cell>
          <table:table-cell table:style-name="ce1" table:formula="of:=[.V17]*[.Z12]" office:value-type="float" office:value="11793600" calcext:value-type="float">
            <text:p>11793600</text:p>
          </table:table-cell>
          <table:table-cell table:style-name="ce1" table:formula="of:=[.W17]*[.AA12]" office:value-type="float" office:value="9687600" calcext:value-type="float">
            <text:p>9687600</text:p>
          </table:table-cell>
          <table:table-cell table:style-name="ce1" table:formula="of:=[.X17]*[.AB12]" office:value-type="float" office:value="7893600" calcext:value-type="float">
            <text:p>7893600</text:p>
          </table:table-cell>
          <table:table-cell table:style-name="ce1" table:formula="of:=[.Y17]*[.AC12]" office:value-type="float" office:value="6375600" calcext:value-type="float">
            <text:p>6375600</text:p>
          </table:table-cell>
          <table:table-cell table:style-name="ce1" table:formula="of:=[.Z17]*[.AD12]" office:value-type="float" office:value="5100480" calcext:value-type="float">
            <text:p>5100480</text:p>
          </table:table-cell>
          <table:table-cell table:style-name="ce1" table:formula="of:=[.AA17]*[.AE12]" office:value-type="float" office:value="4037880" calcext:value-type="float">
            <text:p>4037880</text:p>
          </table:table-cell>
          <table:table-cell table:style-name="ce1" table:formula="of:=[.AB17]*[.AF12]" office:value-type="float" office:value="3160080" calcext:value-type="float">
            <text:p>3160080</text:p>
          </table:table-cell>
          <table:table-cell table:style-name="ce1" table:formula="of:=[.AC17]*[.AG12]" office:value-type="float" office:value="2441880" calcext:value-type="float">
            <text:p>2441880</text:p>
          </table:table-cell>
          <table:table-cell table:style-name="ce1" table:formula="of:=[.AD17]*[.AH12]" office:value-type="float" office:value="1860480" calcext:value-type="float">
            <text:p>1860480</text:p>
          </table:table-cell>
          <table:table-cell table:style-name="ce1" table:formula="of:=[.AE17]*[.AI12]" office:value-type="float" office:value="1395360" calcext:value-type="float">
            <text:p>1395360</text:p>
          </table:table-cell>
          <table:table-cell table:style-name="ce1" table:formula="of:=[.AF17]*[.AJ12]" office:value-type="float" office:value="1028160" calcext:value-type="float">
            <text:p>1028160</text:p>
          </table:table-cell>
          <table:table-cell table:style-name="ce1" table:formula="of:=[.AG17]*[.AK12]" office:value-type="float" office:value="742560" calcext:value-type="float">
            <text:p>742560</text:p>
          </table:table-cell>
          <table:table-cell table:style-name="ce1" table:formula="of:=[.AH17]*[.AL12]" office:value-type="float" office:value="524160" calcext:value-type="float">
            <text:p>524160</text:p>
          </table:table-cell>
          <table:table-cell table:style-name="ce1" table:formula="of:=[.AI17]*[.AM12]" office:value-type="float" office:value="360360" calcext:value-type="float">
            <text:p>360360</text:p>
          </table:table-cell>
          <table:table-cell table:style-name="ce1" table:formula="of:=[.AJ17]*[.AN12]" office:value-type="float" office:value="240240" calcext:value-type="float">
            <text:p>240240</text:p>
          </table:table-cell>
          <table:table-cell table:style-name="ce1" table:formula="of:=[.AK17]*[.AO12]" office:value-type="float" office:value="154440" calcext:value-type="float">
            <text:p>154440</text:p>
          </table:table-cell>
          <table:table-cell table:style-name="ce1" table:formula="of:=[.AL17]*[.AP12]" office:value-type="float" office:value="95040" calcext:value-type="float">
            <text:p>95040</text:p>
          </table:table-cell>
          <table:table-cell table:style-name="ce1" table:formula="of:=[.AM17]*[.AQ12]" office:value-type="float" office:value="55440" calcext:value-type="float">
            <text:p>55440</text:p>
          </table:table-cell>
          <table:table-cell table:style-name="ce1" table:formula="of:=[.AN17]*[.AR12]" office:value-type="float" office:value="30240" calcext:value-type="float">
            <text:p>30240</text:p>
          </table:table-cell>
          <table:table-cell table:style-name="ce1" table:formula="of:=[.AO17]*[.AS12]" office:value-type="float" office:value="15120" calcext:value-type="float">
            <text:p>15120</text:p>
          </table:table-cell>
          <table:table-cell table:style-name="ce1" table:formula="of:=[.AP17]*[.AT12]" office:value-type="float" office:value="6720" calcext:value-type="float">
            <text:p>6720</text:p>
          </table:table-cell>
          <table:table-cell table:style-name="ce1" table:formula="of:=[.AQ17]*[.AU12]" office:value-type="float" office:value="2520" calcext:value-type="float">
            <text:p>2520</text:p>
          </table:table-cell>
          <table:table-cell table:style-name="ce1" table:formula="of:=[.AR17]*[.AV12]" office:value-type="float" office:value="720" calcext:value-type="float">
            <text:p>720</text:p>
          </table:table-cell>
          <table:table-cell table:style-name="ce1" table:formula="of:=[.AS17]*[.AW12]" office:value-type="float" office:value="0" calcext:value-type="float">
            <text:p>0</text:p>
          </table:table-cell>
          <table:table-cell table:style-name="ce1" table:formula="of:=[.AT17]*[.AX12]" office:value-type="float" office:value="0" calcext:value-type="float">
            <text:p>0</text:p>
          </table:table-cell>
          <table:table-cell table:style-name="ce1" table:formula="of:=[.AU17]*[.AY12]" office:value-type="float" office:value="0" calcext:value-type="float">
            <text:p>0</text:p>
          </table:table-cell>
          <table:table-cell table:style-name="ce1" table:formula="of:=[.AV17]*[.AZ1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6</text:p>
          </table:table-cell>
          <table:table-cell table:style-name="ce1" table:formula="of:=[.S18]*[.X12]" office:value-type="float" office:value="530122320" calcext:value-type="float">
            <text:p>530122320</text:p>
          </table:table-cell>
          <table:table-cell table:style-name="ce1" table:formula="of:=[.T18]*[.Y12]" office:value-type="float" office:value="427518000" calcext:value-type="float">
            <text:p>427518000</text:p>
          </table:table-cell>
          <table:table-cell table:style-name="ce1" table:formula="of:=[.U18]*[.Z12]" office:value-type="float" office:value="342014400" calcext:value-type="float">
            <text:p>342014400</text:p>
          </table:table-cell>
          <table:table-cell table:style-name="ce1" table:formula="of:=[.V18]*[.AA12]" office:value-type="float" office:value="271252800" calcext:value-type="float">
            <text:p>271252800</text:p>
          </table:table-cell>
          <table:table-cell table:style-name="ce1" table:formula="of:=[.W18]*[.AB12]" office:value-type="float" office:value="213127200" calcext:value-type="float">
            <text:p>213127200</text:p>
          </table:table-cell>
          <table:table-cell table:style-name="ce1" table:formula="of:=[.X18]*[.AC12]" office:value-type="float" office:value="165765600" calcext:value-type="float">
            <text:p>165765600</text:p>
          </table:table-cell>
          <table:table-cell table:style-name="ce1" table:formula="of:=[.Y18]*[.AD12]" office:value-type="float" office:value="127512000" calcext:value-type="float">
            <text:p>127512000</text:p>
          </table:table-cell>
          <table:table-cell table:style-name="ce1" table:formula="of:=[.Z18]*[.AE12]" office:value-type="float" office:value="96909120" calcext:value-type="float">
            <text:p>96909120</text:p>
          </table:table-cell>
          <table:table-cell table:style-name="ce1" table:formula="of:=[.AA18]*[.AF12]" office:value-type="float" office:value="72681840" calcext:value-type="float">
            <text:p>72681840</text:p>
          </table:table-cell>
          <table:table-cell table:style-name="ce1" table:formula="of:=[.AB18]*[.AG12]" office:value-type="float" office:value="53721360" calcext:value-type="float">
            <text:p>53721360</text:p>
          </table:table-cell>
          <table:table-cell table:style-name="ce1" table:formula="of:=[.AC18]*[.AH12]" office:value-type="float" office:value="39070080" calcext:value-type="float">
            <text:p>39070080</text:p>
          </table:table-cell>
          <table:table-cell table:style-name="ce1" table:formula="of:=[.AD18]*[.AI12]" office:value-type="float" office:value="27907200" calcext:value-type="float">
            <text:p>27907200</text:p>
          </table:table-cell>
          <table:table-cell table:style-name="ce1" table:formula="of:=[.AE18]*[.AJ12]" office:value-type="float" office:value="19535040" calcext:value-type="float">
            <text:p>19535040</text:p>
          </table:table-cell>
          <table:table-cell table:style-name="ce1" table:formula="of:=[.AF18]*[.AK12]" office:value-type="float" office:value="13366080" calcext:value-type="float">
            <text:p>13366080</text:p>
          </table:table-cell>
          <table:table-cell table:style-name="ce1" table:formula="of:=[.AG18]*[.AL12]" office:value-type="float" office:value="8910720" calcext:value-type="float">
            <text:p>8910720</text:p>
          </table:table-cell>
          <table:table-cell table:style-name="ce1" table:formula="of:=[.AH18]*[.AM12]" office:value-type="float" office:value="5765760" calcext:value-type="float">
            <text:p>5765760</text:p>
          </table:table-cell>
          <table:table-cell table:style-name="ce1" table:formula="of:=[.AI18]*[.AN12]" office:value-type="float" office:value="3603600" calcext:value-type="float">
            <text:p>3603600</text:p>
          </table:table-cell>
          <table:table-cell table:style-name="ce1" table:formula="of:=[.AJ18]*[.AO12]" office:value-type="float" office:value="2162160" calcext:value-type="float">
            <text:p>2162160</text:p>
          </table:table-cell>
          <table:table-cell table:style-name="ce1" table:formula="of:=[.AK18]*[.AP12]" office:value-type="float" office:value="1235520" calcext:value-type="float">
            <text:p>1235520</text:p>
          </table:table-cell>
          <table:table-cell table:style-name="ce1" table:formula="of:=[.AL18]*[.AQ12]" office:value-type="float" office:value="665280" calcext:value-type="float">
            <text:p>665280</text:p>
          </table:table-cell>
          <table:table-cell table:style-name="ce1" table:formula="of:=[.AM18]*[.AR12]" office:value-type="float" office:value="332640" calcext:value-type="float">
            <text:p>332640</text:p>
          </table:table-cell>
          <table:table-cell table:style-name="ce1" table:formula="of:=[.AN18]*[.AS12]" office:value-type="float" office:value="151200" calcext:value-type="float">
            <text:p>151200</text:p>
          </table:table-cell>
          <table:table-cell table:style-name="ce1" table:formula="of:=[.AO18]*[.AT12]" office:value-type="float" office:value="60480" calcext:value-type="float">
            <text:p>60480</text:p>
          </table:table-cell>
          <table:table-cell table:style-name="ce1" table:formula="of:=[.AP18]*[.AU12]" office:value-type="float" office:value="20160" calcext:value-type="float">
            <text:p>20160</text:p>
          </table:table-cell>
          <table:table-cell table:style-name="ce1" table:formula="of:=[.AQ18]*[.AV12]" office:value-type="float" office:value="5040" calcext:value-type="float">
            <text:p>5040</text:p>
          </table:table-cell>
          <table:table-cell table:style-name="ce1" table:formula="of:=[.AR18]*[.AW12]" office:value-type="float" office:value="0" calcext:value-type="float">
            <text:p>0</text:p>
          </table:table-cell>
          <table:table-cell table:style-name="ce1" table:formula="of:=[.AS18]*[.AX12]" office:value-type="float" office:value="0" calcext:value-type="float">
            <text:p>0</text:p>
          </table:table-cell>
          <table:table-cell table:style-name="ce1" table:formula="of:=[.AT18]*[.AY12]" office:value-type="float" office:value="0" calcext:value-type="float">
            <text:p>0</text:p>
          </table:table-cell>
          <table:table-cell table:style-name="ce1" table:formula="of:=[.AU18]*[.AZ12]" office:value-type="float" office:value="0" calcext:value-type="float">
            <text:p>0</text:p>
          </table:table-cell>
          <table:table-cell table:style-name="ce1" table:formula="of:=[.AV18]*[.BA1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office:value-type="float" office:value="223" calcext:value-type="float">
            <text:p>223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7</text:p>
          </table:table-cell>
          <table:table-cell table:style-name="ce1" table:formula="of:=[.S19]*[.Y12]" office:value-type="float" office:value="13253058000" calcext:value-type="float">
            <text:p>13253058000</text:p>
          </table:table-cell>
          <table:table-cell table:style-name="ce1" table:formula="of:=[.T19]*[.Z12]" office:value-type="float" office:value="10260432000" calcext:value-type="float">
            <text:p>10260432000</text:p>
          </table:table-cell>
          <table:table-cell table:style-name="ce1" table:formula="of:=[.U19]*[.AA12]" office:value-type="float" office:value="7866331200" calcext:value-type="float">
            <text:p>7866331200</text:p>
          </table:table-cell>
          <table:table-cell table:style-name="ce1" table:formula="of:=[.V19]*[.AB12]" office:value-type="float" office:value="5967561600" calcext:value-type="float">
            <text:p>5967561600</text:p>
          </table:table-cell>
          <table:table-cell table:style-name="ce1" table:formula="of:=[.W19]*[.AC12]" office:value-type="float" office:value="4475671200" calcext:value-type="float">
            <text:p>4475671200</text:p>
          </table:table-cell>
          <table:table-cell table:style-name="ce1" table:formula="of:=[.X19]*[.AD12]" office:value-type="float" office:value="3315312000" calcext:value-type="float">
            <text:p>3315312000</text:p>
          </table:table-cell>
          <table:table-cell table:style-name="ce1" table:formula="of:=[.Y19]*[.AE12]" office:value-type="float" office:value="2422728000" calcext:value-type="float">
            <text:p>2422728000</text:p>
          </table:table-cell>
          <table:table-cell table:style-name="ce1" table:formula="of:=[.Z19]*[.AF12]" office:value-type="float" office:value="1744364160" calcext:value-type="float">
            <text:p>1744364160</text:p>
          </table:table-cell>
          <table:table-cell table:style-name="ce1" table:formula="of:=[.AA19]*[.AG12]" office:value-type="float" office:value="1235591280" calcext:value-type="float">
            <text:p>1235591280</text:p>
          </table:table-cell>
          <table:table-cell table:style-name="ce1" table:formula="of:=[.AB19]*[.AH12]" office:value-type="float" office:value="859541760" calcext:value-type="float">
            <text:p>859541760</text:p>
          </table:table-cell>
          <table:table-cell table:style-name="ce1" table:formula="of:=[.AC19]*[.AI12]" office:value-type="float" office:value="586051200" calcext:value-type="float">
            <text:p>586051200</text:p>
          </table:table-cell>
          <table:table-cell table:style-name="ce1" table:formula="of:=[.AD19]*[.AJ12]" office:value-type="float" office:value="390700800" calcext:value-type="float">
            <text:p>390700800</text:p>
          </table:table-cell>
          <table:table-cell table:style-name="ce1" table:formula="of:=[.AE19]*[.AK12]" office:value-type="float" office:value="253955520" calcext:value-type="float">
            <text:p>253955520</text:p>
          </table:table-cell>
          <table:table-cell table:style-name="ce1" table:formula="of:=[.AF19]*[.AL12]" office:value-type="float" office:value="160392960" calcext:value-type="float">
            <text:p>160392960</text:p>
          </table:table-cell>
          <table:table-cell table:style-name="ce1" table:formula="of:=[.AG19]*[.AM12]" office:value-type="float" office:value="98017920" calcext:value-type="float">
            <text:p>98017920</text:p>
          </table:table-cell>
          <table:table-cell table:style-name="ce1" table:formula="of:=[.AH19]*[.AN12]" office:value-type="float" office:value="57657600" calcext:value-type="float">
            <text:p>57657600</text:p>
          </table:table-cell>
          <table:table-cell table:style-name="ce1" table:formula="of:=[.AI19]*[.AO12]" office:value-type="float" office:value="32432400" calcext:value-type="float">
            <text:p>32432400</text:p>
          </table:table-cell>
          <table:table-cell table:style-name="ce1" table:formula="of:=[.AJ19]*[.AP12]" office:value-type="float" office:value="17297280" calcext:value-type="float">
            <text:p>17297280</text:p>
          </table:table-cell>
          <table:table-cell table:style-name="ce1" table:formula="of:=[.AK19]*[.AQ12]" office:value-type="float" office:value="8648640" calcext:value-type="float">
            <text:p>8648640</text:p>
          </table:table-cell>
          <table:table-cell table:style-name="ce1" table:formula="of:=[.AL19]*[.AR12]" office:value-type="float" office:value="3991680" calcext:value-type="float">
            <text:p>3991680</text:p>
          </table:table-cell>
          <table:table-cell table:style-name="ce1" table:formula="of:=[.AM19]*[.AS12]" office:value-type="float" office:value="1663200" calcext:value-type="float">
            <text:p>1663200</text:p>
          </table:table-cell>
          <table:table-cell table:style-name="ce1" table:formula="of:=[.AN19]*[.AT12]" office:value-type="float" office:value="604800" calcext:value-type="float">
            <text:p>604800</text:p>
          </table:table-cell>
          <table:table-cell table:style-name="ce1" table:formula="of:=[.AO19]*[.AU12]" office:value-type="float" office:value="181440" calcext:value-type="float">
            <text:p>181440</text:p>
          </table:table-cell>
          <table:table-cell table:style-name="ce1" table:formula="of:=[.AP19]*[.AV12]" office:value-type="float" office:value="40320" calcext:value-type="float">
            <text:p>40320</text:p>
          </table:table-cell>
          <table:table-cell table:style-name="ce1" table:formula="of:=[.AQ19]*[.AW12]" office:value-type="float" office:value="0" calcext:value-type="float">
            <text:p>0</text:p>
          </table:table-cell>
          <table:table-cell table:style-name="ce1" table:formula="of:=[.AR19]*[.AX12]" office:value-type="float" office:value="0" calcext:value-type="float">
            <text:p>0</text:p>
          </table:table-cell>
          <table:table-cell table:style-name="ce1" table:formula="of:=[.AS19]*[.AY12]" office:value-type="float" office:value="0" calcext:value-type="float">
            <text:p>0</text:p>
          </table:table-cell>
          <table:table-cell table:style-name="ce1" table:formula="of:=[.AT19]*[.AZ12]" office:value-type="float" office:value="0" calcext:value-type="float">
            <text:p>0</text:p>
          </table:table-cell>
          <table:table-cell table:style-name="ce1" table:formula="of:=[.AU19]*[.BA12]" office:value-type="float" office:value="0" calcext:value-type="float">
            <text:p>0</text:p>
          </table:table-cell>
          <table:table-cell table:style-name="ce1" table:formula="of:=[.AV19]*[.BB1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8</text:p>
          </table:table-cell>
          <table:table-cell table:style-name="ce1" table:formula="of:=[.S20]*[.Z12]" office:value-type="float" office:value="318073392000" calcext:value-type="float">
            <text:p>318073392000</text:p>
          </table:table-cell>
          <table:table-cell table:style-name="ce1" table:formula="of:=[.T20]*[.AA12]" office:value-type="float" office:value="235989936000" calcext:value-type="float">
            <text:p>235989936000</text:p>
          </table:table-cell>
          <table:table-cell table:style-name="ce1" table:formula="of:=[.U20]*[.AB12]" office:value-type="float" office:value="173059286400" calcext:value-type="float">
            <text:p>173059286400</text:p>
          </table:table-cell>
          <table:table-cell table:style-name="ce1" table:formula="of:=[.V20]*[.AC12]" office:value-type="float" office:value="125318793600" calcext:value-type="float">
            <text:p>125318793600</text:p>
          </table:table-cell>
          <table:table-cell table:style-name="ce1" table:formula="of:=[.W20]*[.AD12]" office:value-type="float" office:value="89513424000" calcext:value-type="float">
            <text:p>89513424000</text:p>
          </table:table-cell>
          <table:table-cell table:style-name="ce1" table:formula="of:=[.X20]*[.AE12]" office:value-type="float" office:value="62990928000" calcext:value-type="float">
            <text:p>62990928000</text:p>
          </table:table-cell>
          <table:table-cell table:style-name="ce1" table:formula="of:=[.Y20]*[.AF12]" office:value-type="float" office:value="43609104000" calcext:value-type="float">
            <text:p>43609104000</text:p>
          </table:table-cell>
          <table:table-cell table:style-name="ce1" table:formula="of:=[.Z20]*[.AG12]" office:value-type="float" office:value="29654190720" calcext:value-type="float">
            <text:p>29654190720</text:p>
          </table:table-cell>
          <table:table-cell table:style-name="ce1" table:formula="of:=[.AA20]*[.AH12]" office:value-type="float" office:value="19769460480" calcext:value-type="float">
            <text:p>19769460480</text:p>
          </table:table-cell>
          <table:table-cell table:style-name="ce1" table:formula="of:=[.AB20]*[.AI12]" office:value-type="float" office:value="12893126400" calcext:value-type="float">
            <text:p>12893126400</text:p>
          </table:table-cell>
          <table:table-cell table:style-name="ce1" table:formula="of:=[.AC20]*[.AJ12]" office:value-type="float" office:value="8204716800" calcext:value-type="float">
            <text:p>8204716800</text:p>
          </table:table-cell>
          <table:table-cell table:style-name="ce1" table:formula="of:=[.AD20]*[.AK12]" office:value-type="float" office:value="5079110400" calcext:value-type="float">
            <text:p>5079110400</text:p>
          </table:table-cell>
          <table:table-cell table:style-name="ce1" table:formula="of:=[.AE20]*[.AL12]" office:value-type="float" office:value="3047466240" calcext:value-type="float">
            <text:p>3047466240</text:p>
          </table:table-cell>
          <table:table-cell table:style-name="ce1" table:formula="of:=[.AF20]*[.AM12]" office:value-type="float" office:value="1764322560" calcext:value-type="float">
            <text:p>1764322560</text:p>
          </table:table-cell>
          <table:table-cell table:style-name="ce1" table:formula="of:=[.AG20]*[.AN12]" office:value-type="float" office:value="980179200" calcext:value-type="float">
            <text:p>980179200</text:p>
          </table:table-cell>
          <table:table-cell table:style-name="ce1" table:formula="of:=[.AH20]*[.AO12]" office:value-type="float" office:value="518918400" calcext:value-type="float">
            <text:p>518918400</text:p>
          </table:table-cell>
          <table:table-cell table:style-name="ce1" table:formula="of:=[.AI20]*[.AP12]" office:value-type="float" office:value="259459200" calcext:value-type="float">
            <text:p>259459200</text:p>
          </table:table-cell>
          <table:table-cell table:style-name="ce1" table:formula="of:=[.AJ20]*[.AQ12]" office:value-type="float" office:value="121080960" calcext:value-type="float">
            <text:p>121080960</text:p>
          </table:table-cell>
          <table:table-cell table:style-name="ce1" table:formula="of:=[.AK20]*[.AR12]" office:value-type="float" office:value="51891840" calcext:value-type="float">
            <text:p>51891840</text:p>
          </table:table-cell>
          <table:table-cell table:style-name="ce1" table:formula="of:=[.AL20]*[.AS12]" office:value-type="float" office:value="19958400" calcext:value-type="float">
            <text:p>19958400</text:p>
          </table:table-cell>
          <table:table-cell table:style-name="ce1" table:formula="of:=[.AM20]*[.AT12]" office:value-type="float" office:value="6652800" calcext:value-type="float">
            <text:p>6652800</text:p>
          </table:table-cell>
          <table:table-cell table:style-name="ce1" table:formula="of:=[.AN20]*[.AU12]" office:value-type="float" office:value="1814400" calcext:value-type="float">
            <text:p>1814400</text:p>
          </table:table-cell>
          <table:table-cell table:style-name="ce1" table:formula="of:=[.AO20]*[.AV12]" office:value-type="float" office:value="362880" calcext:value-type="float">
            <text:p>362880</text:p>
          </table:table-cell>
          <table:table-cell table:style-name="ce1" table:formula="of:=[.AP20]*[.AW12]" office:value-type="float" office:value="0" calcext:value-type="float">
            <text:p>0</text:p>
          </table:table-cell>
          <table:table-cell table:style-name="ce1" table:formula="of:=[.AQ20]*[.AX12]" office:value-type="float" office:value="0" calcext:value-type="float">
            <text:p>0</text:p>
          </table:table-cell>
          <table:table-cell table:style-name="ce1" table:formula="of:=[.AR20]*[.AY12]" office:value-type="float" office:value="0" calcext:value-type="float">
            <text:p>0</text:p>
          </table:table-cell>
          <table:table-cell table:style-name="ce1" table:formula="of:=[.AS20]*[.AZ12]" office:value-type="float" office:value="0" calcext:value-type="float">
            <text:p>0</text:p>
          </table:table-cell>
          <table:table-cell table:style-name="ce1" table:formula="of:=[.AT20]*[.BA12]" office:value-type="float" office:value="0" calcext:value-type="float">
            <text:p>0</text:p>
          </table:table-cell>
          <table:table-cell table:style-name="ce1" table:formula="of:=[.AU20]*[.BB12]" office:value-type="float" office:value="0" calcext:value-type="float">
            <text:p>0</text:p>
          </table:table-cell>
          <table:table-cell table:style-name="ce1" table:formula="of:=[.AV20]*[.BC1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9</text:p>
          </table:table-cell>
          <table:table-cell table:style-name="ce1" table:formula="of:=[.S21]*[.AA12]" office:value-type="float" office:value="7315688016000" calcext:value-type="float">
            <text:p>7315688016000</text:p>
          </table:table-cell>
          <table:table-cell table:style-name="ce1" table:formula="of:=[.T21]*[.AB12]" office:value-type="float" office:value="5191778592000" calcext:value-type="float">
            <text:p>5191778592000</text:p>
          </table:table-cell>
          <table:table-cell table:style-name="ce1" table:formula="of:=[.U21]*[.AC12]" office:value-type="float" office:value="3634245014400" calcext:value-type="float">
            <text:p>3634245014400</text:p>
          </table:table-cell>
          <table:table-cell table:style-name="ce1" table:formula="of:=[.V21]*[.AD12]" office:value-type="float" office:value="2506375872000" calcext:value-type="float">
            <text:p>2506375872000</text:p>
          </table:table-cell>
          <table:table-cell table:style-name="ce1" table:formula="of:=[.W21]*[.AE12]" office:value-type="float" office:value="1700755056000" calcext:value-type="float">
            <text:p>1700755056000</text:p>
          </table:table-cell>
          <table:table-cell table:style-name="ce1" table:formula="of:=[.X21]*[.AF12]" office:value-type="float" office:value="1133836704000" calcext:value-type="float">
            <text:p>1133836704000</text:p>
          </table:table-cell>
          <table:table-cell table:style-name="ce1" table:formula="of:=[.Y21]*[.AG12]" office:value-type="float" office:value="741354768000" calcext:value-type="float">
            <text:p>741354768000</text:p>
          </table:table-cell>
          <table:table-cell table:style-name="ce1" table:formula="of:=[.Z21]*[.AH12]" office:value-type="float" office:value="474467051520" calcext:value-type="float">
            <text:p>474467051520</text:p>
          </table:table-cell>
          <table:table-cell table:style-name="ce1" table:formula="of:=[.AA21]*[.AI12]" office:value-type="float" office:value="296541907200" calcext:value-type="float">
            <text:p>296541907200</text:p>
          </table:table-cell>
          <table:table-cell table:style-name="ce1" table:formula="of:=[.AB21]*[.AJ12]" office:value-type="float" office:value="180503769600" calcext:value-type="float">
            <text:p>180503769600</text:p>
          </table:table-cell>
          <table:table-cell table:style-name="ce1" table:formula="of:=[.AC21]*[.AK12]" office:value-type="float" office:value="106661318400" calcext:value-type="float">
            <text:p>106661318400</text:p>
          </table:table-cell>
          <table:table-cell table:style-name="ce1" table:formula="of:=[.AD21]*[.AL12]" office:value-type="float" office:value="60949324800" calcext:value-type="float">
            <text:p>60949324800</text:p>
          </table:table-cell>
          <table:table-cell table:style-name="ce1" table:formula="of:=[.AE21]*[.AM12]" office:value-type="float" office:value="33522128640" calcext:value-type="float">
            <text:p>33522128640</text:p>
          </table:table-cell>
          <table:table-cell table:style-name="ce1" table:formula="of:=[.AF21]*[.AN12]" office:value-type="float" office:value="17643225600" calcext:value-type="float">
            <text:p>17643225600</text:p>
          </table:table-cell>
          <table:table-cell table:style-name="ce1" table:formula="of:=[.AG21]*[.AO12]" office:value-type="float" office:value="8821612800" calcext:value-type="float">
            <text:p>8821612800</text:p>
          </table:table-cell>
          <table:table-cell table:style-name="ce1" table:formula="of:=[.AH21]*[.AP12]" office:value-type="float" office:value="4151347200" calcext:value-type="float">
            <text:p>4151347200</text:p>
          </table:table-cell>
          <table:table-cell table:style-name="ce1" table:formula="of:=[.AI21]*[.AQ12]" office:value-type="float" office:value="1816214400" calcext:value-type="float">
            <text:p>1816214400</text:p>
          </table:table-cell>
          <table:table-cell table:style-name="ce1" table:formula="of:=[.AJ21]*[.AR12]" office:value-type="float" office:value="726485760" calcext:value-type="float">
            <text:p>726485760</text:p>
          </table:table-cell>
          <table:table-cell table:style-name="ce1" table:formula="of:=[.AK21]*[.AS12]" office:value-type="float" office:value="259459200" calcext:value-type="float">
            <text:p>259459200</text:p>
          </table:table-cell>
          <table:table-cell table:style-name="ce1" table:formula="of:=[.AL21]*[.AT12]" office:value-type="float" office:value="79833600" calcext:value-type="float">
            <text:p>79833600</text:p>
          </table:table-cell>
          <table:table-cell table:style-name="ce1" table:formula="of:=[.AM21]*[.AU12]" office:value-type="float" office:value="19958400" calcext:value-type="float">
            <text:p>19958400</text:p>
          </table:table-cell>
          <table:table-cell table:style-name="ce1" table:formula="of:=[.AN21]*[.AV12]" office:value-type="float" office:value="3628800" calcext:value-type="float">
            <text:p>3628800</text:p>
          </table:table-cell>
          <table:table-cell table:style-name="ce1" table:formula="of:=[.AO21]*[.AW12]" office:value-type="float" office:value="0" calcext:value-type="float">
            <text:p>0</text:p>
          </table:table-cell>
          <table:table-cell table:style-name="ce1" table:formula="of:=[.AP21]*[.AX12]" office:value-type="float" office:value="0" calcext:value-type="float">
            <text:p>0</text:p>
          </table:table-cell>
          <table:table-cell table:style-name="ce1" table:formula="of:=[.AQ21]*[.AY12]" office:value-type="float" office:value="0" calcext:value-type="float">
            <text:p>0</text:p>
          </table:table-cell>
          <table:table-cell table:style-name="ce1" table:formula="of:=[.AR21]*[.AZ12]" office:value-type="float" office:value="0" calcext:value-type="float">
            <text:p>0</text:p>
          </table:table-cell>
          <table:table-cell table:style-name="ce1" table:formula="of:=[.AS21]*[.BA12]" office:value-type="float" office:value="0" calcext:value-type="float">
            <text:p>0</text:p>
          </table:table-cell>
          <table:table-cell table:style-name="ce1" table:formula="of:=[.AT21]*[.BB12]" office:value-type="float" office:value="0" calcext:value-type="float">
            <text:p>0</text:p>
          </table:table-cell>
          <table:table-cell table:style-name="ce1" table:formula="of:=[.AU21]*[.BC12]" office:value-type="float" office:value="0" calcext:value-type="float">
            <text:p>0</text:p>
          </table:table-cell>
          <table:table-cell table:style-name="ce1" table:formula="of:=[.AV21]*[.BD1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10</text:p>
          </table:table-cell>
          <table:table-cell table:style-name="ce1" table:formula="of:=[.S22]*[.AB12]" office:value-type="float" office:value="160945136352000" calcext:value-type="float">
            <text:p>160945136352000</text:p>
          </table:table-cell>
          <table:table-cell table:style-name="ce1" table:formula="of:=[.T22]*[.AC12]" office:value-type="float" office:value="109027350432000" calcext:value-type="float">
            <text:p>109027350432000</text:p>
          </table:table-cell>
          <table:table-cell table:style-name="ce1" table:formula="of:=[.U22]*[.AD12]" office:value-type="float" office:value="72684900288000" calcext:value-type="float">
            <text:p>72684900288000</text:p>
          </table:table-cell>
          <table:table-cell table:style-name="ce1" table:formula="of:=[.V22]*[.AE12]" office:value-type="float" office:value="47621141568000" calcext:value-type="float">
            <text:p>47621141568000</text:p>
          </table:table-cell>
          <table:table-cell table:style-name="ce1" table:formula="of:=[.W22]*[.AF12]" office:value-type="float" office:value="30613591008000" calcext:value-type="float">
            <text:p>30613591008000</text:p>
          </table:table-cell>
          <table:table-cell table:style-name="ce1" table:formula="of:=[.X22]*[.AG12]" office:value-type="float" office:value="19275223968000" calcext:value-type="float">
            <text:p>19275223968000</text:p>
          </table:table-cell>
          <table:table-cell table:style-name="ce1" table:formula="of:=[.Y22]*[.AH12]" office:value-type="float" office:value="11861676288000" calcext:value-type="float">
            <text:p>11861676288000</text:p>
          </table:table-cell>
          <table:table-cell table:style-name="ce1" table:formula="of:=[.Z22]*[.AI12]" office:value-type="float" office:value="7117005772800" calcext:value-type="float">
            <text:p>7117005772800</text:p>
          </table:table-cell>
          <table:table-cell table:style-name="ce1" table:formula="of:=[.AA22]*[.AJ12]" office:value-type="float" office:value="4151586700800" calcext:value-type="float">
            <text:p>4151586700800</text:p>
          </table:table-cell>
          <table:table-cell table:style-name="ce1" table:formula="of:=[.AB22]*[.AK12]" office:value-type="float" office:value="2346549004800" calcext:value-type="float">
            <text:p>2346549004800</text:p>
          </table:table-cell>
          <table:table-cell table:style-name="ce1" table:formula="of:=[.AC22]*[.AL12]" office:value-type="float" office:value="1279935820800" calcext:value-type="float">
            <text:p>1279935820800</text:p>
          </table:table-cell>
          <table:table-cell table:style-name="ce1" table:formula="of:=[.AD22]*[.AM12]" office:value-type="float" office:value="670442572800" calcext:value-type="float">
            <text:p>670442572800</text:p>
          </table:table-cell>
          <table:table-cell table:style-name="ce1" table:formula="of:=[.AE22]*[.AN12]" office:value-type="float" office:value="335221286400" calcext:value-type="float">
            <text:p>335221286400</text:p>
          </table:table-cell>
          <table:table-cell table:style-name="ce1" table:formula="of:=[.AF22]*[.AO12]" office:value-type="float" office:value="158789030400" calcext:value-type="float">
            <text:p>158789030400</text:p>
          </table:table-cell>
          <table:table-cell table:style-name="ce1" table:formula="of:=[.AG22]*[.AP12]" office:value-type="float" office:value="70572902400" calcext:value-type="float">
            <text:p>70572902400</text:p>
          </table:table-cell>
          <table:table-cell table:style-name="ce1" table:formula="of:=[.AH22]*[.AQ12]" office:value-type="float" office:value="29059430400" calcext:value-type="float">
            <text:p>29059430400</text:p>
          </table:table-cell>
          <table:table-cell table:style-name="ce1" table:formula="of:=[.AI22]*[.AR12]" office:value-type="float" office:value="10897286400" calcext:value-type="float">
            <text:p>10897286400</text:p>
          </table:table-cell>
          <table:table-cell table:style-name="ce1" table:formula="of:=[.AJ22]*[.AS12]" office:value-type="float" office:value="3632428800" calcext:value-type="float">
            <text:p>3632428800</text:p>
          </table:table-cell>
          <table:table-cell table:style-name="ce1" table:formula="of:=[.AK22]*[.AT12]" office:value-type="float" office:value="1037836800" calcext:value-type="float">
            <text:p>1037836800</text:p>
          </table:table-cell>
          <table:table-cell table:style-name="ce1" table:formula="of:=[.AL22]*[.AU12]" office:value-type="float" office:value="239500800" calcext:value-type="float">
            <text:p>239500800</text:p>
          </table:table-cell>
          <table:table-cell table:style-name="ce1" table:formula="of:=[.AM22]*[.AV12]" office:value-type="float" office:value="39916800" calcext:value-type="float">
            <text:p>39916800</text:p>
          </table:table-cell>
          <table:table-cell table:style-name="ce1" table:formula="of:=[.AN22]*[.AW12]" office:value-type="float" office:value="0" calcext:value-type="float">
            <text:p>0</text:p>
          </table:table-cell>
          <table:table-cell table:style-name="ce1" table:formula="of:=[.AO22]*[.AX12]" office:value-type="float" office:value="0" calcext:value-type="float">
            <text:p>0</text:p>
          </table:table-cell>
          <table:table-cell table:style-name="ce1" table:formula="of:=[.AP22]*[.AY12]" office:value-type="float" office:value="0" calcext:value-type="float">
            <text:p>0</text:p>
          </table:table-cell>
          <table:table-cell table:style-name="ce1" table:formula="of:=[.AQ22]*[.AZ12]" office:value-type="float" office:value="0" calcext:value-type="float">
            <text:p>0</text:p>
          </table:table-cell>
          <table:table-cell table:style-name="ce1" table:formula="of:=[.AR22]*[.BA12]" office:value-type="float" office:value="0" calcext:value-type="float">
            <text:p>0</text:p>
          </table:table-cell>
          <table:table-cell table:style-name="ce1" table:formula="of:=[.AS22]*[.BB12]" office:value-type="float" office:value="0" calcext:value-type="float">
            <text:p>0</text:p>
          </table:table-cell>
          <table:table-cell table:style-name="ce1" table:formula="of:=[.AT22]*[.BC12]" office:value-type="float" office:value="0" calcext:value-type="float">
            <text:p>0</text:p>
          </table:table-cell>
          <table:table-cell table:style-name="ce1" table:formula="of:=[.AU22]*[.BD12]" office:value-type="float" office:value="0" calcext:value-type="float">
            <text:p>0</text:p>
          </table:table-cell>
          <table:table-cell table:style-name="ce1" table:formula="of:=[.AV22]*[.BE1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Depth 0</text:p>
          </table:table-cell>
          <table:table-cell table:formula="of:=SUM([.S$13:.S13])" office:value-type="float" office:value="1" calcext:value-type="float">
            <text:p>1</text:p>
          </table:table-cell>
          <table:table-cell table:formula="of:=SUM([.T$13:.T13])" office:value-type="float" office:value="1" calcext:value-type="float">
            <text:p>1</text:p>
          </table:table-cell>
          <table:table-cell table:formula="of:=SUM([.U$13:.U13])" office:value-type="float" office:value="1" calcext:value-type="float">
            <text:p>1</text:p>
          </table:table-cell>
          <table:table-cell table:formula="of:=SUM([.V$13:.V13])" office:value-type="float" office:value="1" calcext:value-type="float">
            <text:p>1</text:p>
          </table:table-cell>
          <table:table-cell table:formula="of:=SUM([.W$13:.W13])" office:value-type="float" office:value="1" calcext:value-type="float">
            <text:p>1</text:p>
          </table:table-cell>
          <table:table-cell table:formula="of:=SUM([.X$13:.X13])" office:value-type="float" office:value="1" calcext:value-type="float">
            <text:p>1</text:p>
          </table:table-cell>
          <table:table-cell table:formula="of:=SUM([.Y$13:.Y13])" office:value-type="float" office:value="1" calcext:value-type="float">
            <text:p>1</text:p>
          </table:table-cell>
          <table:table-cell table:formula="of:=SUM([.Z$13:.Z13])" office:value-type="float" office:value="1" calcext:value-type="float">
            <text:p>1</text:p>
          </table:table-cell>
          <table:table-cell table:formula="of:=SUM([.AA$13:.AA13])" office:value-type="float" office:value="1" calcext:value-type="float">
            <text:p>1</text:p>
          </table:table-cell>
          <table:table-cell table:formula="of:=SUM([.AB$13:.AB13])" office:value-type="float" office:value="1" calcext:value-type="float">
            <text:p>1</text:p>
          </table:table-cell>
          <table:table-cell table:formula="of:=SUM([.AC$13:.AC13])" office:value-type="float" office:value="1" calcext:value-type="float">
            <text:p>1</text:p>
          </table:table-cell>
          <table:table-cell table:formula="of:=SUM([.AD$13:.AD13])" office:value-type="float" office:value="1" calcext:value-type="float">
            <text:p>1</text:p>
          </table:table-cell>
          <table:table-cell table:formula="of:=SUM([.AE$13:.AE13])" office:value-type="float" office:value="1" calcext:value-type="float">
            <text:p>1</text:p>
          </table:table-cell>
          <table:table-cell table:formula="of:=SUM([.AF$13:.AF13])" office:value-type="float" office:value="1" calcext:value-type="float">
            <text:p>1</text:p>
          </table:table-cell>
          <table:table-cell table:formula="of:=SUM([.AG$13:.AG13])" office:value-type="float" office:value="1" calcext:value-type="float">
            <text:p>1</text:p>
          </table:table-cell>
          <table:table-cell table:formula="of:=SUM([.AH$13:.AH13])" office:value-type="float" office:value="1" calcext:value-type="float">
            <text:p>1</text:p>
          </table:table-cell>
          <table:table-cell table:formula="of:=SUM([.AI$13:.AI13])" office:value-type="float" office:value="1" calcext:value-type="float">
            <text:p>1</text:p>
          </table:table-cell>
          <table:table-cell table:formula="of:=SUM([.AJ$13:.AJ13])" office:value-type="float" office:value="1" calcext:value-type="float">
            <text:p>1</text:p>
          </table:table-cell>
          <table:table-cell table:formula="of:=SUM([.AK$13:.AK13])" office:value-type="float" office:value="1" calcext:value-type="float">
            <text:p>1</text:p>
          </table:table-cell>
          <table:table-cell table:formula="of:=SUM([.AL$13:.AL13])" office:value-type="float" office:value="1" calcext:value-type="float">
            <text:p>1</text:p>
          </table:table-cell>
          <table:table-cell table:formula="of:=SUM([.AM$13:.AM13])" office:value-type="float" office:value="1" calcext:value-type="float">
            <text:p>1</text:p>
          </table:table-cell>
          <table:table-cell table:formula="of:=SUM([.AN$13:.AN13])" office:value-type="float" office:value="1" calcext:value-type="float">
            <text:p>1</text:p>
          </table:table-cell>
          <table:table-cell table:formula="of:=SUM([.AO$13:.AO13])" office:value-type="float" office:value="1" calcext:value-type="float">
            <text:p>1</text:p>
          </table:table-cell>
          <table:table-cell table:formula="of:=SUM([.AP$13:.AP13])" office:value-type="float" office:value="1" calcext:value-type="float">
            <text:p>1</text:p>
          </table:table-cell>
          <table:table-cell table:formula="of:=SUM([.AQ$13:.AQ13])" office:value-type="float" office:value="1" calcext:value-type="float">
            <text:p>1</text:p>
          </table:table-cell>
          <table:table-cell table:formula="of:=SUM([.AR$13:.AR13])" office:value-type="float" office:value="1" calcext:value-type="float">
            <text:p>1</text:p>
          </table:table-cell>
          <table:table-cell table:formula="of:=SUM([.AS$13:.AS13])" office:value-type="float" office:value="1" calcext:value-type="float">
            <text:p>1</text:p>
          </table:table-cell>
          <table:table-cell table:formula="of:=SUM([.AT$13:.AT13])" office:value-type="float" office:value="1" calcext:value-type="float">
            <text:p>1</text:p>
          </table:table-cell>
          <table:table-cell table:formula="of:=SUM([.AU$13:.AU13])" office:value-type="float" office:value="1" calcext:value-type="float">
            <text:p>1</text:p>
          </table:table-cell>
          <table:table-cell table:formula="of:=SUM([.AV$13:.AV13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34" calcext:value-type="float">
            <text:p>234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1</text:p>
          </table:table-cell>
          <table:table-cell table:formula="of:=SUM([.S$13:.S14])" office:value-type="float" office:value="32" calcext:value-type="float">
            <text:p>32</text:p>
          </table:table-cell>
          <table:table-cell table:formula="of:=SUM([.T$13:.T14])" office:value-type="float" office:value="31" calcext:value-type="float">
            <text:p>31</text:p>
          </table:table-cell>
          <table:table-cell table:formula="of:=SUM([.U$13:.U14])" office:value-type="float" office:value="30" calcext:value-type="float">
            <text:p>30</text:p>
          </table:table-cell>
          <table:table-cell table:formula="of:=SUM([.V$13:.V14])" office:value-type="float" office:value="29" calcext:value-type="float">
            <text:p>29</text:p>
          </table:table-cell>
          <table:table-cell table:formula="of:=SUM([.W$13:.W14])" office:value-type="float" office:value="28" calcext:value-type="float">
            <text:p>28</text:p>
          </table:table-cell>
          <table:table-cell table:formula="of:=SUM([.X$13:.X14])" office:value-type="float" office:value="27" calcext:value-type="float">
            <text:p>27</text:p>
          </table:table-cell>
          <table:table-cell table:formula="of:=SUM([.Y$13:.Y14])" office:value-type="float" office:value="26" calcext:value-type="float">
            <text:p>26</text:p>
          </table:table-cell>
          <table:table-cell table:formula="of:=SUM([.Z$13:.Z14])" office:value-type="float" office:value="25" calcext:value-type="float">
            <text:p>25</text:p>
          </table:table-cell>
          <table:table-cell table:formula="of:=SUM([.AA$13:.AA14])" office:value-type="float" office:value="24" calcext:value-type="float">
            <text:p>24</text:p>
          </table:table-cell>
          <table:table-cell table:formula="of:=SUM([.AB$13:.AB14])" office:value-type="float" office:value="23" calcext:value-type="float">
            <text:p>23</text:p>
          </table:table-cell>
          <table:table-cell table:formula="of:=SUM([.AC$13:.AC14])" office:value-type="float" office:value="22" calcext:value-type="float">
            <text:p>22</text:p>
          </table:table-cell>
          <table:table-cell table:formula="of:=SUM([.AD$13:.AD14])" office:value-type="float" office:value="21" calcext:value-type="float">
            <text:p>21</text:p>
          </table:table-cell>
          <table:table-cell table:formula="of:=SUM([.AE$13:.AE14])" office:value-type="float" office:value="20" calcext:value-type="float">
            <text:p>20</text:p>
          </table:table-cell>
          <table:table-cell table:formula="of:=SUM([.AF$13:.AF14])" office:value-type="float" office:value="19" calcext:value-type="float">
            <text:p>19</text:p>
          </table:table-cell>
          <table:table-cell table:formula="of:=SUM([.AG$13:.AG14])" office:value-type="float" office:value="18" calcext:value-type="float">
            <text:p>18</text:p>
          </table:table-cell>
          <table:table-cell table:formula="of:=SUM([.AH$13:.AH14])" office:value-type="float" office:value="17" calcext:value-type="float">
            <text:p>17</text:p>
          </table:table-cell>
          <table:table-cell table:formula="of:=SUM([.AI$13:.AI14])" office:value-type="float" office:value="16" calcext:value-type="float">
            <text:p>16</text:p>
          </table:table-cell>
          <table:table-cell table:formula="of:=SUM([.AJ$13:.AJ14])" office:value-type="float" office:value="15" calcext:value-type="float">
            <text:p>15</text:p>
          </table:table-cell>
          <table:table-cell table:formula="of:=SUM([.AK$13:.AK14])" office:value-type="float" office:value="14" calcext:value-type="float">
            <text:p>14</text:p>
          </table:table-cell>
          <table:table-cell table:formula="of:=SUM([.AL$13:.AL14])" office:value-type="float" office:value="13" calcext:value-type="float">
            <text:p>13</text:p>
          </table:table-cell>
          <table:table-cell table:formula="of:=SUM([.AM$13:.AM14])" office:value-type="float" office:value="12" calcext:value-type="float">
            <text:p>12</text:p>
          </table:table-cell>
          <table:table-cell table:formula="of:=SUM([.AN$13:.AN14])" office:value-type="float" office:value="11" calcext:value-type="float">
            <text:p>11</text:p>
          </table:table-cell>
          <table:table-cell table:formula="of:=SUM([.AO$13:.AO14])" office:value-type="float" office:value="10" calcext:value-type="float">
            <text:p>10</text:p>
          </table:table-cell>
          <table:table-cell table:formula="of:=SUM([.AP$13:.AP14])" office:value-type="float" office:value="9" calcext:value-type="float">
            <text:p>9</text:p>
          </table:table-cell>
          <table:table-cell table:formula="of:=SUM([.AQ$13:.AQ14])" office:value-type="float" office:value="8" calcext:value-type="float">
            <text:p>8</text:p>
          </table:table-cell>
          <table:table-cell table:formula="of:=SUM([.AR$13:.AR14])" office:value-type="float" office:value="7" calcext:value-type="float">
            <text:p>7</text:p>
          </table:table-cell>
          <table:table-cell table:formula="of:=SUM([.AS$13:.AS14])" office:value-type="float" office:value="6" calcext:value-type="float">
            <text:p>6</text:p>
          </table:table-cell>
          <table:table-cell table:formula="of:=SUM([.AT$13:.AT14])" office:value-type="float" office:value="5" calcext:value-type="float">
            <text:p>5</text:p>
          </table:table-cell>
          <table:table-cell table:formula="of:=SUM([.AU$13:.AU14])" office:value-type="float" office:value="4" calcext:value-type="float">
            <text:p>4</text:p>
          </table:table-cell>
          <table:table-cell table:formula="of:=SUM([.AV$13:.AV14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2</text:p>
          </table:table-cell>
          <table:table-cell table:formula="of:=SUM([.S$13:.S15])" office:value-type="float" office:value="962" calcext:value-type="float">
            <text:p>962</text:p>
          </table:table-cell>
          <table:table-cell table:formula="of:=SUM([.T$13:.T15])" office:value-type="float" office:value="901" calcext:value-type="float">
            <text:p>901</text:p>
          </table:table-cell>
          <table:table-cell table:formula="of:=SUM([.U$13:.U15])" office:value-type="float" office:value="842" calcext:value-type="float">
            <text:p>842</text:p>
          </table:table-cell>
          <table:table-cell table:formula="of:=SUM([.V$13:.V15])" office:value-type="float" office:value="785" calcext:value-type="float">
            <text:p>785</text:p>
          </table:table-cell>
          <table:table-cell table:formula="of:=SUM([.W$13:.W15])" office:value-type="float" office:value="730" calcext:value-type="float">
            <text:p>730</text:p>
          </table:table-cell>
          <table:table-cell table:formula="of:=SUM([.X$13:.X15])" office:value-type="float" office:value="677" calcext:value-type="float">
            <text:p>677</text:p>
          </table:table-cell>
          <table:table-cell table:formula="of:=SUM([.Y$13:.Y15])" office:value-type="float" office:value="626" calcext:value-type="float">
            <text:p>626</text:p>
          </table:table-cell>
          <table:table-cell table:formula="of:=SUM([.Z$13:.Z15])" office:value-type="float" office:value="577" calcext:value-type="float">
            <text:p>577</text:p>
          </table:table-cell>
          <table:table-cell table:formula="of:=SUM([.AA$13:.AA15])" office:value-type="float" office:value="530" calcext:value-type="float">
            <text:p>530</text:p>
          </table:table-cell>
          <table:table-cell table:formula="of:=SUM([.AB$13:.AB15])" office:value-type="float" office:value="485" calcext:value-type="float">
            <text:p>485</text:p>
          </table:table-cell>
          <table:table-cell table:formula="of:=SUM([.AC$13:.AC15])" office:value-type="float" office:value="442" calcext:value-type="float">
            <text:p>442</text:p>
          </table:table-cell>
          <table:table-cell table:formula="of:=SUM([.AD$13:.AD15])" office:value-type="float" office:value="401" calcext:value-type="float">
            <text:p>401</text:p>
          </table:table-cell>
          <table:table-cell table:formula="of:=SUM([.AE$13:.AE15])" office:value-type="float" office:value="362" calcext:value-type="float">
            <text:p>362</text:p>
          </table:table-cell>
          <table:table-cell table:formula="of:=SUM([.AF$13:.AF15])" office:value-type="float" office:value="325" calcext:value-type="float">
            <text:p>325</text:p>
          </table:table-cell>
          <table:table-cell table:formula="of:=SUM([.AG$13:.AG15])" office:value-type="float" office:value="290" calcext:value-type="float">
            <text:p>290</text:p>
          </table:table-cell>
          <table:table-cell table:formula="of:=SUM([.AH$13:.AH15])" office:value-type="float" office:value="257" calcext:value-type="float">
            <text:p>257</text:p>
          </table:table-cell>
          <table:table-cell table:formula="of:=SUM([.AI$13:.AI15])" office:value-type="float" office:value="226" calcext:value-type="float">
            <text:p>226</text:p>
          </table:table-cell>
          <table:table-cell table:formula="of:=SUM([.AJ$13:.AJ15])" office:value-type="float" office:value="197" calcext:value-type="float">
            <text:p>197</text:p>
          </table:table-cell>
          <table:table-cell table:formula="of:=SUM([.AK$13:.AK15])" office:value-type="float" office:value="170" calcext:value-type="float">
            <text:p>170</text:p>
          </table:table-cell>
          <table:table-cell table:formula="of:=SUM([.AL$13:.AL15])" office:value-type="float" office:value="145" calcext:value-type="float">
            <text:p>145</text:p>
          </table:table-cell>
          <table:table-cell table:formula="of:=SUM([.AM$13:.AM15])" office:value-type="float" office:value="122" calcext:value-type="float">
            <text:p>122</text:p>
          </table:table-cell>
          <table:table-cell table:formula="of:=SUM([.AN$13:.AN15])" office:value-type="float" office:value="101" calcext:value-type="float">
            <text:p>101</text:p>
          </table:table-cell>
          <table:table-cell table:formula="of:=SUM([.AO$13:.AO15])" office:value-type="float" office:value="82" calcext:value-type="float">
            <text:p>82</text:p>
          </table:table-cell>
          <table:table-cell table:formula="of:=SUM([.AP$13:.AP15])" office:value-type="float" office:value="65" calcext:value-type="float">
            <text:p>65</text:p>
          </table:table-cell>
          <table:table-cell table:formula="of:=SUM([.AQ$13:.AQ15])" office:value-type="float" office:value="50" calcext:value-type="float">
            <text:p>50</text:p>
          </table:table-cell>
          <table:table-cell table:formula="of:=SUM([.AR$13:.AR15])" office:value-type="float" office:value="37" calcext:value-type="float">
            <text:p>37</text:p>
          </table:table-cell>
          <table:table-cell table:formula="of:=SUM([.AS$13:.AS15])" office:value-type="float" office:value="26" calcext:value-type="float">
            <text:p>26</text:p>
          </table:table-cell>
          <table:table-cell table:formula="of:=SUM([.AT$13:.AT15])" office:value-type="float" office:value="17" calcext:value-type="float">
            <text:p>17</text:p>
          </table:table-cell>
          <table:table-cell table:formula="of:=SUM([.AU$13:.AU15])" office:value-type="float" office:value="10" calcext:value-type="float">
            <text:p>10</text:p>
          </table:table-cell>
          <table:table-cell table:formula="of:=SUM([.AV$13:.AV15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3</text:p>
          </table:table-cell>
          <table:table-cell table:formula="of:=SUM([.S$13:.S16])" office:value-type="float" office:value="27932" calcext:value-type="float">
            <text:p>27932</text:p>
          </table:table-cell>
          <table:table-cell table:formula="of:=SUM([.T$13:.T16])" office:value-type="float" office:value="25261" calcext:value-type="float">
            <text:p>25261</text:p>
          </table:table-cell>
          <table:table-cell table:formula="of:=SUM([.U$13:.U16])" office:value-type="float" office:value="22766" calcext:value-type="float">
            <text:p>22766</text:p>
          </table:table-cell>
          <table:table-cell table:formula="of:=SUM([.V$13:.V16])" office:value-type="float" office:value="20441" calcext:value-type="float">
            <text:p>20441</text:p>
          </table:table-cell>
          <table:table-cell table:formula="of:=SUM([.W$13:.W16])" office:value-type="float" office:value="18280" calcext:value-type="float">
            <text:p>18280</text:p>
          </table:table-cell>
          <table:table-cell table:formula="of:=SUM([.X$13:.X16])" office:value-type="float" office:value="16277" calcext:value-type="float">
            <text:p>16277</text:p>
          </table:table-cell>
          <table:table-cell table:formula="of:=SUM([.Y$13:.Y16])" office:value-type="float" office:value="14426" calcext:value-type="float">
            <text:p>14426</text:p>
          </table:table-cell>
          <table:table-cell table:formula="of:=SUM([.Z$13:.Z16])" office:value-type="float" office:value="12721" calcext:value-type="float">
            <text:p>12721</text:p>
          </table:table-cell>
          <table:table-cell table:formula="of:=SUM([.AA$13:.AA16])" office:value-type="float" office:value="11156" calcext:value-type="float">
            <text:p>11156</text:p>
          </table:table-cell>
          <table:table-cell table:formula="of:=SUM([.AB$13:.AB16])" office:value-type="float" office:value="9725" calcext:value-type="float">
            <text:p>9725</text:p>
          </table:table-cell>
          <table:table-cell table:formula="of:=SUM([.AC$13:.AC16])" office:value-type="float" office:value="8422" calcext:value-type="float">
            <text:p>8422</text:p>
          </table:table-cell>
          <table:table-cell table:formula="of:=SUM([.AD$13:.AD16])" office:value-type="float" office:value="7241" calcext:value-type="float">
            <text:p>7241</text:p>
          </table:table-cell>
          <table:table-cell table:formula="of:=SUM([.AE$13:.AE16])" office:value-type="float" office:value="6176" calcext:value-type="float">
            <text:p>6176</text:p>
          </table:table-cell>
          <table:table-cell table:formula="of:=SUM([.AF$13:.AF16])" office:value-type="float" office:value="5221" calcext:value-type="float">
            <text:p>5221</text:p>
          </table:table-cell>
          <table:table-cell table:formula="of:=SUM([.AG$13:.AG16])" office:value-type="float" office:value="4370" calcext:value-type="float">
            <text:p>4370</text:p>
          </table:table-cell>
          <table:table-cell table:formula="of:=SUM([.AH$13:.AH16])" office:value-type="float" office:value="3617" calcext:value-type="float">
            <text:p>3617</text:p>
          </table:table-cell>
          <table:table-cell table:formula="of:=SUM([.AI$13:.AI16])" office:value-type="float" office:value="2956" calcext:value-type="float">
            <text:p>2956</text:p>
          </table:table-cell>
          <table:table-cell table:formula="of:=SUM([.AJ$13:.AJ16])" office:value-type="float" office:value="2381" calcext:value-type="float">
            <text:p>2381</text:p>
          </table:table-cell>
          <table:table-cell table:formula="of:=SUM([.AK$13:.AK16])" office:value-type="float" office:value="1886" calcext:value-type="float">
            <text:p>1886</text:p>
          </table:table-cell>
          <table:table-cell table:formula="of:=SUM([.AL$13:.AL16])" office:value-type="float" office:value="1465" calcext:value-type="float">
            <text:p>1465</text:p>
          </table:table-cell>
          <table:table-cell table:formula="of:=SUM([.AM$13:.AM16])" office:value-type="float" office:value="1112" calcext:value-type="float">
            <text:p>1112</text:p>
          </table:table-cell>
          <table:table-cell table:formula="of:=SUM([.AN$13:.AN16])" office:value-type="float" office:value="821" calcext:value-type="float">
            <text:p>821</text:p>
          </table:table-cell>
          <table:table-cell table:formula="of:=SUM([.AO$13:.AO16])" office:value-type="float" office:value="586" calcext:value-type="float">
            <text:p>586</text:p>
          </table:table-cell>
          <table:table-cell table:formula="of:=SUM([.AP$13:.AP16])" office:value-type="float" office:value="401" calcext:value-type="float">
            <text:p>401</text:p>
          </table:table-cell>
          <table:table-cell table:formula="of:=SUM([.AQ$13:.AQ16])" office:value-type="float" office:value="260" calcext:value-type="float">
            <text:p>260</text:p>
          </table:table-cell>
          <table:table-cell table:formula="of:=SUM([.AR$13:.AR16])" office:value-type="float" office:value="157" calcext:value-type="float">
            <text:p>157</text:p>
          </table:table-cell>
          <table:table-cell table:formula="of:=SUM([.AS$13:.AS16])" office:value-type="float" office:value="86" calcext:value-type="float">
            <text:p>86</text:p>
          </table:table-cell>
          <table:table-cell table:formula="of:=SUM([.AT$13:.AT16])" office:value-type="float" office:value="41" calcext:value-type="float">
            <text:p>41</text:p>
          </table:table-cell>
          <table:table-cell table:formula="of:=SUM([.AU$13:.AU16])" office:value-type="float" office:value="10" calcext:value-type="float">
            <text:p>10</text:p>
          </table:table-cell>
          <table:table-cell table:formula="of:=SUM([.AV$13:.AV16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4</text:p>
          </table:table-cell>
          <table:table-cell table:formula="of:=SUM([.S$13:.S17])" office:value-type="float" office:value="783092" calcext:value-type="float">
            <text:p>783092</text:p>
          </table:table-cell>
          <table:table-cell table:formula="of:=SUM([.T$13:.T17])" office:value-type="float" office:value="682981" calcext:value-type="float">
            <text:p>682981</text:p>
          </table:table-cell>
          <table:table-cell table:formula="of:=SUM([.U$13:.U17])" office:value-type="float" office:value="592790" calcext:value-type="float">
            <text:p>592790</text:p>
          </table:table-cell>
          <table:table-cell table:formula="of:=SUM([.V$13:.V17])" office:value-type="float" office:value="511841" calcext:value-type="float">
            <text:p>511841</text:p>
          </table:table-cell>
          <table:table-cell table:formula="of:=SUM([.W$13:.W17])" office:value-type="float" office:value="439480" calcext:value-type="float">
            <text:p>439480</text:p>
          </table:table-cell>
          <table:table-cell table:formula="of:=SUM([.X$13:.X17])" office:value-type="float" office:value="375077" calcext:value-type="float">
            <text:p>375077</text:p>
          </table:table-cell>
          <table:table-cell table:formula="of:=SUM([.Y$13:.Y17])" office:value-type="float" office:value="318026" calcext:value-type="float">
            <text:p>318026</text:p>
          </table:table-cell>
          <table:table-cell table:formula="of:=SUM([.Z$13:.Z17])" office:value-type="float" office:value="267745" calcext:value-type="float">
            <text:p>267745</text:p>
          </table:table-cell>
          <table:table-cell table:formula="of:=SUM([.AA$13:.AA17])" office:value-type="float" office:value="223676" calcext:value-type="float">
            <text:p>223676</text:p>
          </table:table-cell>
          <table:table-cell table:formula="of:=SUM([.AB$13:.AB17])" office:value-type="float" office:value="185285" calcext:value-type="float">
            <text:p>185285</text:p>
          </table:table-cell>
          <table:table-cell table:formula="of:=SUM([.AC$13:.AC17])" office:value-type="float" office:value="152062" calcext:value-type="float">
            <text:p>152062</text:p>
          </table:table-cell>
          <table:table-cell table:formula="of:=SUM([.AD$13:.AD17])" office:value-type="float" office:value="123521" calcext:value-type="float">
            <text:p>123521</text:p>
          </table:table-cell>
          <table:table-cell table:formula="of:=SUM([.AE$13:.AE17])" office:value-type="float" office:value="99200" calcext:value-type="float">
            <text:p>99200</text:p>
          </table:table-cell>
          <table:table-cell table:formula="of:=SUM([.AF$13:.AF17])" office:value-type="float" office:value="78661" calcext:value-type="float">
            <text:p>78661</text:p>
          </table:table-cell>
          <table:table-cell table:formula="of:=SUM([.AG$13:.AG17])" office:value-type="float" office:value="61490" calcext:value-type="float">
            <text:p>61490</text:p>
          </table:table-cell>
          <table:table-cell table:formula="of:=SUM([.AH$13:.AH17])" office:value-type="float" office:value="47297" calcext:value-type="float">
            <text:p>47297</text:p>
          </table:table-cell>
          <table:table-cell table:formula="of:=SUM([.AI$13:.AI17])" office:value-type="float" office:value="35716" calcext:value-type="float">
            <text:p>35716</text:p>
          </table:table-cell>
          <table:table-cell table:formula="of:=SUM([.AJ$13:.AJ17])" office:value-type="float" office:value="26405" calcext:value-type="float">
            <text:p>26405</text:p>
          </table:table-cell>
          <table:table-cell table:formula="of:=SUM([.AK$13:.AK17])" office:value-type="float" office:value="19046" calcext:value-type="float">
            <text:p>19046</text:p>
          </table:table-cell>
          <table:table-cell table:formula="of:=SUM([.AL$13:.AL17])" office:value-type="float" office:value="13345" calcext:value-type="float">
            <text:p>13345</text:p>
          </table:table-cell>
          <table:table-cell table:formula="of:=SUM([.AM$13:.AM17])" office:value-type="float" office:value="9032" calcext:value-type="float">
            <text:p>9032</text:p>
          </table:table-cell>
          <table:table-cell table:formula="of:=SUM([.AN$13:.AN17])" office:value-type="float" office:value="5861" calcext:value-type="float">
            <text:p>5861</text:p>
          </table:table-cell>
          <table:table-cell table:formula="of:=SUM([.AO$13:.AO17])" office:value-type="float" office:value="3610" calcext:value-type="float">
            <text:p>3610</text:p>
          </table:table-cell>
          <table:table-cell table:formula="of:=SUM([.AP$13:.AP17])" office:value-type="float" office:value="2081" calcext:value-type="float">
            <text:p>2081</text:p>
          </table:table-cell>
          <table:table-cell table:formula="of:=SUM([.AQ$13:.AQ17])" office:value-type="float" office:value="1100" calcext:value-type="float">
            <text:p>1100</text:p>
          </table:table-cell>
          <table:table-cell table:formula="of:=SUM([.AR$13:.AR17])" office:value-type="float" office:value="517" calcext:value-type="float">
            <text:p>517</text:p>
          </table:table-cell>
          <table:table-cell table:formula="of:=SUM([.AS$13:.AS17])" office:value-type="float" office:value="206" calcext:value-type="float">
            <text:p>206</text:p>
          </table:table-cell>
          <table:table-cell table:formula="of:=SUM([.AT$13:.AT17])" office:value-type="float" office:value="41" calcext:value-type="float">
            <text:p>41</text:p>
          </table:table-cell>
          <table:table-cell table:formula="of:=SUM([.AU$13:.AU17])" office:value-type="float" office:value="10" calcext:value-type="float">
            <text:p>10</text:p>
          </table:table-cell>
          <table:table-cell table:formula="of:=SUM([.AV$13:.AV17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5</text:p>
          </table:table-cell>
          <table:table-cell table:formula="of:=SUM([.S$13:.S18])" office:value-type="float" office:value="21172412" calcext:value-type="float">
            <text:p>21172412</text:p>
          </table:table-cell>
          <table:table-cell table:formula="of:=SUM([.T$13:.T18])" office:value-type="float" office:value="17783701" calcext:value-type="float">
            <text:p>17783701</text:p>
          </table:table-cell>
          <table:table-cell table:formula="of:=SUM([.U$13:.U18])" office:value-type="float" office:value="14843390" calcext:value-type="float">
            <text:p>14843390</text:p>
          </table:table-cell>
          <table:table-cell table:formula="of:=SUM([.V$13:.V18])" office:value-type="float" office:value="12305441" calcext:value-type="float">
            <text:p>12305441</text:p>
          </table:table-cell>
          <table:table-cell table:formula="of:=SUM([.W$13:.W18])" office:value-type="float" office:value="10127080" calcext:value-type="float">
            <text:p>10127080</text:p>
          </table:table-cell>
          <table:table-cell table:formula="of:=SUM([.X$13:.X18])" office:value-type="float" office:value="8268677" calcext:value-type="float">
            <text:p>8268677</text:p>
          </table:table-cell>
          <table:table-cell table:formula="of:=SUM([.Y$13:.Y18])" office:value-type="float" office:value="6693626" calcext:value-type="float">
            <text:p>6693626</text:p>
          </table:table-cell>
          <table:table-cell table:formula="of:=SUM([.Z$13:.Z18])" office:value-type="float" office:value="5368225" calcext:value-type="float">
            <text:p>5368225</text:p>
          </table:table-cell>
          <table:table-cell table:formula="of:=SUM([.AA$13:.AA18])" office:value-type="float" office:value="4261556" calcext:value-type="float">
            <text:p>4261556</text:p>
          </table:table-cell>
          <table:table-cell table:formula="of:=SUM([.AB$13:.AB18])" office:value-type="float" office:value="3345365" calcext:value-type="float">
            <text:p>3345365</text:p>
          </table:table-cell>
          <table:table-cell table:formula="of:=SUM([.AC$13:.AC18])" office:value-type="float" office:value="2593942" calcext:value-type="float">
            <text:p>2593942</text:p>
          </table:table-cell>
          <table:table-cell table:formula="of:=SUM([.AD$13:.AD18])" office:value-type="float" office:value="1984001" calcext:value-type="float">
            <text:p>1984001</text:p>
          </table:table-cell>
          <table:table-cell table:formula="of:=SUM([.AE$13:.AE18])" office:value-type="float" office:value="1494560" calcext:value-type="float">
            <text:p>1494560</text:p>
          </table:table-cell>
          <table:table-cell table:formula="of:=SUM([.AF$13:.AF18])" office:value-type="float" office:value="1106821" calcext:value-type="float">
            <text:p>1106821</text:p>
          </table:table-cell>
          <table:table-cell table:formula="of:=SUM([.AG$13:.AG18])" office:value-type="float" office:value="804050" calcext:value-type="float">
            <text:p>804050</text:p>
          </table:table-cell>
          <table:table-cell table:formula="of:=SUM([.AH$13:.AH18])" office:value-type="float" office:value="571457" calcext:value-type="float">
            <text:p>571457</text:p>
          </table:table-cell>
          <table:table-cell table:formula="of:=SUM([.AI$13:.AI18])" office:value-type="float" office:value="396076" calcext:value-type="float">
            <text:p>396076</text:p>
          </table:table-cell>
          <table:table-cell table:formula="of:=SUM([.AJ$13:.AJ18])" office:value-type="float" office:value="266645" calcext:value-type="float">
            <text:p>266645</text:p>
          </table:table-cell>
          <table:table-cell table:formula="of:=SUM([.AK$13:.AK18])" office:value-type="float" office:value="173486" calcext:value-type="float">
            <text:p>173486</text:p>
          </table:table-cell>
          <table:table-cell table:formula="of:=SUM([.AL$13:.AL18])" office:value-type="float" office:value="108385" calcext:value-type="float">
            <text:p>108385</text:p>
          </table:table-cell>
          <table:table-cell table:formula="of:=SUM([.AM$13:.AM18])" office:value-type="float" office:value="64472" calcext:value-type="float">
            <text:p>64472</text:p>
          </table:table-cell>
          <table:table-cell table:formula="of:=SUM([.AN$13:.AN18])" office:value-type="float" office:value="36101" calcext:value-type="float">
            <text:p>36101</text:p>
          </table:table-cell>
          <table:table-cell table:formula="of:=SUM([.AO$13:.AO18])" office:value-type="float" office:value="18730" calcext:value-type="float">
            <text:p>18730</text:p>
          </table:table-cell>
          <table:table-cell table:formula="of:=SUM([.AP$13:.AP18])" office:value-type="float" office:value="8801" calcext:value-type="float">
            <text:p>8801</text:p>
          </table:table-cell>
          <table:table-cell table:formula="of:=SUM([.AQ$13:.AQ18])" office:value-type="float" office:value="3620" calcext:value-type="float">
            <text:p>3620</text:p>
          </table:table-cell>
          <table:table-cell table:formula="of:=SUM([.AR$13:.AR18])" office:value-type="float" office:value="1237" calcext:value-type="float">
            <text:p>1237</text:p>
          </table:table-cell>
          <table:table-cell table:formula="of:=SUM([.AS$13:.AS18])" office:value-type="float" office:value="206" calcext:value-type="float">
            <text:p>206</text:p>
          </table:table-cell>
          <table:table-cell table:formula="of:=SUM([.AT$13:.AT18])" office:value-type="float" office:value="41" calcext:value-type="float">
            <text:p>41</text:p>
          </table:table-cell>
          <table:table-cell table:formula="of:=SUM([.AU$13:.AU18])" office:value-type="float" office:value="10" calcext:value-type="float">
            <text:p>10</text:p>
          </table:table-cell>
          <table:table-cell table:formula="of:=SUM([.AV$13:.AV18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6</text:p>
          </table:table-cell>
          <table:table-cell table:formula="of:=SUM([.S$13:.S19])" office:value-type="float" office:value="551294732" calcext:value-type="float">
            <text:p>551294732</text:p>
          </table:table-cell>
          <table:table-cell table:formula="of:=SUM([.T$13:.T19])" office:value-type="float" office:value="445301701" calcext:value-type="float">
            <text:p>445301701</text:p>
          </table:table-cell>
          <table:table-cell table:formula="of:=SUM([.U$13:.U19])" office:value-type="float" office:value="356857790" calcext:value-type="float">
            <text:p>356857790</text:p>
          </table:table-cell>
          <table:table-cell table:formula="of:=SUM([.V$13:.V19])" office:value-type="float" office:value="283558241" calcext:value-type="float">
            <text:p>283558241</text:p>
          </table:table-cell>
          <table:table-cell table:formula="of:=SUM([.W$13:.W19])" office:value-type="float" office:value="223254280" calcext:value-type="float">
            <text:p>223254280</text:p>
          </table:table-cell>
          <table:table-cell table:formula="of:=SUM([.X$13:.X19])" office:value-type="float" office:value="174034277" calcext:value-type="float">
            <text:p>174034277</text:p>
          </table:table-cell>
          <table:table-cell table:formula="of:=SUM([.Y$13:.Y19])" office:value-type="float" office:value="134205626" calcext:value-type="float">
            <text:p>134205626</text:p>
          </table:table-cell>
          <table:table-cell table:formula="of:=SUM([.Z$13:.Z19])" office:value-type="float" office:value="102277345" calcext:value-type="float">
            <text:p>102277345</text:p>
          </table:table-cell>
          <table:table-cell table:formula="of:=SUM([.AA$13:.AA19])" office:value-type="float" office:value="76943396" calcext:value-type="float">
            <text:p>76943396</text:p>
          </table:table-cell>
          <table:table-cell table:formula="of:=SUM([.AB$13:.AB19])" office:value-type="float" office:value="57066725" calcext:value-type="float">
            <text:p>57066725</text:p>
          </table:table-cell>
          <table:table-cell table:formula="of:=SUM([.AC$13:.AC19])" office:value-type="float" office:value="41664022" calcext:value-type="float">
            <text:p>41664022</text:p>
          </table:table-cell>
          <table:table-cell table:formula="of:=SUM([.AD$13:.AD19])" office:value-type="float" office:value="29891201" calcext:value-type="float">
            <text:p>29891201</text:p>
          </table:table-cell>
          <table:table-cell table:formula="of:=SUM([.AE$13:.AE19])" office:value-type="float" office:value="21029600" calcext:value-type="float">
            <text:p>21029600</text:p>
          </table:table-cell>
          <table:table-cell table:formula="of:=SUM([.AF$13:.AF19])" office:value-type="float" office:value="14472901" calcext:value-type="float">
            <text:p>14472901</text:p>
          </table:table-cell>
          <table:table-cell table:formula="of:=SUM([.AG$13:.AG19])" office:value-type="float" office:value="9714770" calcext:value-type="float">
            <text:p>9714770</text:p>
          </table:table-cell>
          <table:table-cell table:formula="of:=SUM([.AH$13:.AH19])" office:value-type="float" office:value="6337217" calcext:value-type="float">
            <text:p>6337217</text:p>
          </table:table-cell>
          <table:table-cell table:formula="of:=SUM([.AI$13:.AI19])" office:value-type="float" office:value="3999676" calcext:value-type="float">
            <text:p>3999676</text:p>
          </table:table-cell>
          <table:table-cell table:formula="of:=SUM([.AJ$13:.AJ19])" office:value-type="float" office:value="2428805" calcext:value-type="float">
            <text:p>2428805</text:p>
          </table:table-cell>
          <table:table-cell table:formula="of:=SUM([.AK$13:.AK19])" office:value-type="float" office:value="1409006" calcext:value-type="float">
            <text:p>1409006</text:p>
          </table:table-cell>
          <table:table-cell table:formula="of:=SUM([.AL$13:.AL19])" office:value-type="float" office:value="773665" calcext:value-type="float">
            <text:p>773665</text:p>
          </table:table-cell>
          <table:table-cell table:formula="of:=SUM([.AM$13:.AM19])" office:value-type="float" office:value="397112" calcext:value-type="float">
            <text:p>397112</text:p>
          </table:table-cell>
          <table:table-cell table:formula="of:=SUM([.AN$13:.AN19])" office:value-type="float" office:value="187301" calcext:value-type="float">
            <text:p>187301</text:p>
          </table:table-cell>
          <table:table-cell table:formula="of:=SUM([.AO$13:.AO19])" office:value-type="float" office:value="79210" calcext:value-type="float">
            <text:p>79210</text:p>
          </table:table-cell>
          <table:table-cell table:formula="of:=SUM([.AP$13:.AP19])" office:value-type="float" office:value="28961" calcext:value-type="float">
            <text:p>28961</text:p>
          </table:table-cell>
          <table:table-cell table:formula="of:=SUM([.AQ$13:.AQ19])" office:value-type="float" office:value="8660" calcext:value-type="float">
            <text:p>8660</text:p>
          </table:table-cell>
          <table:table-cell table:formula="of:=SUM([.AR$13:.AR19])" office:value-type="float" office:value="1237" calcext:value-type="float">
            <text:p>1237</text:p>
          </table:table-cell>
          <table:table-cell table:formula="of:=SUM([.AS$13:.AS19])" office:value-type="float" office:value="206" calcext:value-type="float">
            <text:p>206</text:p>
          </table:table-cell>
          <table:table-cell table:formula="of:=SUM([.AT$13:.AT19])" office:value-type="float" office:value="41" calcext:value-type="float">
            <text:p>41</text:p>
          </table:table-cell>
          <table:table-cell table:formula="of:=SUM([.AU$13:.AU19])" office:value-type="float" office:value="10" calcext:value-type="float">
            <text:p>10</text:p>
          </table:table-cell>
          <table:table-cell table:formula="of:=SUM([.AV$13:.AV19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7</text:p>
          </table:table-cell>
          <table:table-cell table:formula="of:=SUM([.S$13:.S20])" office:value-type="float" office:value="13804352732" calcext:value-type="float">
            <text:p>13804352732</text:p>
          </table:table-cell>
          <table:table-cell table:formula="of:=SUM([.T$13:.T20])" office:value-type="float" office:value="10705733701" calcext:value-type="float">
            <text:p>10705733701</text:p>
          </table:table-cell>
          <table:table-cell table:formula="of:=SUM([.U$13:.U20])" office:value-type="float" office:value="8223188990" calcext:value-type="float">
            <text:p>8223188990</text:p>
          </table:table-cell>
          <table:table-cell table:formula="of:=SUM([.V$13:.V20])" office:value-type="float" office:value="6251119841" calcext:value-type="float">
            <text:p>6251119841</text:p>
          </table:table-cell>
          <table:table-cell table:formula="of:=SUM([.W$13:.W20])" office:value-type="float" office:value="4698925480" calcext:value-type="float">
            <text:p>4698925480</text:p>
          </table:table-cell>
          <table:table-cell table:formula="of:=SUM([.X$13:.X20])" office:value-type="float" office:value="3489346277" calcext:value-type="float">
            <text:p>3489346277</text:p>
          </table:table-cell>
          <table:table-cell table:formula="of:=SUM([.Y$13:.Y20])" office:value-type="float" office:value="2556933626" calcext:value-type="float">
            <text:p>2556933626</text:p>
          </table:table-cell>
          <table:table-cell table:formula="of:=SUM([.Z$13:.Z20])" office:value-type="float" office:value="1846641505" calcext:value-type="float">
            <text:p>1846641505</text:p>
          </table:table-cell>
          <table:table-cell table:formula="of:=SUM([.AA$13:.AA20])" office:value-type="float" office:value="1312534676" calcext:value-type="float">
            <text:p>1312534676</text:p>
          </table:table-cell>
          <table:table-cell table:formula="of:=SUM([.AB$13:.AB20])" office:value-type="float" office:value="916608485" calcext:value-type="float">
            <text:p>916608485</text:p>
          </table:table-cell>
          <table:table-cell table:formula="of:=SUM([.AC$13:.AC20])" office:value-type="float" office:value="627715222" calcext:value-type="float">
            <text:p>627715222</text:p>
          </table:table-cell>
          <table:table-cell table:formula="of:=SUM([.AD$13:.AD20])" office:value-type="float" office:value="420592001" calcext:value-type="float">
            <text:p>420592001</text:p>
          </table:table-cell>
          <table:table-cell table:formula="of:=SUM([.AE$13:.AE20])" office:value-type="float" office:value="274985120" calcext:value-type="float">
            <text:p>274985120</text:p>
          </table:table-cell>
          <table:table-cell table:formula="of:=SUM([.AF$13:.AF20])" office:value-type="float" office:value="174865861" calcext:value-type="float">
            <text:p>174865861</text:p>
          </table:table-cell>
          <table:table-cell table:formula="of:=SUM([.AG$13:.AG20])" office:value-type="float" office:value="107732690" calcext:value-type="float">
            <text:p>107732690</text:p>
          </table:table-cell>
          <table:table-cell table:formula="of:=SUM([.AH$13:.AH20])" office:value-type="float" office:value="63994817" calcext:value-type="float">
            <text:p>63994817</text:p>
          </table:table-cell>
          <table:table-cell table:formula="of:=SUM([.AI$13:.AI20])" office:value-type="float" office:value="36432076" calcext:value-type="float">
            <text:p>36432076</text:p>
          </table:table-cell>
          <table:table-cell table:formula="of:=SUM([.AJ$13:.AJ20])" office:value-type="float" office:value="19726085" calcext:value-type="float">
            <text:p>19726085</text:p>
          </table:table-cell>
          <table:table-cell table:formula="of:=SUM([.AK$13:.AK20])" office:value-type="float" office:value="10057646" calcext:value-type="float">
            <text:p>10057646</text:p>
          </table:table-cell>
          <table:table-cell table:formula="of:=SUM([.AL$13:.AL20])" office:value-type="float" office:value="4765345" calcext:value-type="float">
            <text:p>4765345</text:p>
          </table:table-cell>
          <table:table-cell table:formula="of:=SUM([.AM$13:.AM20])" office:value-type="float" office:value="2060312" calcext:value-type="float">
            <text:p>2060312</text:p>
          </table:table-cell>
          <table:table-cell table:formula="of:=SUM([.AN$13:.AN20])" office:value-type="float" office:value="792101" calcext:value-type="float">
            <text:p>792101</text:p>
          </table:table-cell>
          <table:table-cell table:formula="of:=SUM([.AO$13:.AO20])" office:value-type="float" office:value="260650" calcext:value-type="float">
            <text:p>260650</text:p>
          </table:table-cell>
          <table:table-cell table:formula="of:=SUM([.AP$13:.AP20])" office:value-type="float" office:value="69281" calcext:value-type="float">
            <text:p>69281</text:p>
          </table:table-cell>
          <table:table-cell table:formula="of:=SUM([.AQ$13:.AQ20])" office:value-type="float" office:value="8660" calcext:value-type="float">
            <text:p>8660</text:p>
          </table:table-cell>
          <table:table-cell table:formula="of:=SUM([.AR$13:.AR20])" office:value-type="float" office:value="1237" calcext:value-type="float">
            <text:p>1237</text:p>
          </table:table-cell>
          <table:table-cell table:formula="of:=SUM([.AS$13:.AS20])" office:value-type="float" office:value="206" calcext:value-type="float">
            <text:p>206</text:p>
          </table:table-cell>
          <table:table-cell table:formula="of:=SUM([.AT$13:.AT20])" office:value-type="float" office:value="41" calcext:value-type="float">
            <text:p>41</text:p>
          </table:table-cell>
          <table:table-cell table:formula="of:=SUM([.AU$13:.AU20])" office:value-type="float" office:value="10" calcext:value-type="float">
            <text:p>10</text:p>
          </table:table-cell>
          <table:table-cell table:formula="of:=SUM([.AV$13:.AV20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8</text:p>
          </table:table-cell>
          <table:table-cell table:formula="of:=SUM([.S$13:.S21])" office:value-type="float" office:value="331877744732" calcext:value-type="float">
            <text:p>331877744732</text:p>
          </table:table-cell>
          <table:table-cell table:formula="of:=SUM([.T$13:.T21])" office:value-type="float" office:value="246695669701" calcext:value-type="float">
            <text:p>246695669701</text:p>
          </table:table-cell>
          <table:table-cell table:formula="of:=SUM([.U$13:.U21])" office:value-type="float" office:value="181282475390" calcext:value-type="float">
            <text:p>181282475390</text:p>
          </table:table-cell>
          <table:table-cell table:formula="of:=SUM([.V$13:.V21])" office:value-type="float" office:value="131569913441" calcext:value-type="float">
            <text:p>131569913441</text:p>
          </table:table-cell>
          <table:table-cell table:formula="of:=SUM([.W$13:.W21])" office:value-type="float" office:value="94212349480" calcext:value-type="float">
            <text:p>94212349480</text:p>
          </table:table-cell>
          <table:table-cell table:formula="of:=SUM([.X$13:.X21])" office:value-type="float" office:value="66480274277" calcext:value-type="float">
            <text:p>66480274277</text:p>
          </table:table-cell>
          <table:table-cell table:formula="of:=SUM([.Y$13:.Y21])" office:value-type="float" office:value="46166037626" calcext:value-type="float">
            <text:p>46166037626</text:p>
          </table:table-cell>
          <table:table-cell table:formula="of:=SUM([.Z$13:.Z21])" office:value-type="float" office:value="31500832225" calcext:value-type="float">
            <text:p>31500832225</text:p>
          </table:table-cell>
          <table:table-cell table:formula="of:=SUM([.AA$13:.AA21])" office:value-type="float" office:value="21081995156" calcext:value-type="float">
            <text:p>21081995156</text:p>
          </table:table-cell>
          <table:table-cell table:formula="of:=SUM([.AB$13:.AB21])" office:value-type="float" office:value="13809734885" calcext:value-type="float">
            <text:p>13809734885</text:p>
          </table:table-cell>
          <table:table-cell table:formula="of:=SUM([.AC$13:.AC21])" office:value-type="float" office:value="8832432022" calcext:value-type="float">
            <text:p>8832432022</text:p>
          </table:table-cell>
          <table:table-cell table:formula="of:=SUM([.AD$13:.AD21])" office:value-type="float" office:value="5499702401" calcext:value-type="float">
            <text:p>5499702401</text:p>
          </table:table-cell>
          <table:table-cell table:formula="of:=SUM([.AE$13:.AE21])" office:value-type="float" office:value="3322451360" calcext:value-type="float">
            <text:p>3322451360</text:p>
          </table:table-cell>
          <table:table-cell table:formula="of:=SUM([.AF$13:.AF21])" office:value-type="float" office:value="1939188421" calcext:value-type="float">
            <text:p>1939188421</text:p>
          </table:table-cell>
          <table:table-cell table:formula="of:=SUM([.AG$13:.AG21])" office:value-type="float" office:value="1087911890" calcext:value-type="float">
            <text:p>1087911890</text:p>
          </table:table-cell>
          <table:table-cell table:formula="of:=SUM([.AH$13:.AH21])" office:value-type="float" office:value="582913217" calcext:value-type="float">
            <text:p>582913217</text:p>
          </table:table-cell>
          <table:table-cell table:formula="of:=SUM([.AI$13:.AI21])" office:value-type="float" office:value="295891276" calcext:value-type="float">
            <text:p>295891276</text:p>
          </table:table-cell>
          <table:table-cell table:formula="of:=SUM([.AJ$13:.AJ21])" office:value-type="float" office:value="140807045" calcext:value-type="float">
            <text:p>140807045</text:p>
          </table:table-cell>
          <table:table-cell table:formula="of:=SUM([.AK$13:.AK21])" office:value-type="float" office:value="61949486" calcext:value-type="float">
            <text:p>61949486</text:p>
          </table:table-cell>
          <table:table-cell table:formula="of:=SUM([.AL$13:.AL21])" office:value-type="float" office:value="24723745" calcext:value-type="float">
            <text:p>24723745</text:p>
          </table:table-cell>
          <table:table-cell table:formula="of:=SUM([.AM$13:.AM21])" office:value-type="float" office:value="8713112" calcext:value-type="float">
            <text:p>8713112</text:p>
          </table:table-cell>
          <table:table-cell table:formula="of:=SUM([.AN$13:.AN21])" office:value-type="float" office:value="2606501" calcext:value-type="float">
            <text:p>2606501</text:p>
          </table:table-cell>
          <table:table-cell table:formula="of:=SUM([.AO$13:.AO21])" office:value-type="float" office:value="623530" calcext:value-type="float">
            <text:p>623530</text:p>
          </table:table-cell>
          <table:table-cell table:formula="of:=SUM([.AP$13:.AP21])" office:value-type="float" office:value="69281" calcext:value-type="float">
            <text:p>69281</text:p>
          </table:table-cell>
          <table:table-cell table:formula="of:=SUM([.AQ$13:.AQ21])" office:value-type="float" office:value="8660" calcext:value-type="float">
            <text:p>8660</text:p>
          </table:table-cell>
          <table:table-cell table:formula="of:=SUM([.AR$13:.AR21])" office:value-type="float" office:value="1237" calcext:value-type="float">
            <text:p>1237</text:p>
          </table:table-cell>
          <table:table-cell table:formula="of:=SUM([.AS$13:.AS21])" office:value-type="float" office:value="206" calcext:value-type="float">
            <text:p>206</text:p>
          </table:table-cell>
          <table:table-cell table:formula="of:=SUM([.AT$13:.AT21])" office:value-type="float" office:value="41" calcext:value-type="float">
            <text:p>41</text:p>
          </table:table-cell>
          <table:table-cell table:formula="of:=SUM([.AU$13:.AU21])" office:value-type="float" office:value="10" calcext:value-type="float">
            <text:p>10</text:p>
          </table:table-cell>
          <table:table-cell table:formula="of:=SUM([.AV$13:.AV21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9</text:p>
          </table:table-cell>
          <table:table-cell table:formula="of:=SUM([.S$13:.S22])" office:value-type="float" office:value="7647565760732" calcext:value-type="float">
            <text:p>7647565760732</text:p>
          </table:table-cell>
          <table:table-cell table:formula="of:=SUM([.T$13:.T22])" office:value-type="float" office:value="5438474261701" calcext:value-type="float">
            <text:p>5438474261701</text:p>
          </table:table-cell>
          <table:table-cell table:formula="of:=SUM([.U$13:.U22])" office:value-type="float" office:value="3815527489790" calcext:value-type="float">
            <text:p>3815527489790</text:p>
          </table:table-cell>
          <table:table-cell table:formula="of:=SUM([.V$13:.V22])" office:value-type="float" office:value="2637945785441" calcext:value-type="float">
            <text:p>2637945785441</text:p>
          </table:table-cell>
          <table:table-cell table:formula="of:=SUM([.W$13:.W22])" office:value-type="float" office:value="1794967405480" calcext:value-type="float">
            <text:p>1794967405480</text:p>
          </table:table-cell>
          <table:table-cell table:formula="of:=SUM([.X$13:.X22])" office:value-type="float" office:value="1200316978277" calcext:value-type="float">
            <text:p>1200316978277</text:p>
          </table:table-cell>
          <table:table-cell table:formula="of:=SUM([.Y$13:.Y22])" office:value-type="float" office:value="787520805626" calcext:value-type="float">
            <text:p>787520805626</text:p>
          </table:table-cell>
          <table:table-cell table:formula="of:=SUM([.Z$13:.Z22])" office:value-type="float" office:value="505967883745" calcext:value-type="float">
            <text:p>505967883745</text:p>
          </table:table-cell>
          <table:table-cell table:formula="of:=SUM([.AA$13:.AA22])" office:value-type="float" office:value="317623902356" calcext:value-type="float">
            <text:p>317623902356</text:p>
          </table:table-cell>
          <table:table-cell table:formula="of:=SUM([.AB$13:.AB22])" office:value-type="float" office:value="194313504485" calcext:value-type="float">
            <text:p>194313504485</text:p>
          </table:table-cell>
          <table:table-cell table:formula="of:=SUM([.AC$13:.AC22])" office:value-type="float" office:value="115493750422" calcext:value-type="float">
            <text:p>115493750422</text:p>
          </table:table-cell>
          <table:table-cell table:formula="of:=SUM([.AD$13:.AD22])" office:value-type="float" office:value="66449027201" calcext:value-type="float">
            <text:p>66449027201</text:p>
          </table:table-cell>
          <table:table-cell table:formula="of:=SUM([.AE$13:.AE22])" office:value-type="float" office:value="36844580000" calcext:value-type="float">
            <text:p>36844580000</text:p>
          </table:table-cell>
          <table:table-cell table:formula="of:=SUM([.AF$13:.AF22])" office:value-type="float" office:value="19582414021" calcext:value-type="float">
            <text:p>19582414021</text:p>
          </table:table-cell>
          <table:table-cell table:formula="of:=SUM([.AG$13:.AG22])" office:value-type="float" office:value="9909524690" calcext:value-type="float">
            <text:p>9909524690</text:p>
          </table:table-cell>
          <table:table-cell table:formula="of:=SUM([.AH$13:.AH22])" office:value-type="float" office:value="4734260417" calcext:value-type="float">
            <text:p>4734260417</text:p>
          </table:table-cell>
          <table:table-cell table:formula="of:=SUM([.AI$13:.AI22])" office:value-type="float" office:value="2112105676" calcext:value-type="float">
            <text:p>2112105676</text:p>
          </table:table-cell>
          <table:table-cell table:formula="of:=SUM([.AJ$13:.AJ22])" office:value-type="float" office:value="867292805" calcext:value-type="float">
            <text:p>867292805</text:p>
          </table:table-cell>
          <table:table-cell table:formula="of:=SUM([.AK$13:.AK22])" office:value-type="float" office:value="321408686" calcext:value-type="float">
            <text:p>321408686</text:p>
          </table:table-cell>
          <table:table-cell table:formula="of:=SUM([.AL$13:.AL22])" office:value-type="float" office:value="104557345" calcext:value-type="float">
            <text:p>104557345</text:p>
          </table:table-cell>
          <table:table-cell table:formula="of:=SUM([.AM$13:.AM22])" office:value-type="float" office:value="28671512" calcext:value-type="float">
            <text:p>28671512</text:p>
          </table:table-cell>
          <table:table-cell table:formula="of:=SUM([.AN$13:.AN22])" office:value-type="float" office:value="6235301" calcext:value-type="float">
            <text:p>6235301</text:p>
          </table:table-cell>
          <table:table-cell table:formula="of:=SUM([.AO$13:.AO22])" office:value-type="float" office:value="623530" calcext:value-type="float">
            <text:p>623530</text:p>
          </table:table-cell>
          <table:table-cell table:formula="of:=SUM([.AP$13:.AP22])" office:value-type="float" office:value="69281" calcext:value-type="float">
            <text:p>69281</text:p>
          </table:table-cell>
          <table:table-cell table:formula="of:=SUM([.AQ$13:.AQ22])" office:value-type="float" office:value="8660" calcext:value-type="float">
            <text:p>8660</text:p>
          </table:table-cell>
          <table:table-cell table:formula="of:=SUM([.AR$13:.AR22])" office:value-type="float" office:value="1237" calcext:value-type="float">
            <text:p>1237</text:p>
          </table:table-cell>
          <table:table-cell table:formula="of:=SUM([.AS$13:.AS22])" office:value-type="float" office:value="206" calcext:value-type="float">
            <text:p>206</text:p>
          </table:table-cell>
          <table:table-cell table:formula="of:=SUM([.AT$13:.AT22])" office:value-type="float" office:value="41" calcext:value-type="float">
            <text:p>41</text:p>
          </table:table-cell>
          <table:table-cell table:formula="of:=SUM([.AU$13:.AU22])" office:value-type="float" office:value="10" calcext:value-type="float">
            <text:p>10</text:p>
          </table:table-cell>
          <table:table-cell table:formula="of:=SUM([.AV$13:.AV22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10</text:p>
          </table:table-cell>
          <table:table-cell table:formula="of:=SUM([.S$13:.S23])" office:value-type="float" office:value="168592702112732" calcext:value-type="float">
            <text:p>168592702112732</text:p>
          </table:table-cell>
          <table:table-cell table:formula="of:=SUM([.T$13:.T23])" office:value-type="float" office:value="114465824693701" calcext:value-type="float">
            <text:p>114465824693701</text:p>
          </table:table-cell>
          <table:table-cell table:formula="of:=SUM([.U$13:.U23])" office:value-type="float" office:value="76500427777790" calcext:value-type="float">
            <text:p>76500427777790</text:p>
          </table:table-cell>
          <table:table-cell table:formula="of:=SUM([.V$13:.V23])" office:value-type="float" office:value="50259087353441" calcext:value-type="float">
            <text:p>50259087353441</text:p>
          </table:table-cell>
          <table:table-cell table:formula="of:=SUM([.W$13:.W23])" office:value-type="float" office:value="32408558413480" calcext:value-type="float">
            <text:p>32408558413480</text:p>
          </table:table-cell>
          <table:table-cell table:formula="of:=SUM([.X$13:.X23])" office:value-type="float" office:value="20475540946277" calcext:value-type="float">
            <text:p>20475540946277</text:p>
          </table:table-cell>
          <table:table-cell table:formula="of:=SUM([.Y$13:.Y23])" office:value-type="float" office:value="12649197093626" calcext:value-type="float">
            <text:p>12649197093626</text:p>
          </table:table-cell>
          <table:table-cell table:formula="of:=SUM([.Z$13:.Z23])" office:value-type="float" office:value="7622973656545" calcext:value-type="float">
            <text:p>7622973656545</text:p>
          </table:table-cell>
          <table:table-cell table:formula="of:=SUM([.AA$13:.AA23])" office:value-type="float" office:value="4469210603156" calcext:value-type="float">
            <text:p>4469210603156</text:p>
          </table:table-cell>
          <table:table-cell table:formula="of:=SUM([.AB$13:.AB23])" office:value-type="float" office:value="2540862509285" calcext:value-type="float">
            <text:p>2540862509285</text:p>
          </table:table-cell>
          <table:table-cell table:formula="of:=SUM([.AC$13:.AC23])" office:value-type="float" office:value="1395429571222" calcext:value-type="float">
            <text:p>1395429571222</text:p>
          </table:table-cell>
          <table:table-cell table:formula="of:=SUM([.AD$13:.AD23])" office:value-type="float" office:value="736891600001" calcext:value-type="float">
            <text:p>736891600001</text:p>
          </table:table-cell>
          <table:table-cell table:formula="of:=SUM([.AE$13:.AE23])" office:value-type="float" office:value="372065866400" calcext:value-type="float">
            <text:p>372065866400</text:p>
          </table:table-cell>
          <table:table-cell table:formula="of:=SUM([.AF$13:.AF23])" office:value-type="float" office:value="178371444421" calcext:value-type="float">
            <text:p>178371444421</text:p>
          </table:table-cell>
          <table:table-cell table:formula="of:=SUM([.AG$13:.AG23])" office:value-type="float" office:value="80482427090" calcext:value-type="float">
            <text:p>80482427090</text:p>
          </table:table-cell>
          <table:table-cell table:formula="of:=SUM([.AH$13:.AH23])" office:value-type="float" office:value="33793690817" calcext:value-type="float">
            <text:p>33793690817</text:p>
          </table:table-cell>
          <table:table-cell table:formula="of:=SUM([.AI$13:.AI23])" office:value-type="float" office:value="13009392076" calcext:value-type="float">
            <text:p>13009392076</text:p>
          </table:table-cell>
          <table:table-cell table:formula="of:=SUM([.AJ$13:.AJ23])" office:value-type="float" office:value="4499721605" calcext:value-type="float">
            <text:p>4499721605</text:p>
          </table:table-cell>
          <table:table-cell table:formula="of:=SUM([.AK$13:.AK23])" office:value-type="float" office:value="1359245486" calcext:value-type="float">
            <text:p>1359245486</text:p>
          </table:table-cell>
          <table:table-cell table:formula="of:=SUM([.AL$13:.AL23])" office:value-type="float" office:value="344058145" calcext:value-type="float">
            <text:p>344058145</text:p>
          </table:table-cell>
          <table:table-cell table:formula="of:=SUM([.AM$13:.AM23])" office:value-type="float" office:value="68588312" calcext:value-type="float">
            <text:p>68588312</text:p>
          </table:table-cell>
          <table:table-cell table:formula="of:=SUM([.AN$13:.AN23])" office:value-type="float" office:value="6235301" calcext:value-type="float">
            <text:p>6235301</text:p>
          </table:table-cell>
          <table:table-cell table:formula="of:=SUM([.AO$13:.AO23])" office:value-type="float" office:value="623530" calcext:value-type="float">
            <text:p>623530</text:p>
          </table:table-cell>
          <table:table-cell table:formula="of:=SUM([.AP$13:.AP23])" office:value-type="float" office:value="69281" calcext:value-type="float">
            <text:p>69281</text:p>
          </table:table-cell>
          <table:table-cell table:formula="of:=SUM([.AQ$13:.AQ23])" office:value-type="float" office:value="8660" calcext:value-type="float">
            <text:p>8660</text:p>
          </table:table-cell>
          <table:table-cell table:formula="of:=SUM([.AR$13:.AR23])" office:value-type="float" office:value="1237" calcext:value-type="float">
            <text:p>1237</text:p>
          </table:table-cell>
          <table:table-cell table:formula="of:=SUM([.AS$13:.AS23])" office:value-type="float" office:value="206" calcext:value-type="float">
            <text:p>206</text:p>
          </table:table-cell>
          <table:table-cell table:formula="of:=SUM([.AT$13:.AT23])" office:value-type="float" office:value="41" calcext:value-type="float">
            <text:p>41</text:p>
          </table:table-cell>
          <table:table-cell table:formula="of:=SUM([.AU$13:.AU23])" office:value-type="float" office:value="10" calcext:value-type="float">
            <text:p>10</text:p>
          </table:table-cell>
          <table:table-cell table:formula="of:=SUM([.AV$13:.AV23])"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%Remaining</text:p>
          </table:table-cell>
          <table:table-cell office:value-type="string" calcext:value-type="string">
            <text:p>Depth 0</text:p>
          </table:table-cell>
          <table:table-cell table:formula="of:=[.S25]/([.S25]+[.U25]+[.W25]+[.Y25]+[.AA25]+[.AC25]+[.AE25]+[.AG25]+[.AI25]+[.AK25]+[.AM25]+[.AO25]+[.AQ25]+[.AS25]+[.AU25])" office:value-type="float" office:value="0.0666666666666667" calcext:value-type="float">
            <text:p>0.066666666666667</text:p>
          </table:table-cell>
          <table:table-cell table:formula="of:=[.T25]/([.T25]+[.V25]+[.X25]+[.Z25]+[.AB25]+[.AD25]+[.AF25]+[.AH25]+[.AJ25]+[.AL25]+[.AN25]+[.AP25]+[.AR25]+[.AT25]+[.AV25])" office:value-type="float" office:value="0.0666666666666667" calcext:value-type="float">
            <text:p>0.066666666666667</text:p>
          </table:table-cell>
          <table:table-cell table:formula="of:=[.U25]/([.U25]+[.W25]+[.Y25]+[.AA25]+[.AC25]+[.AE25]+[.AG25]+[.AI25]+[.AK25]+[.AM25]+[.AO25]+[.AQ25]+[.AS25]+[.AU25]+[.AW25])" office:value-type="float" office:value="0.0714285714285714" calcext:value-type="float">
            <text:p>0.071428571428572</text:p>
          </table:table-cell>
          <table:table-cell table:formula="of:=[.V25]/([.V25]+[.X25]+[.Z25]+[.AB25]+[.AD25]+[.AF25]+[.AH25]+[.AJ25]+[.AL25]+[.AN25]+[.AP25]+[.AR25]+[.AT25]+[.AV25]+[.AX25])" office:value-type="float" office:value="0.0714285714285714" calcext:value-type="float">
            <text:p>0.071428571428572</text:p>
          </table:table-cell>
          <table:table-cell table:formula="of:=[.W25]/([.W25]+[.Y25]+[.AA25]+[.AC25]+[.AE25]+[.AG25]+[.AI25]+[.AK25]+[.AM25]+[.AO25]+[.AQ25]+[.AS25]+[.AU25]+[.AW25]+[.AY25])" office:value-type="float" office:value="0.0769230769230769" calcext:value-type="float">
            <text:p>0.076923076923077</text:p>
          </table:table-cell>
          <table:table-cell table:formula="of:=[.X25]/([.X25]+[.Z25]+[.AB25]+[.AD25]+[.AF25]+[.AH25]+[.AJ25]+[.AL25]+[.AN25]+[.AP25]+[.AR25]+[.AT25]+[.AV25]+[.AX25]+[.AZ25])" office:value-type="float" office:value="0.0769230769230769" calcext:value-type="float">
            <text:p>0.076923076923077</text:p>
          </table:table-cell>
          <table:table-cell table:formula="of:=[.Y25]/([.Y25]+[.AA25]+[.AC25]+[.AE25]+[.AG25]+[.AI25]+[.AK25]+[.AM25]+[.AO25]+[.AQ25]+[.AS25]+[.AU25]+[.AW25]+[.AY25]+[.BA25])" office:value-type="float" office:value="0.0833333333333333" calcext:value-type="float">
            <text:p>0.083333333333333</text:p>
          </table:table-cell>
          <table:table-cell table:formula="of:=[.Z25]/([.Z25]+[.AB25]+[.AD25]+[.AF25]+[.AH25]+[.AJ25]+[.AL25]+[.AN25]+[.AP25]+[.AR25]+[.AT25]+[.AV25]+[.AX25]+[.AZ25]+[.BB25])" office:value-type="float" office:value="0.0833333333333333" calcext:value-type="float">
            <text:p>0.083333333333333</text:p>
          </table:table-cell>
          <table:table-cell table:formula="of:=[.AA25]/([.AA25]+[.AC25]+[.AE25]+[.AG25]+[.AI25]+[.AK25]+[.AM25]+[.AO25]+[.AQ25]+[.AS25]+[.AU25]+[.AW25]+[.AY25]+[.BA25]+[.BC25])" office:value-type="float" office:value="0.0909090909090909" calcext:value-type="float">
            <text:p>0.090909090909091</text:p>
          </table:table-cell>
          <table:table-cell table:formula="of:=[.AB25]/([.AB25]+[.AD25]+[.AF25]+[.AH25]+[.AJ25]+[.AL25]+[.AN25]+[.AP25]+[.AR25]+[.AT25]+[.AV25]+[.AX25]+[.AZ25]+[.BB25]+[.BD25])" office:value-type="float" office:value="0.0909090909090909" calcext:value-type="float">
            <text:p>0.090909090909091</text:p>
          </table:table-cell>
          <table:table-cell table:formula="of:=[.AC25]/([.AC25]+[.AE25]+[.AG25]+[.AI25]+[.AK25]+[.AM25]+[.AO25]+[.AQ25]+[.AS25]+[.AU25]+[.AW25]+[.AY25]+[.BA25]+[.BC25]+[.BE25])" office:value-type="float" office:value="0.1" calcext:value-type="float">
            <text:p>0.1</text:p>
          </table:table-cell>
          <table:table-cell table:formula="of:=[.AD25]/([.AD25]+[.AF25]+[.AH25]+[.AJ25]+[.AL25]+[.AN25]+[.AP25]+[.AR25]+[.AT25]+[.AV25]+[.AX25]+[.AZ25]+[.BB25]+[.BD25]+[.BF25])" office:value-type="float" office:value="0.1" calcext:value-type="float">
            <text:p>0.1</text:p>
          </table:table-cell>
          <table:table-cell table:formula="of:=[.AE25]/([.AE25]+[.AG25]+[.AI25]+[.AK25]+[.AM25]+[.AO25]+[.AQ25]+[.AS25]+[.AU25]+[.AW25]+[.AY25]+[.BA25]+[.BC25]+[.BE25]+[.BG25])" office:value-type="float" office:value="0.111111111111111" calcext:value-type="float">
            <text:p>0.111111111111111</text:p>
          </table:table-cell>
          <table:table-cell table:formula="of:=[.AF25]/([.AF25]+[.AH25]+[.AJ25]+[.AL25]+[.AN25]+[.AP25]+[.AR25]+[.AT25]+[.AV25]+[.AX25]+[.AZ25]+[.BB25]+[.BD25]+[.BF25]+[.BH25])" office:value-type="float" office:value="0.111111111111111" calcext:value-type="float">
            <text:p>0.111111111111111</text:p>
          </table:table-cell>
          <table:table-cell table:formula="of:=[.AG25]/([.AG25]+[.AI25]+[.AK25]+[.AM25]+[.AO25]+[.AQ25]+[.AS25]+[.AU25]+[.AW25]+[.AY25]+[.BA25]+[.BC25]+[.BE25]+[.BG25]+[.BI25])" office:value-type="float" office:value="0.125" calcext:value-type="float">
            <text:p>0.125</text:p>
          </table:table-cell>
          <table:table-cell table:formula="of:=[.AH25]/([.AH25]+[.AJ25]+[.AL25]+[.AN25]+[.AP25]+[.AR25]+[.AT25]+[.AV25]+[.AX25]+[.AZ25]+[.BB25]+[.BD25]+[.BF25]+[.BH25]+[.BJ25])" office:value-type="float" office:value="0.125" calcext:value-type="float">
            <text:p>0.125</text:p>
          </table:table-cell>
          <table:table-cell table:formula="of:=[.AI25]/([.AI25]+[.AK25]+[.AM25]+[.AO25]+[.AQ25]+[.AS25]+[.AU25]+[.AW25]+[.AY25]+[.BA25]+[.BC25]+[.BE25]+[.BG25]+[.BI25]+[.BK25])" office:value-type="float" office:value="0.142857142857143" calcext:value-type="float">
            <text:p>0.142857142857143</text:p>
          </table:table-cell>
          <table:table-cell table:formula="of:=[.AJ25]/([.AJ25]+[.AL25]+[.AN25]+[.AP25]+[.AR25]+[.AT25]+[.AV25]+[.AX25]+[.AZ25]+[.BB25]+[.BD25]+[.BF25]+[.BH25]+[.BJ25]+[.BL25])" office:value-type="float" office:value="0.142857142857143" calcext:value-type="float">
            <text:p>0.142857142857143</text:p>
          </table:table-cell>
          <table:table-cell table:formula="of:=[.AK25]/([.AK25]+[.AM25]+[.AO25]+[.AQ25]+[.AS25]+[.AU25]+[.AW25]+[.AY25]+[.BA25]+[.BC25]+[.BE25]+[.BG25]+[.BI25]+[.BK25]+[.BM25])" office:value-type="float" office:value="0.166666666666667" calcext:value-type="float">
            <text:p>0.166666666666667</text:p>
          </table:table-cell>
          <table:table-cell table:formula="of:=[.AL25]/([.AL25]+[.AN25]+[.AP25]+[.AR25]+[.AT25]+[.AV25]+[.AX25]+[.AZ25]+[.BB25]+[.BD25]+[.BF25]+[.BH25]+[.BJ25]+[.BL25]+[.BN25])" office:value-type="float" office:value="0.166666666666667" calcext:value-type="float">
            <text:p>0.166666666666667</text:p>
          </table:table-cell>
          <table:table-cell table:formula="of:=[.AM25]/([.AM25]+[.AO25]+[.AQ25]+[.AS25]+[.AU25]+[.AW25]+[.AY25]+[.BA25]+[.BC25]+[.BE25]+[.BG25]+[.BI25]+[.BK25]+[.BM25]+[.BO25])" office:value-type="float" office:value="0.2" calcext:value-type="float">
            <text:p>0.2</text:p>
          </table:table-cell>
          <table:table-cell table:formula="of:=[.AN25]/([.AN25]+[.AP25]+[.AR25]+[.AT25]+[.AV25]+[.AX25]+[.AZ25]+[.BB25]+[.BD25]+[.BF25]+[.BH25]+[.BJ25]+[.BL25]+[.BN25]+[.BP25])" office:value-type="float" office:value="0.2" calcext:value-type="float">
            <text:p>0.2</text:p>
          </table:table-cell>
          <table:table-cell table:formula="of:=[.AO25]/([.AO25]+[.AQ25]+[.AS25]+[.AU25]+[.AW25]+[.AY25]+[.BA25]+[.BC25]+[.BE25]+[.BG25]+[.BI25]+[.BK25]+[.BM25]+[.BO25]+[.BQ25])" office:value-type="float" office:value="0.25" calcext:value-type="float">
            <text:p>0.25</text:p>
          </table:table-cell>
          <table:table-cell table:formula="of:=[.AP25]/([.AP25]+[.AR25]+[.AT25]+[.AV25]+[.AX25]+[.AZ25]+[.BB25]+[.BD25]+[.BF25]+[.BH25]+[.BJ25]+[.BL25]+[.BN25]+[.BP25]+[.BR25])" office:value-type="float" office:value="0.25" calcext:value-type="float">
            <text:p>0.25</text:p>
          </table:table-cell>
          <table:table-cell table:formula="of:=[.AQ25]/([.AQ25]+[.AS25]+[.AU25]+[.AW25]+[.AY25]+[.BA25]+[.BC25]+[.BE25]+[.BG25]+[.BI25]+[.BK25]+[.BM25]+[.BO25]+[.BQ25]+[.BS25])" office:value-type="float" office:value="0.333333333333333" calcext:value-type="float">
            <text:p>0.333333333333333</text:p>
          </table:table-cell>
          <table:table-cell table:formula="of:=[.AR25]/([.AR25]+[.AT25]+[.AV25]+[.AX25]+[.AZ25]+[.BB25]+[.BD25]+[.BF25]+[.BH25]+[.BJ25]+[.BL25]+[.BN25]+[.BP25]+[.BR25]+[.BT25])" office:value-type="float" office:value="0.333333333333333" calcext:value-type="float">
            <text:p>0.333333333333333</text:p>
          </table:table-cell>
          <table:table-cell table:formula="of:=[.AS25]/([.AS25]+[.AU25]+[.AW25]+[.AY25]+[.BA25]+[.BC25]+[.BE25]+[.BG25]+[.BI25]+[.BK25]+[.BM25]+[.BO25]+[.BQ25]+[.BS25]+[.BU25])" office:value-type="float" office:value="0.5" calcext:value-type="float">
            <text:p>0.5</text:p>
          </table:table-cell>
          <table:table-cell table:formula="of:=[.AT25]/([.AT25]+[.AV25]+[.AX25]+[.AZ25]+[.BB25]+[.BD25]+[.BF25]+[.BH25]+[.BJ25]+[.BL25]+[.BN25]+[.BP25]+[.BR25]+[.BT25]+[.BV25])" office:value-type="float" office:value="0.5" calcext:value-type="float">
            <text:p>0.5</text:p>
          </table:table-cell>
          <table:table-cell table:formula="of:=[.AU25]/([.AU25]+[.AW25]+[.AY25]+[.BA25]+[.BC25]+[.BE25]+[.BG25]+[.BI25]+[.BK25]+[.BM25]+[.BO25]+[.BQ25]+[.BS25]+[.BU25]+[.BW25])" office:value-type="float" office:value="1" calcext:value-type="float">
            <text:p>1</text:p>
          </table:table-cell>
          <table:table-cell table:formula="of:=[.AV25]/([.AV25]+[.AX25]+[.AZ25]+[.BB25]+[.BD25]+[.BF25]+[.BH25]+[.BJ25]+[.BL25]+[.BN25]+[.BP25]+[.BR25]+[.BT25]+[.BV25]+[.BX25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1</text:p>
          </table:table-cell>
          <table:table-cell table:formula="of:=[.S26]/([.S26]+[.U26]+[.W26]+[.Y26]+[.AA26]+[.AC26]+[.AE26]+[.AG26]+[.AI26]+[.AK26]+[.AM26]+[.AO26]+[.AQ26]+[.AS26]+[.AU26])" office:value-type="float" office:value="0.118518518518519" calcext:value-type="float">
            <text:p>0.118518518518519</text:p>
          </table:table-cell>
          <table:table-cell table:formula="of:=[.T26]/([.T26]+[.V26]+[.X26]+[.Z26]+[.AB26]+[.AD26]+[.AF26]+[.AH26]+[.AJ26]+[.AL26]+[.AN26]+[.AP26]+[.AR26]+[.AT26]+[.AV26])" office:value-type="float" office:value="0.12156862745098" calcext:value-type="float">
            <text:p>0.12156862745098</text:p>
          </table:table-cell>
          <table:table-cell table:formula="of:=[.U26]/([.U26]+[.W26]+[.Y26]+[.AA26]+[.AC26]+[.AE26]+[.AG26]+[.AI26]+[.AK26]+[.AM26]+[.AO26]+[.AQ26]+[.AS26]+[.AU26]+[.AW26])" office:value-type="float" office:value="0.126050420168067" calcext:value-type="float">
            <text:p>0.126050420168067</text:p>
          </table:table-cell>
          <table:table-cell table:formula="of:=[.V26]/([.V26]+[.X26]+[.Z26]+[.AB26]+[.AD26]+[.AF26]+[.AH26]+[.AJ26]+[.AL26]+[.AN26]+[.AP26]+[.AR26]+[.AT26]+[.AV26]+[.AX26])" office:value-type="float" office:value="0.129464285714286" calcext:value-type="float">
            <text:p>0.129464285714286</text:p>
          </table:table-cell>
          <table:table-cell table:formula="of:=[.W26]/([.W26]+[.Y26]+[.AA26]+[.AC26]+[.AE26]+[.AG26]+[.AI26]+[.AK26]+[.AM26]+[.AO26]+[.AQ26]+[.AS26]+[.AU26]+[.AW26]+[.AY26])" office:value-type="float" office:value="0.134615384615385" calcext:value-type="float">
            <text:p>0.134615384615385</text:p>
          </table:table-cell>
          <table:table-cell table:formula="of:=[.X26]/([.X26]+[.Z26]+[.AB26]+[.AD26]+[.AF26]+[.AH26]+[.AJ26]+[.AL26]+[.AN26]+[.AP26]+[.AR26]+[.AT26]+[.AV26]+[.AX26]+[.AZ26])" office:value-type="float" office:value="0.138461538461538" calcext:value-type="float">
            <text:p>0.138461538461538</text:p>
          </table:table-cell>
          <table:table-cell table:formula="of:=[.Y26]/([.Y26]+[.AA26]+[.AC26]+[.AE26]+[.AG26]+[.AI26]+[.AK26]+[.AM26]+[.AO26]+[.AQ26]+[.AS26]+[.AU26]+[.AW26]+[.AY26]+[.BA26])" office:value-type="float" office:value="0.144444444444444" calcext:value-type="float">
            <text:p>0.144444444444444</text:p>
          </table:table-cell>
          <table:table-cell table:formula="of:=[.Z26]/([.Z26]+[.AB26]+[.AD26]+[.AF26]+[.AH26]+[.AJ26]+[.AL26]+[.AN26]+[.AP26]+[.AR26]+[.AT26]+[.AV26]+[.AX26]+[.AZ26]+[.BB26])" office:value-type="float" office:value="0.148809523809524" calcext:value-type="float">
            <text:p>0.148809523809524</text:p>
          </table:table-cell>
          <table:table-cell table:formula="of:=[.AA26]/([.AA26]+[.AC26]+[.AE26]+[.AG26]+[.AI26]+[.AK26]+[.AM26]+[.AO26]+[.AQ26]+[.AS26]+[.AU26]+[.AW26]+[.AY26]+[.BA26]+[.BC26])" office:value-type="float" office:value="0.155844155844156" calcext:value-type="float">
            <text:p>0.155844155844156</text:p>
          </table:table-cell>
          <table:table-cell table:formula="of:=[.AB26]/([.AB26]+[.AD26]+[.AF26]+[.AH26]+[.AJ26]+[.AL26]+[.AN26]+[.AP26]+[.AR26]+[.AT26]+[.AV26]+[.AX26]+[.AZ26]+[.BB26]+[.BD26])" office:value-type="float" office:value="0.160839160839161" calcext:value-type="float">
            <text:p>0.160839160839161</text:p>
          </table:table-cell>
          <table:table-cell table:formula="of:=[.AC26]/([.AC26]+[.AE26]+[.AG26]+[.AI26]+[.AK26]+[.AM26]+[.AO26]+[.AQ26]+[.AS26]+[.AU26]+[.AW26]+[.AY26]+[.BA26]+[.BC26]+[.BE26])" office:value-type="float" office:value="0.169230769230769" calcext:value-type="float">
            <text:p>0.169230769230769</text:p>
          </table:table-cell>
          <table:table-cell table:formula="of:=[.AD26]/([.AD26]+[.AF26]+[.AH26]+[.AJ26]+[.AL26]+[.AN26]+[.AP26]+[.AR26]+[.AT26]+[.AV26]+[.AX26]+[.AZ26]+[.BB26]+[.BD26]+[.BF26])" office:value-type="float" office:value="0.175" calcext:value-type="float">
            <text:p>0.175</text:p>
          </table:table-cell>
          <table:table-cell table:formula="of:=[.AE26]/([.AE26]+[.AG26]+[.AI26]+[.AK26]+[.AM26]+[.AO26]+[.AQ26]+[.AS26]+[.AU26]+[.AW26]+[.AY26]+[.BA26]+[.BC26]+[.BE26]+[.BG26])" office:value-type="float" office:value="0.185185185185185" calcext:value-type="float">
            <text:p>0.185185185185185</text:p>
          </table:table-cell>
          <table:table-cell table:formula="of:=[.AF26]/([.AF26]+[.AH26]+[.AJ26]+[.AL26]+[.AN26]+[.AP26]+[.AR26]+[.AT26]+[.AV26]+[.AX26]+[.AZ26]+[.BB26]+[.BD26]+[.BF26]+[.BH26])" office:value-type="float" office:value="0.191919191919192" calcext:value-type="float">
            <text:p>0.191919191919192</text:p>
          </table:table-cell>
          <table:table-cell table:formula="of:=[.AG26]/([.AG26]+[.AI26]+[.AK26]+[.AM26]+[.AO26]+[.AQ26]+[.AS26]+[.AU26]+[.AW26]+[.AY26]+[.BA26]+[.BC26]+[.BE26]+[.BG26]+[.BI26])" office:value-type="float" office:value="0.204545454545455" calcext:value-type="float">
            <text:p>0.204545454545455</text:p>
          </table:table-cell>
          <table:table-cell table:formula="of:=[.AH26]/([.AH26]+[.AJ26]+[.AL26]+[.AN26]+[.AP26]+[.AR26]+[.AT26]+[.AV26]+[.AX26]+[.AZ26]+[.BB26]+[.BD26]+[.BF26]+[.BH26]+[.BJ26])" office:value-type="float" office:value="0.2125" calcext:value-type="float">
            <text:p>0.2125</text:p>
          </table:table-cell>
          <table:table-cell table:formula="of:=[.AI26]/([.AI26]+[.AK26]+[.AM26]+[.AO26]+[.AQ26]+[.AS26]+[.AU26]+[.AW26]+[.AY26]+[.BA26]+[.BC26]+[.BE26]+[.BG26]+[.BI26]+[.BK26])" office:value-type="float" office:value="0.228571428571429" calcext:value-type="float">
            <text:p>0.228571428571429</text:p>
          </table:table-cell>
          <table:table-cell table:formula="of:=[.AJ26]/([.AJ26]+[.AL26]+[.AN26]+[.AP26]+[.AR26]+[.AT26]+[.AV26]+[.AX26]+[.AZ26]+[.BB26]+[.BD26]+[.BF26]+[.BH26]+[.BJ26]+[.BL26])" office:value-type="float" office:value="0.238095238095238" calcext:value-type="float">
            <text:p>0.238095238095238</text:p>
          </table:table-cell>
          <table:table-cell table:formula="of:=[.AK26]/([.AK26]+[.AM26]+[.AO26]+[.AQ26]+[.AS26]+[.AU26]+[.AW26]+[.AY26]+[.BA26]+[.BC26]+[.BE26]+[.BG26]+[.BI26]+[.BK26]+[.BM26])" office:value-type="float" office:value="0.259259259259259" calcext:value-type="float">
            <text:p>0.259259259259259</text:p>
          </table:table-cell>
          <table:table-cell table:formula="of:=[.AL26]/([.AL26]+[.AN26]+[.AP26]+[.AR26]+[.AT26]+[.AV26]+[.AX26]+[.AZ26]+[.BB26]+[.BD26]+[.BF26]+[.BH26]+[.BJ26]+[.BL26]+[.BN26])" office:value-type="float" office:value="0.270833333333333" calcext:value-type="float">
            <text:p>0.270833333333333</text:p>
          </table:table-cell>
          <table:table-cell table:formula="of:=[.AM26]/([.AM26]+[.AO26]+[.AQ26]+[.AS26]+[.AU26]+[.AW26]+[.AY26]+[.BA26]+[.BC26]+[.BE26]+[.BG26]+[.BI26]+[.BK26]+[.BM26]+[.BO26])" office:value-type="float" office:value="0.3" calcext:value-type="float">
            <text:p>0.3</text:p>
          </table:table-cell>
          <table:table-cell table:formula="of:=[.AN26]/([.AN26]+[.AP26]+[.AR26]+[.AT26]+[.AV26]+[.AX26]+[.AZ26]+[.BB26]+[.BD26]+[.BF26]+[.BH26]+[.BJ26]+[.BL26]+[.BN26]+[.BP26])" office:value-type="float" office:value="0.314285714285714" calcext:value-type="float">
            <text:p>0.314285714285714</text:p>
          </table:table-cell>
          <table:table-cell table:formula="of:=[.AO26]/([.AO26]+[.AQ26]+[.AS26]+[.AU26]+[.AW26]+[.AY26]+[.BA26]+[.BC26]+[.BE26]+[.BG26]+[.BI26]+[.BK26]+[.BM26]+[.BO26]+[.BQ26])" office:value-type="float" office:value="0.357142857142857" calcext:value-type="float">
            <text:p>0.357142857142857</text:p>
          </table:table-cell>
          <table:table-cell table:formula="of:=[.AP26]/([.AP26]+[.AR26]+[.AT26]+[.AV26]+[.AX26]+[.AZ26]+[.BB26]+[.BD26]+[.BF26]+[.BH26]+[.BJ26]+[.BL26]+[.BN26]+[.BP26]+[.BR26])" office:value-type="float" office:value="0.375" calcext:value-type="float">
            <text:p>0.375</text:p>
          </table:table-cell>
          <table:table-cell table:formula="of:=[.AQ26]/([.AQ26]+[.AS26]+[.AU26]+[.AW26]+[.AY26]+[.BA26]+[.BC26]+[.BE26]+[.BG26]+[.BI26]+[.BK26]+[.BM26]+[.BO26]+[.BQ26]+[.BS26])" office:value-type="float" office:value="0.444444444444444" calcext:value-type="float">
            <text:p>0.444444444444444</text:p>
          </table:table-cell>
          <table:table-cell table:formula="of:=[.AR26]/([.AR26]+[.AT26]+[.AV26]+[.AX26]+[.AZ26]+[.BB26]+[.BD26]+[.BF26]+[.BH26]+[.BJ26]+[.BL26]+[.BN26]+[.BP26]+[.BR26]+[.BT26])" office:value-type="float" office:value="0.466666666666667" calcext:value-type="float">
            <text:p>0.466666666666667</text:p>
          </table:table-cell>
          <table:table-cell table:formula="of:=[.AS26]/([.AS26]+[.AU26]+[.AW26]+[.AY26]+[.BA26]+[.BC26]+[.BE26]+[.BG26]+[.BI26]+[.BK26]+[.BM26]+[.BO26]+[.BQ26]+[.BS26]+[.BU26])" office:value-type="float" office:value="0.6" calcext:value-type="float">
            <text:p>0.6</text:p>
          </table:table-cell>
          <table:table-cell table:formula="of:=[.AT26]/([.AT26]+[.AV26]+[.AX26]+[.AZ26]+[.BB26]+[.BD26]+[.BF26]+[.BH26]+[.BJ26]+[.BL26]+[.BN26]+[.BP26]+[.BR26]+[.BT26]+[.BV26])" office:value-type="float" office:value="0.625" calcext:value-type="float">
            <text:p>0.625</text:p>
          </table:table-cell>
          <table:table-cell table:formula="of:=[.AU26]/([.AU26]+[.AW26]+[.AY26]+[.BA26]+[.BC26]+[.BE26]+[.BG26]+[.BI26]+[.BK26]+[.BM26]+[.BO26]+[.BQ26]+[.BS26]+[.BU26]+[.BW26])" office:value-type="float" office:value="1" calcext:value-type="float">
            <text:p>1</text:p>
          </table:table-cell>
          <table:table-cell table:formula="of:=[.AV26]/([.AV26]+[.AX26]+[.AZ26]+[.BB26]+[.BD26]+[.BF26]+[.BH26]+[.BJ26]+[.BL26]+[.BN26]+[.BP26]+[.BR26]+[.BT26]+[.BV26]+[.BX26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2</text:p>
          </table:table-cell>
          <table:table-cell table:formula="of:=[.S27]/([.S27]+[.U27]+[.W27]+[.Y27]+[.AA27]+[.AC27]+[.AE27]+[.AG27]+[.AI27]+[.AK27]+[.AM27]+[.AO27]+[.AQ27]+[.AS27]+[.AU27])" office:value-type="float" office:value="0.175868372943327" calcext:value-type="float">
            <text:p>0.175868372943327</text:p>
          </table:table-cell>
          <table:table-cell table:formula="of:=[.T27]/([.T27]+[.V27]+[.X27]+[.Z27]+[.AB27]+[.AD27]+[.AF27]+[.AH27]+[.AJ27]+[.AL27]+[.AN27]+[.AP27]+[.AR27]+[.AT27]+[.AV27])" office:value-type="float" office:value="0.18117836316107" calcext:value-type="float">
            <text:p>0.18117836316107</text:p>
          </table:table-cell>
          <table:table-cell table:formula="of:=[.U27]/([.U27]+[.W27]+[.Y27]+[.AA27]+[.AC27]+[.AE27]+[.AG27]+[.AI27]+[.AK27]+[.AM27]+[.AO27]+[.AQ27]+[.AS27]+[.AU27]+[.AW27])" office:value-type="float" office:value="0.186779059449867" calcext:value-type="float">
            <text:p>0.186779059449867</text:p>
          </table:table-cell>
          <table:table-cell table:formula="of:=[.V27]/([.V27]+[.X27]+[.Z27]+[.AB27]+[.AD27]+[.AF27]+[.AH27]+[.AJ27]+[.AL27]+[.AN27]+[.AP27]+[.AR27]+[.AT27]+[.AV27]+[.AX27])" office:value-type="float" office:value="0.192779960707269" calcext:value-type="float">
            <text:p>0.192779960707269</text:p>
          </table:table-cell>
          <table:table-cell table:formula="of:=[.W27]/([.W27]+[.Y27]+[.AA27]+[.AC27]+[.AE27]+[.AG27]+[.AI27]+[.AK27]+[.AM27]+[.AO27]+[.AQ27]+[.AS27]+[.AU27]+[.AW27]+[.AY27])" office:value-type="float" office:value="0.199127114020731" calcext:value-type="float">
            <text:p>0.199127114020731</text:p>
          </table:table-cell>
          <table:table-cell table:formula="of:=[.X27]/([.X27]+[.Z27]+[.AB27]+[.AD27]+[.AF27]+[.AH27]+[.AJ27]+[.AL27]+[.AN27]+[.AP27]+[.AR27]+[.AT27]+[.AV27]+[.AX27]+[.AZ27])" office:value-type="float" office:value="0.205962884088835" calcext:value-type="float">
            <text:p>0.205962884088835</text:p>
          </table:table-cell>
          <table:table-cell table:formula="of:=[.Y27]/([.Y27]+[.AA27]+[.AC27]+[.AE27]+[.AG27]+[.AI27]+[.AK27]+[.AM27]+[.AO27]+[.AQ27]+[.AS27]+[.AU27]+[.AW27]+[.AY27]+[.BA27])" office:value-type="float" office:value="0.213215258855586" calcext:value-type="float">
            <text:p>0.213215258855586</text:p>
          </table:table-cell>
          <table:table-cell table:formula="of:=[.Z27]/([.Z27]+[.AB27]+[.AD27]+[.AF27]+[.AH27]+[.AJ27]+[.AL27]+[.AN27]+[.AP27]+[.AR27]+[.AT27]+[.AV27]+[.AX27]+[.AZ27]+[.BB27])" office:value-type="float" office:value="0.221072796934866" calcext:value-type="float">
            <text:p>0.221072796934866</text:p>
          </table:table-cell>
          <table:table-cell table:formula="of:=[.AA27]/([.AA27]+[.AC27]+[.AE27]+[.AG27]+[.AI27]+[.AK27]+[.AM27]+[.AO27]+[.AQ27]+[.AS27]+[.AU27]+[.AW27]+[.AY27]+[.BA27]+[.BC27])" office:value-type="float" office:value="0.229437229437229" calcext:value-type="float">
            <text:p>0.229437229437229</text:p>
          </table:table-cell>
          <table:table-cell table:formula="of:=[.AB27]/([.AB27]+[.AD27]+[.AF27]+[.AH27]+[.AJ27]+[.AL27]+[.AN27]+[.AP27]+[.AR27]+[.AT27]+[.AV27]+[.AX27]+[.AZ27]+[.BB27]+[.BD27])" office:value-type="float" office:value="0.238563698967044" calcext:value-type="float">
            <text:p>0.238563698967044</text:p>
          </table:table-cell>
          <table:table-cell table:formula="of:=[.AC27]/([.AC27]+[.AE27]+[.AG27]+[.AI27]+[.AK27]+[.AM27]+[.AO27]+[.AQ27]+[.AS27]+[.AU27]+[.AW27]+[.AY27]+[.BA27]+[.BC27]+[.BE27])" office:value-type="float" office:value="0.248314606741573" calcext:value-type="float">
            <text:p>0.248314606741573</text:p>
          </table:table-cell>
          <table:table-cell table:formula="of:=[.AD27]/([.AD27]+[.AF27]+[.AH27]+[.AJ27]+[.AL27]+[.AN27]+[.AP27]+[.AR27]+[.AT27]+[.AV27]+[.AX27]+[.AZ27]+[.BB27]+[.BD27]+[.BF27])" office:value-type="float" office:value="0.259043927648579" calcext:value-type="float">
            <text:p>0.259043927648579</text:p>
          </table:table-cell>
          <table:table-cell table:formula="of:=[.AE27]/([.AE27]+[.AG27]+[.AI27]+[.AK27]+[.AM27]+[.AO27]+[.AQ27]+[.AS27]+[.AU27]+[.AW27]+[.AY27]+[.BA27]+[.BC27]+[.BE27]+[.BG27])" office:value-type="float" office:value="0.270553064275037" calcext:value-type="float">
            <text:p>0.270553064275037</text:p>
          </table:table-cell>
          <table:table-cell table:formula="of:=[.AF27]/([.AF27]+[.AH27]+[.AJ27]+[.AL27]+[.AN27]+[.AP27]+[.AR27]+[.AT27]+[.AV27]+[.AX27]+[.AZ27]+[.BB27]+[.BD27]+[.BF27]+[.BH27])" office:value-type="float" office:value="0.283347863993025" calcext:value-type="float">
            <text:p>0.283347863993025</text:p>
          </table:table-cell>
          <table:table-cell table:formula="of:=[.AG27]/([.AG27]+[.AI27]+[.AK27]+[.AM27]+[.AO27]+[.AQ27]+[.AS27]+[.AU27]+[.AW27]+[.AY27]+[.BA27]+[.BC27]+[.BE27]+[.BG27]+[.BI27])" office:value-type="float" office:value="0.297131147540984" calcext:value-type="float">
            <text:p>0.297131147540984</text:p>
          </table:table-cell>
          <table:table-cell table:formula="of:=[.AH27]/([.AH27]+[.AJ27]+[.AL27]+[.AN27]+[.AP27]+[.AR27]+[.AT27]+[.AV27]+[.AX27]+[.AZ27]+[.BB27]+[.BD27]+[.BF27]+[.BH27]+[.BJ27])" office:value-type="float" office:value="0.312652068126521" calcext:value-type="float">
            <text:p>0.312652068126521</text:p>
          </table:table-cell>
          <table:table-cell table:formula="of:=[.AI27]/([.AI27]+[.AK27]+[.AM27]+[.AO27]+[.AQ27]+[.AS27]+[.AU27]+[.AW27]+[.AY27]+[.BA27]+[.BC27]+[.BE27]+[.BG27]+[.BI27]+[.BK27])" office:value-type="float" office:value="0.329446064139942" calcext:value-type="float">
            <text:p>0.329446064139942</text:p>
          </table:table-cell>
          <table:table-cell table:formula="of:=[.AJ27]/([.AJ27]+[.AL27]+[.AN27]+[.AP27]+[.AR27]+[.AT27]+[.AV27]+[.AX27]+[.AZ27]+[.BB27]+[.BD27]+[.BF27]+[.BH27]+[.BJ27]+[.BL27])" office:value-type="float" office:value="0.348672566371681" calcext:value-type="float">
            <text:p>0.348672566371681</text:p>
          </table:table-cell>
          <table:table-cell table:formula="of:=[.AK27]/([.AK27]+[.AM27]+[.AO27]+[.AQ27]+[.AS27]+[.AU27]+[.AW27]+[.AY27]+[.BA27]+[.BC27]+[.BE27]+[.BG27]+[.BI27]+[.BK27]+[.BM27])" office:value-type="float" office:value="0.369565217391304" calcext:value-type="float">
            <text:p>0.369565217391304</text:p>
          </table:table-cell>
          <table:table-cell table:formula="of:=[.AL27]/([.AL27]+[.AN27]+[.AP27]+[.AR27]+[.AT27]+[.AV27]+[.AX27]+[.AZ27]+[.BB27]+[.BD27]+[.BF27]+[.BH27]+[.BJ27]+[.BL27]+[.BN27])" office:value-type="float" office:value="0.394021739130435" calcext:value-type="float">
            <text:p>0.394021739130435</text:p>
          </table:table-cell>
          <table:table-cell table:formula="of:=[.AM27]/([.AM27]+[.AO27]+[.AQ27]+[.AS27]+[.AU27]+[.AW27]+[.AY27]+[.BA27]+[.BC27]+[.BE27]+[.BG27]+[.BI27]+[.BK27]+[.BM27]+[.BO27])" office:value-type="float" office:value="0.420689655172414" calcext:value-type="float">
            <text:p>0.420689655172414</text:p>
          </table:table-cell>
          <table:table-cell table:formula="of:=[.AN27]/([.AN27]+[.AP27]+[.AR27]+[.AT27]+[.AV27]+[.AX27]+[.AZ27]+[.BB27]+[.BD27]+[.BF27]+[.BH27]+[.BJ27]+[.BL27]+[.BN27]+[.BP27])" office:value-type="float" office:value="0.452914798206278" calcext:value-type="float">
            <text:p>0.452914798206278</text:p>
          </table:table-cell>
          <table:table-cell table:formula="of:=[.AO27]/([.AO27]+[.AQ27]+[.AS27]+[.AU27]+[.AW27]+[.AY27]+[.BA27]+[.BC27]+[.BE27]+[.BG27]+[.BI27]+[.BK27]+[.BM27]+[.BO27]+[.BQ27])" office:value-type="float" office:value="0.488095238095238" calcext:value-type="float">
            <text:p>0.488095238095238</text:p>
          </table:table-cell>
          <table:table-cell table:formula="of:=[.AP27]/([.AP27]+[.AR27]+[.AT27]+[.AV27]+[.AX27]+[.AZ27]+[.BB27]+[.BD27]+[.BF27]+[.BH27]+[.BJ27]+[.BL27]+[.BN27]+[.BP27]+[.BR27])" office:value-type="float" office:value="0.532786885245902" calcext:value-type="float">
            <text:p>0.532786885245902</text:p>
          </table:table-cell>
          <table:table-cell table:formula="of:=[.AQ27]/([.AQ27]+[.AS27]+[.AU27]+[.AW27]+[.AY27]+[.BA27]+[.BC27]+[.BE27]+[.BG27]+[.BI27]+[.BK27]+[.BM27]+[.BO27]+[.BQ27]+[.BS27])" office:value-type="float" office:value="0.581395348837209" calcext:value-type="float">
            <text:p>0.581395348837209</text:p>
          </table:table-cell>
          <table:table-cell table:formula="of:=[.AR27]/([.AR27]+[.AT27]+[.AV27]+[.AX27]+[.AZ27]+[.BB27]+[.BD27]+[.BF27]+[.BH27]+[.BJ27]+[.BL27]+[.BN27]+[.BP27]+[.BR27]+[.BT27])" office:value-type="float" office:value="0.649122807017544" calcext:value-type="float">
            <text:p>0.649122807017544</text:p>
          </table:table-cell>
          <table:table-cell table:formula="of:=[.AS27]/([.AS27]+[.AU27]+[.AW27]+[.AY27]+[.BA27]+[.BC27]+[.BE27]+[.BG27]+[.BI27]+[.BK27]+[.BM27]+[.BO27]+[.BQ27]+[.BS27]+[.BU27])" office:value-type="float" office:value="0.722222222222222" calcext:value-type="float">
            <text:p>0.722222222222222</text:p>
          </table:table-cell>
          <table:table-cell table:formula="of:=[.AT27]/([.AT27]+[.AV27]+[.AX27]+[.AZ27]+[.BB27]+[.BD27]+[.BF27]+[.BH27]+[.BJ27]+[.BL27]+[.BN27]+[.BP27]+[.BR27]+[.BT27]+[.BV27])" office:value-type="float" office:value="0.85" calcext:value-type="float">
            <text:p>0.85</text:p>
          </table:table-cell>
          <table:table-cell table:formula="of:=[.AU27]/([.AU27]+[.AW27]+[.AY27]+[.BA27]+[.BC27]+[.BE27]+[.BG27]+[.BI27]+[.BK27]+[.BM27]+[.BO27]+[.BQ27]+[.BS27]+[.BU27]+[.BW27])" office:value-type="float" office:value="1" calcext:value-type="float">
            <text:p>1</text:p>
          </table:table-cell>
          <table:table-cell table:formula="of:=[.AV27]/([.AV27]+[.AX27]+[.AZ27]+[.BB27]+[.BD27]+[.BF27]+[.BH27]+[.BJ27]+[.BL27]+[.BN27]+[.BP27]+[.BR27]+[.BT27]+[.BV27]+[.BX27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3</text:p>
          </table:table-cell>
          <table:table-cell table:formula="of:=[.S28]/([.S28]+[.U28]+[.W28]+[.Y28]+[.AA28]+[.AC28]+[.AE28]+[.AG28]+[.AI28]+[.AK28]+[.AM28]+[.AO28]+[.AQ28]+[.AS28]+[.AU28])" office:value-type="float" office:value="0.23194712017538" calcext:value-type="float">
            <text:p>0.23194712017538</text:p>
          </table:table-cell>
          <table:table-cell table:formula="of:=[.T28]/([.T28]+[.V28]+[.X28]+[.Z28]+[.AB28]+[.AD28]+[.AF28]+[.AH28]+[.AJ28]+[.AL28]+[.AN28]+[.AP28]+[.AR28]+[.AT28]+[.AV28])" office:value-type="float" office:value="0.238822761952483" calcext:value-type="float">
            <text:p>0.238822761952483</text:p>
          </table:table-cell>
          <table:table-cell table:formula="of:=[.U28]/([.U28]+[.W28]+[.Y28]+[.AA28]+[.AC28]+[.AE28]+[.AG28]+[.AI28]+[.AK28]+[.AM28]+[.AO28]+[.AQ28]+[.AS28]+[.AU28]+[.AW28])" office:value-type="float" office:value="0.246140206720581" calcext:value-type="float">
            <text:p>0.246140206720581</text:p>
          </table:table-cell>
          <table:table-cell table:formula="of:=[.V28]/([.V28]+[.X28]+[.Z28]+[.AB28]+[.AD28]+[.AF28]+[.AH28]+[.AJ28]+[.AL28]+[.AN28]+[.AP28]+[.AR28]+[.AT28]+[.AV28]+[.AX28])" office:value-type="float" office:value="0.253887619236884" calcext:value-type="float">
            <text:p>0.253887619236884</text:p>
          </table:table-cell>
          <table:table-cell table:formula="of:=[.W28]/([.W28]+[.Y28]+[.AA28]+[.AC28]+[.AE28]+[.AG28]+[.AI28]+[.AK28]+[.AM28]+[.AO28]+[.AQ28]+[.AS28]+[.AU28]+[.AW28]+[.AY28])" office:value-type="float" office:value="0.262169061756016" calcext:value-type="float">
            <text:p>0.262169061756016</text:p>
          </table:table-cell>
          <table:table-cell table:formula="of:=[.X28]/([.X28]+[.Z28]+[.AB28]+[.AD28]+[.AF28]+[.AH28]+[.AJ28]+[.AL28]+[.AN28]+[.AP28]+[.AR28]+[.AT28]+[.AV28]+[.AX28]+[.AZ28])" office:value-type="float" office:value="0.270962694145261" calcext:value-type="float">
            <text:p>0.270962694145261</text:p>
          </table:table-cell>
          <table:table-cell table:formula="of:=[.Y28]/([.Y28]+[.AA28]+[.AC28]+[.AE28]+[.AG28]+[.AI28]+[.AK28]+[.AM28]+[.AO28]+[.AQ28]+[.AS28]+[.AU28]+[.AW28]+[.AY28]+[.BA28])" office:value-type="float" office:value="0.280410527543444" calcext:value-type="float">
            <text:p>0.280410527543444</text:p>
          </table:table-cell>
          <table:table-cell table:formula="of:=[.Z28]/([.Z28]+[.AB28]+[.AD28]+[.AF28]+[.AH28]+[.AJ28]+[.AL28]+[.AN28]+[.AP28]+[.AR28]+[.AT28]+[.AV28]+[.AX28]+[.AZ28]+[.BB28])" office:value-type="float" office:value="0.290473580855825" calcext:value-type="float">
            <text:p>0.290473580855825</text:p>
          </table:table-cell>
          <table:table-cell table:formula="of:=[.AA28]/([.AA28]+[.AC28]+[.AE28]+[.AG28]+[.AI28]+[.AK28]+[.AM28]+[.AO28]+[.AQ28]+[.AS28]+[.AU28]+[.AW28]+[.AY28]+[.BA28]+[.BC28])" office:value-type="float" office:value="0.301350621285791" calcext:value-type="float">
            <text:p>0.301350621285791</text:p>
          </table:table-cell>
          <table:table-cell table:formula="of:=[.AB28]/([.AB28]+[.AD28]+[.AF28]+[.AH28]+[.AJ28]+[.AL28]+[.AN28]+[.AP28]+[.AR28]+[.AT28]+[.AV28]+[.AX28]+[.AZ28]+[.BB28]+[.BD28])" office:value-type="float" office:value="0.312972677243909" calcext:value-type="float">
            <text:p>0.312972677243909</text:p>
          </table:table-cell>
          <table:table-cell table:formula="of:=[.AC28]/([.AC28]+[.AE28]+[.AG28]+[.AI28]+[.AK28]+[.AM28]+[.AO28]+[.AQ28]+[.AS28]+[.AU28]+[.AW28]+[.AY28]+[.BA28]+[.BC28]+[.BE28])" office:value-type="float" office:value="0.325626353232292" calcext:value-type="float">
            <text:p>0.325626353232292</text:p>
          </table:table-cell>
          <table:table-cell table:formula="of:=[.AD28]/([.AD28]+[.AF28]+[.AH28]+[.AJ28]+[.AL28]+[.AN28]+[.AP28]+[.AR28]+[.AT28]+[.AV28]+[.AX28]+[.AZ28]+[.BB28]+[.BD28]+[.BF28])" office:value-type="float" office:value="0.339188682780588" calcext:value-type="float">
            <text:p>0.339188682780588</text:p>
          </table:table-cell>
          <table:table-cell table:formula="of:=[.AE28]/([.AE28]+[.AG28]+[.AI28]+[.AK28]+[.AM28]+[.AO28]+[.AQ28]+[.AS28]+[.AU28]+[.AW28]+[.AY28]+[.BA28]+[.BC28]+[.BE28]+[.BG28])" office:value-type="float" office:value="0.354087833963995" calcext:value-type="float">
            <text:p>0.354087833963995</text:p>
          </table:table-cell>
          <table:table-cell table:formula="of:=[.AF28]/([.AF28]+[.AH28]+[.AJ28]+[.AL28]+[.AN28]+[.AP28]+[.AR28]+[.AT28]+[.AV28]+[.AX28]+[.AZ28]+[.BB28]+[.BD28]+[.BF28]+[.BH28])" office:value-type="float" office:value="0.370099950379244" calcext:value-type="float">
            <text:p>0.370099950379244</text:p>
          </table:table-cell>
          <table:table-cell table:formula="of:=[.AG28]/([.AG28]+[.AI28]+[.AK28]+[.AM28]+[.AO28]+[.AQ28]+[.AS28]+[.AU28]+[.AW28]+[.AY28]+[.BA28]+[.BC28]+[.BE28]+[.BG28]+[.BI28])" office:value-type="float" office:value="0.387892774720398" calcext:value-type="float">
            <text:p>0.387892774720398</text:p>
          </table:table-cell>
          <table:table-cell table:formula="of:=[.AH28]/([.AH28]+[.AJ28]+[.AL28]+[.AN28]+[.AP28]+[.AR28]+[.AT28]+[.AV28]+[.AX28]+[.AZ28]+[.BB28]+[.BD28]+[.BF28]+[.BH28]+[.BJ28])" office:value-type="float" office:value="0.407044789556606" calcext:value-type="float">
            <text:p>0.407044789556606</text:p>
          </table:table-cell>
          <table:table-cell table:formula="of:=[.AI28]/([.AI28]+[.AK28]+[.AM28]+[.AO28]+[.AQ28]+[.AS28]+[.AU28]+[.AW28]+[.AY28]+[.BA28]+[.BC28]+[.BE28]+[.BG28]+[.BI28]+[.BK28])" office:value-type="float" office:value="0.428654292343387" calcext:value-type="float">
            <text:p>0.428654292343387</text:p>
          </table:table-cell>
          <table:table-cell table:formula="of:=[.AJ28]/([.AJ28]+[.AL28]+[.AN28]+[.AP28]+[.AR28]+[.AT28]+[.AV28]+[.AX28]+[.AZ28]+[.BB28]+[.BD28]+[.BF28]+[.BH28]+[.BJ28]+[.BL28])" office:value-type="float" office:value="0.451888403871702" calcext:value-type="float">
            <text:p>0.451888403871702</text:p>
          </table:table-cell>
          <table:table-cell table:formula="of:=[.AK28]/([.AK28]+[.AM28]+[.AO28]+[.AQ28]+[.AS28]+[.AU28]+[.AW28]+[.AY28]+[.BA28]+[.BC28]+[.BE28]+[.BG28]+[.BI28]+[.BK28]+[.BM28])" office:value-type="float" office:value="0.478680203045685" calcext:value-type="float">
            <text:p>0.478680203045685</text:p>
          </table:table-cell>
          <table:table-cell table:formula="of:=[.AL28]/([.AL28]+[.AN28]+[.AP28]+[.AR28]+[.AT28]+[.AV28]+[.AX28]+[.AZ28]+[.BB28]+[.BD28]+[.BF28]+[.BH28]+[.BJ28]+[.BL28]+[.BN28])" office:value-type="float" office:value="0.507271468144044" calcext:value-type="float">
            <text:p>0.507271468144044</text:p>
          </table:table-cell>
          <table:table-cell table:formula="of:=[.AM28]/([.AM28]+[.AO28]+[.AQ28]+[.AS28]+[.AU28]+[.AW28]+[.AY28]+[.BA28]+[.BC28]+[.BE28]+[.BG28]+[.BI28]+[.BK28]+[.BM28]+[.BO28])" office:value-type="float" office:value="0.541382667964947" calcext:value-type="float">
            <text:p>0.541382667964947</text:p>
          </table:table-cell>
          <table:table-cell table:formula="of:=[.AN28]/([.AN28]+[.AP28]+[.AR28]+[.AT28]+[.AV28]+[.AX28]+[.AZ28]+[.BB28]+[.BD28]+[.BF28]+[.BH28]+[.BJ28]+[.BL28]+[.BN28]+[.BP28])" office:value-type="float" office:value="0.576950105411103" calcext:value-type="float">
            <text:p>0.576950105411103</text:p>
          </table:table-cell>
          <table:table-cell table:formula="of:=[.AO28]/([.AO28]+[.AQ28]+[.AS28]+[.AU28]+[.AW28]+[.AY28]+[.BA28]+[.BC28]+[.BE28]+[.BG28]+[.BI28]+[.BK28]+[.BM28]+[.BO28]+[.BQ28])" office:value-type="float" office:value="0.62208067940552" calcext:value-type="float">
            <text:p>0.62208067940552</text:p>
          </table:table-cell>
          <table:table-cell table:formula="of:=[.AP28]/([.AP28]+[.AR28]+[.AT28]+[.AV28]+[.AX28]+[.AZ28]+[.BB28]+[.BD28]+[.BF28]+[.BH28]+[.BJ28]+[.BL28]+[.BN28]+[.BP28]+[.BR28])" office:value-type="float" office:value="0.666112956810631" calcext:value-type="float">
            <text:p>0.666112956810631</text:p>
          </table:table-cell>
          <table:table-cell table:formula="of:=[.AQ28]/([.AQ28]+[.AS28]+[.AU28]+[.AW28]+[.AY28]+[.BA28]+[.BC28]+[.BE28]+[.BG28]+[.BI28]+[.BK28]+[.BM28]+[.BO28]+[.BQ28]+[.BS28])" office:value-type="float" office:value="0.730337078651685" calcext:value-type="float">
            <text:p>0.730337078651685</text:p>
          </table:table-cell>
          <table:table-cell table:formula="of:=[.AR28]/([.AR28]+[.AT28]+[.AV28]+[.AX28]+[.AZ28]+[.BB28]+[.BD28]+[.BF28]+[.BH28]+[.BJ28]+[.BL28]+[.BN28]+[.BP28]+[.BR28]+[.BT28])" office:value-type="float" office:value="0.781094527363184" calcext:value-type="float">
            <text:p>0.781094527363184</text:p>
          </table:table-cell>
          <table:table-cell table:formula="of:=[.AS28]/([.AS28]+[.AU28]+[.AW28]+[.AY28]+[.BA28]+[.BC28]+[.BE28]+[.BG28]+[.BI28]+[.BK28]+[.BM28]+[.BO28]+[.BQ28]+[.BS28]+[.BU28])" office:value-type="float" office:value="0.895833333333333" calcext:value-type="float">
            <text:p>0.895833333333333</text:p>
          </table:table-cell>
          <table:table-cell table:formula="of:=[.AT28]/([.AT28]+[.AV28]+[.AX28]+[.AZ28]+[.BB28]+[.BD28]+[.BF28]+[.BH28]+[.BJ28]+[.BL28]+[.BN28]+[.BP28]+[.BR28]+[.BT28]+[.BV28])" office:value-type="float" office:value="0.931818181818182" calcext:value-type="float">
            <text:p>0.931818181818182</text:p>
          </table:table-cell>
          <table:table-cell table:formula="of:=[.AU28]/([.AU28]+[.AW28]+[.AY28]+[.BA28]+[.BC28]+[.BE28]+[.BG28]+[.BI28]+[.BK28]+[.BM28]+[.BO28]+[.BQ28]+[.BS28]+[.BU28]+[.BW28])" office:value-type="float" office:value="1" calcext:value-type="float">
            <text:p>1</text:p>
          </table:table-cell>
          <table:table-cell table:formula="of:=[.AV28]/([.AV28]+[.AX28]+[.AZ28]+[.BB28]+[.BD28]+[.BF28]+[.BH28]+[.BJ28]+[.BL28]+[.BN28]+[.BP28]+[.BR28]+[.BT28]+[.BV28]+[.BX28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4</text:p>
          </table:table-cell>
          <table:table-cell table:formula="of:=[.S29]/([.S29]+[.U29]+[.W29]+[.Y29]+[.AA29]+[.AC29]+[.AE29]+[.AG29]+[.AI29]+[.AK29]+[.AM29]+[.AO29]+[.AQ29]+[.AS29]+[.AU29])" office:value-type="float" office:value="0.285952786452323" calcext:value-type="float">
            <text:p>0.285952786452323</text:p>
          </table:table-cell>
          <table:table-cell table:formula="of:=[.T29]/([.T29]+[.V29]+[.X29]+[.Z29]+[.AB29]+[.AD29]+[.AF29]+[.AH29]+[.AJ29]+[.AL29]+[.AN29]+[.AP29]+[.AR29]+[.AT29]+[.AV29])" office:value-type="float" office:value="0.294304510654507" calcext:value-type="float">
            <text:p>0.294304510654507</text:p>
          </table:table-cell>
          <table:table-cell table:formula="of:=[.U29]/([.U29]+[.W29]+[.Y29]+[.AA29]+[.AC29]+[.AE29]+[.AG29]+[.AI29]+[.AK29]+[.AM29]+[.AO29]+[.AQ29]+[.AS29]+[.AU29]+[.AW29])" office:value-type="float" office:value="0.303148543246444" calcext:value-type="float">
            <text:p>0.303148543246444</text:p>
          </table:table-cell>
          <table:table-cell table:formula="of:=[.V29]/([.V29]+[.X29]+[.Z29]+[.AB29]+[.AD29]+[.AF29]+[.AH29]+[.AJ29]+[.AL29]+[.AN29]+[.AP29]+[.AR29]+[.AT29]+[.AV29]+[.AX29])" office:value-type="float" office:value="0.312540300913487" calcext:value-type="float">
            <text:p>0.312540300913487</text:p>
          </table:table-cell>
          <table:table-cell table:formula="of:=[.W29]/([.W29]+[.Y29]+[.AA29]+[.AC29]+[.AE29]+[.AG29]+[.AI29]+[.AK29]+[.AM29]+[.AO29]+[.AQ29]+[.AS29]+[.AU29]+[.AW29]+[.AY29])" office:value-type="float" office:value="0.322517675066451" calcext:value-type="float">
            <text:p>0.322517675066451</text:p>
          </table:table-cell>
          <table:table-cell table:formula="of:=[.X29]/([.X29]+[.Z29]+[.AB29]+[.AD29]+[.AF29]+[.AH29]+[.AJ29]+[.AL29]+[.AN29]+[.AP29]+[.AR29]+[.AT29]+[.AV29]+[.AX29]+[.AZ29])" office:value-type="float" office:value="0.33315331943555" calcext:value-type="float">
            <text:p>0.33315331943555</text:p>
          </table:table-cell>
          <table:table-cell table:formula="of:=[.Y29]/([.Y29]+[.AA29]+[.AC29]+[.AE29]+[.AG29]+[.AI29]+[.AK29]+[.AM29]+[.AO29]+[.AQ29]+[.AS29]+[.AU29]+[.AW29]+[.AY29]+[.BA29])" office:value-type="float" office:value="0.344491937597896" calcext:value-type="float">
            <text:p>0.344491937597896</text:p>
          </table:table-cell>
          <table:table-cell table:formula="of:=[.Z29]/([.Z29]+[.AB29]+[.AD29]+[.AF29]+[.AH29]+[.AJ29]+[.AL29]+[.AN29]+[.AP29]+[.AR29]+[.AT29]+[.AV29]+[.AX29]+[.AZ29]+[.BB29])" office:value-type="float" office:value="0.356630996241152" calcext:value-type="float">
            <text:p>0.356630996241152</text:p>
          </table:table-cell>
          <table:table-cell table:formula="of:=[.AA29]/([.AA29]+[.AC29]+[.AE29]+[.AG29]+[.AI29]+[.AK29]+[.AM29]+[.AO29]+[.AQ29]+[.AS29]+[.AU29]+[.AW29]+[.AY29]+[.BA29]+[.BC29])" office:value-type="float" office:value="0.369621976772624" calcext:value-type="float">
            <text:p>0.369621976772624</text:p>
          </table:table-cell>
          <table:table-cell table:formula="of:=[.AB29]/([.AB29]+[.AD29]+[.AF29]+[.AH29]+[.AJ29]+[.AL29]+[.AN29]+[.AP29]+[.AR29]+[.AT29]+[.AV29]+[.AX29]+[.AZ29]+[.BB29]+[.BD29])" office:value-type="float" office:value="0.383599335013053" calcext:value-type="float">
            <text:p>0.383599335013053</text:p>
          </table:table-cell>
          <table:table-cell table:formula="of:=[.AC29]/([.AC29]+[.AE29]+[.AG29]+[.AI29]+[.AK29]+[.AM29]+[.AO29]+[.AQ29]+[.AS29]+[.AU29]+[.AW29]+[.AY29]+[.BA29]+[.BC29]+[.BE29])" office:value-type="float" office:value="0.398619033638118" calcext:value-type="float">
            <text:p>0.398619033638118</text:p>
          </table:table-cell>
          <table:table-cell table:formula="of:=[.AD29]/([.AD29]+[.AF29]+[.AH29]+[.AJ29]+[.AL29]+[.AN29]+[.AP29]+[.AR29]+[.AT29]+[.AV29]+[.AX29]+[.AZ29]+[.BB29]+[.BD29]+[.BF29])" office:value-type="float" office:value="0.414873107358295" calcext:value-type="float">
            <text:p>0.414873107358295</text:p>
          </table:table-cell>
          <table:table-cell table:formula="of:=[.AE29]/([.AE29]+[.AG29]+[.AI29]+[.AK29]+[.AM29]+[.AO29]+[.AQ29]+[.AS29]+[.AU29]+[.AW29]+[.AY29]+[.BA29]+[.BC29]+[.BE29]+[.BG29])" office:value-type="float" office:value="0.432413582668585" calcext:value-type="float">
            <text:p>0.432413582668585</text:p>
          </table:table-cell>
          <table:table-cell table:formula="of:=[.AF29]/([.AF29]+[.AH29]+[.AJ29]+[.AL29]+[.AN29]+[.AP29]+[.AR29]+[.AT29]+[.AV29]+[.AX29]+[.AZ29]+[.BB29]+[.BD29]+[.BF29]+[.BH29])" office:value-type="float" office:value="0.451527171074157" calcext:value-type="float">
            <text:p>0.451527171074157</text:p>
          </table:table-cell>
          <table:table-cell table:formula="of:=[.AG29]/([.AG29]+[.AI29]+[.AK29]+[.AM29]+[.AO29]+[.AQ29]+[.AS29]+[.AU29]+[.AW29]+[.AY29]+[.BA29]+[.BC29]+[.BE29]+[.BG29]+[.BI29])" office:value-type="float" office:value="0.472237155364411" calcext:value-type="float">
            <text:p>0.472237155364411</text:p>
          </table:table-cell>
          <table:table-cell table:formula="of:=[.AH29]/([.AH29]+[.AJ29]+[.AL29]+[.AN29]+[.AP29]+[.AR29]+[.AT29]+[.AV29]+[.AX29]+[.AZ29]+[.BB29]+[.BD29]+[.BF29]+[.BH29]+[.BJ29])" office:value-type="float" office:value="0.494997383568812" calcext:value-type="float">
            <text:p>0.494997383568812</text:p>
          </table:table-cell>
          <table:table-cell table:formula="of:=[.AI29]/([.AI29]+[.AK29]+[.AM29]+[.AO29]+[.AQ29]+[.AS29]+[.AU29]+[.AW29]+[.AY29]+[.BA29]+[.BC29]+[.BE29]+[.BG29]+[.BI29]+[.BK29])" office:value-type="float" office:value="0.519732246798603" calcext:value-type="float">
            <text:p>0.519732246798603</text:p>
          </table:table-cell>
          <table:table-cell table:formula="of:=[.AJ29]/([.AJ29]+[.AL29]+[.AN29]+[.AP29]+[.AR29]+[.AT29]+[.AV29]+[.AX29]+[.AZ29]+[.BB29]+[.BD29]+[.BF29]+[.BH29]+[.BJ29]+[.BL29])" office:value-type="float" office:value="0.547219861977494" calcext:value-type="float">
            <text:p>0.547219861977494</text:p>
          </table:table-cell>
          <table:table-cell table:formula="of:=[.AK29]/([.AK29]+[.AM29]+[.AO29]+[.AQ29]+[.AS29]+[.AU29]+[.AW29]+[.AY29]+[.BA29]+[.BC29]+[.BE29]+[.BG29]+[.BI29]+[.BK29]+[.BM29])" office:value-type="float" office:value="0.577081565870803" calcext:value-type="float">
            <text:p>0.577081565870803</text:p>
          </table:table-cell>
          <table:table-cell table:formula="of:=[.AL29]/([.AL29]+[.AN29]+[.AP29]+[.AR29]+[.AT29]+[.AV29]+[.AX29]+[.AZ29]+[.BB29]+[.BD29]+[.BF29]+[.BH29]+[.BJ29]+[.BL29]+[.BN29])" office:value-type="float" office:value="0.610811058220432" calcext:value-type="float">
            <text:p>0.610811058220432</text:p>
          </table:table-cell>
          <table:table-cell table:formula="of:=[.AM29]/([.AM29]+[.AO29]+[.AQ29]+[.AS29]+[.AU29]+[.AW29]+[.AY29]+[.BA29]+[.BC29]+[.BE29]+[.BG29]+[.BI29]+[.BK29]+[.BM29]+[.BO29])" office:value-type="float" office:value="0.647084109471271" calcext:value-type="float">
            <text:p>0.647084109471271</text:p>
          </table:table-cell>
          <table:table-cell table:formula="of:=[.AN29]/([.AN29]+[.AP29]+[.AR29]+[.AT29]+[.AV29]+[.AX29]+[.AZ29]+[.BB29]+[.BD29]+[.BF29]+[.BH29]+[.BJ29]+[.BL29]+[.BN29]+[.BP29])" office:value-type="float" office:value="0.689286134305539" calcext:value-type="float">
            <text:p>0.689286134305539</text:p>
          </table:table-cell>
          <table:table-cell table:formula="of:=[.AO29]/([.AO29]+[.AQ29]+[.AS29]+[.AU29]+[.AW29]+[.AY29]+[.BA29]+[.BC29]+[.BE29]+[.BG29]+[.BI29]+[.BK29]+[.BM29]+[.BO29]+[.BQ29])" office:value-type="float" office:value="0.732846122614698" calcext:value-type="float">
            <text:p>0.732846122614698</text:p>
          </table:table-cell>
          <table:table-cell table:formula="of:=[.AP29]/([.AP29]+[.AR29]+[.AT29]+[.AV29]+[.AX29]+[.AZ29]+[.BB29]+[.BD29]+[.BF29]+[.BH29]+[.BJ29]+[.BL29]+[.BN29]+[.BP29]+[.BR29])" office:value-type="float" office:value="0.787660862982589" calcext:value-type="float">
            <text:p>0.787660862982589</text:p>
          </table:table-cell>
          <table:table-cell table:formula="of:=[.AQ29]/([.AQ29]+[.AS29]+[.AU29]+[.AW29]+[.AY29]+[.BA29]+[.BC29]+[.BE29]+[.BG29]+[.BI29]+[.BK29]+[.BM29]+[.BO29]+[.BQ29]+[.BS29])" office:value-type="float" office:value="0.835866261398176" calcext:value-type="float">
            <text:p>0.835866261398176</text:p>
          </table:table-cell>
          <table:table-cell table:formula="of:=[.AR29]/([.AR29]+[.AT29]+[.AV29]+[.AX29]+[.AZ29]+[.BB29]+[.BD29]+[.BF29]+[.BH29]+[.BJ29]+[.BL29]+[.BN29]+[.BP29]+[.BR29]+[.BT29])" office:value-type="float" office:value="0.92156862745098" calcext:value-type="float">
            <text:p>0.92156862745098</text:p>
          </table:table-cell>
          <table:table-cell table:formula="of:=[.AS29]/([.AS29]+[.AU29]+[.AW29]+[.AY29]+[.BA29]+[.BC29]+[.BE29]+[.BG29]+[.BI29]+[.BK29]+[.BM29]+[.BO29]+[.BQ29]+[.BS29]+[.BU29])" office:value-type="float" office:value="0.953703703703704" calcext:value-type="float">
            <text:p>0.953703703703704</text:p>
          </table:table-cell>
          <table:table-cell table:formula="of:=[.AT29]/([.AT29]+[.AV29]+[.AX29]+[.AZ29]+[.BB29]+[.BD29]+[.BF29]+[.BH29]+[.BJ29]+[.BL29]+[.BN29]+[.BP29]+[.BR29]+[.BT29]+[.BV29])" office:value-type="float" office:value="0.931818181818182" calcext:value-type="float">
            <text:p>0.931818181818182</text:p>
          </table:table-cell>
          <table:table-cell table:formula="of:=[.AU29]/([.AU29]+[.AW29]+[.AY29]+[.BA29]+[.BC29]+[.BE29]+[.BG29]+[.BI29]+[.BK29]+[.BM29]+[.BO29]+[.BQ29]+[.BS29]+[.BU29]+[.BW29])" office:value-type="float" office:value="1" calcext:value-type="float">
            <text:p>1</text:p>
          </table:table-cell>
          <table:table-cell table:formula="of:=[.AV29]/([.AV29]+[.AX29]+[.AZ29]+[.BB29]+[.BD29]+[.BF29]+[.BH29]+[.BJ29]+[.BL29]+[.BN29]+[.BP29]+[.BR29]+[.BT29]+[.BV29]+[.BX29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5</text:p>
          </table:table-cell>
          <table:table-cell table:formula="of:=[.S30]/([.S30]+[.U30]+[.W30]+[.Y30]+[.AA30]+[.AC30]+[.AE30]+[.AG30]+[.AI30]+[.AK30]+[.AM30]+[.AO30]+[.AQ30]+[.AS30]+[.AU30])" office:value-type="float" office:value="0.337962536116529" calcext:value-type="float">
            <text:p>0.337962536116529</text:p>
          </table:table-cell>
          <table:table-cell table:formula="of:=[.T30]/([.T30]+[.V30]+[.X30]+[.Z30]+[.AB30]+[.AD30]+[.AF30]+[.AH30]+[.AJ30]+[.AL30]+[.AN30]+[.AP30]+[.AR30]+[.AT30]+[.AV30])" office:value-type="float" office:value="0.347644128956481" calcext:value-type="float">
            <text:p>0.347644128956481</text:p>
          </table:table-cell>
          <table:table-cell table:formula="of:=[.U30]/([.U30]+[.W30]+[.Y30]+[.AA30]+[.AC30]+[.AE30]+[.AG30]+[.AI30]+[.AK30]+[.AM30]+[.AO30]+[.AQ30]+[.AS30]+[.AU30]+[.AW30])" office:value-type="float" office:value="0.357889334449899" calcext:value-type="float">
            <text:p>0.357889334449899</text:p>
          </table:table-cell>
          <table:table-cell table:formula="of:=[.V30]/([.V30]+[.X30]+[.Z30]+[.AB30]+[.AD30]+[.AF30]+[.AH30]+[.AJ30]+[.AL30]+[.AN30]+[.AP30]+[.AR30]+[.AT30]+[.AV30]+[.AX30])" office:value-type="float" office:value="0.368744336433811" calcext:value-type="float">
            <text:p>0.368744336433811</text:p>
          </table:table-cell>
          <table:table-cell table:formula="of:=[.W30]/([.W30]+[.Y30]+[.AA30]+[.AC30]+[.AE30]+[.AG30]+[.AI30]+[.AK30]+[.AM30]+[.AO30]+[.AQ30]+[.AS30]+[.AU30]+[.AW30]+[.AY30])" office:value-type="float" office:value="0.380268205060385" calcext:value-type="float">
            <text:p>0.380268205060385</text:p>
          </table:table-cell>
          <table:table-cell table:formula="of:=[.X30]/([.X30]+[.Z30]+[.AB30]+[.AD30]+[.AF30]+[.AH30]+[.AJ30]+[.AL30]+[.AN30]+[.AP30]+[.AR30]+[.AT30]+[.AV30]+[.AX30]+[.AZ30])" office:value-type="float" office:value="0.392517402292507" calcext:value-type="float">
            <text:p>0.392517402292507</text:p>
          </table:table-cell>
          <table:table-cell table:formula="of:=[.Y30]/([.Y30]+[.AA30]+[.AC30]+[.AE30]+[.AG30]+[.AI30]+[.AK30]+[.AM30]+[.AO30]+[.AQ30]+[.AS30]+[.AU30]+[.AW30]+[.AY30]+[.BA30])" office:value-type="float" office:value="0.405567773895027" calcext:value-type="float">
            <text:p>0.405567773895027</text:p>
          </table:table-cell>
          <table:table-cell table:formula="of:=[.Z30]/([.Z30]+[.AB30]+[.AD30]+[.AF30]+[.AH30]+[.AJ30]+[.AL30]+[.AN30]+[.AP30]+[.AR30]+[.AT30]+[.AV30]+[.AX30]+[.AZ30]+[.BB30])" office:value-type="float" office:value="0.419488208327492" calcext:value-type="float">
            <text:p>0.419488208327492</text:p>
          </table:table-cell>
          <table:table-cell table:formula="of:=[.AA30]/([.AA30]+[.AC30]+[.AE30]+[.AG30]+[.AI30]+[.AK30]+[.AM30]+[.AO30]+[.AQ30]+[.AS30]+[.AU30]+[.AW30]+[.AY30]+[.BA30]+[.BC30])" office:value-type="float" office:value="0.434378028578569" calcext:value-type="float">
            <text:p>0.434378028578569</text:p>
          </table:table-cell>
          <table:table-cell table:formula="of:=[.AB30]/([.AB30]+[.AD30]+[.AF30]+[.AH30]+[.AJ30]+[.AL30]+[.AN30]+[.AP30]+[.AR30]+[.AT30]+[.AV30]+[.AX30]+[.AZ30]+[.BB30]+[.BD30])" office:value-type="float" office:value="0.450320284802898" calcext:value-type="float">
            <text:p>0.450320284802898</text:p>
          </table:table-cell>
          <table:table-cell table:formula="of:=[.AC30]/([.AC30]+[.AE30]+[.AG30]+[.AI30]+[.AK30]+[.AM30]+[.AO30]+[.AQ30]+[.AS30]+[.AU30]+[.AW30]+[.AY30]+[.BA30]+[.BC30]+[.BE30])" office:value-type="float" office:value="0.467448359677298" calcext:value-type="float">
            <text:p>0.467448359677298</text:p>
          </table:table-cell>
          <table:table-cell table:formula="of:=[.AD30]/([.AD30]+[.AF30]+[.AH30]+[.AJ30]+[.AL30]+[.AN30]+[.AP30]+[.AR30]+[.AT30]+[.AV30]+[.AX30]+[.AZ30]+[.BB30]+[.BD30]+[.BF30])" office:value-type="float" office:value="0.485858916829028" calcext:value-type="float">
            <text:p>0.485858916829028</text:p>
          </table:table-cell>
          <table:table-cell table:formula="of:=[.AE30]/([.AE30]+[.AG30]+[.AI30]+[.AK30]+[.AM30]+[.AO30]+[.AQ30]+[.AS30]+[.AU30]+[.AW30]+[.AY30]+[.BA30]+[.BC30]+[.BE30]+[.BG30])" office:value-type="float" office:value="0.505737324927839" calcext:value-type="float">
            <text:p>0.505737324927839</text:p>
          </table:table-cell>
          <table:table-cell table:formula="of:=[.AF30]/([.AF30]+[.AH30]+[.AJ30]+[.AL30]+[.AN30]+[.AP30]+[.AR30]+[.AT30]+[.AV30]+[.AX30]+[.AZ30]+[.BB30]+[.BD30]+[.BF30]+[.BH30])" office:value-type="float" office:value="0.527185398746649" calcext:value-type="float">
            <text:p>0.527185398746649</text:p>
          </table:table-cell>
          <table:table-cell table:formula="of:=[.AG30]/([.AG30]+[.AI30]+[.AK30]+[.AM30]+[.AO30]+[.AQ30]+[.AS30]+[.AU30]+[.AW30]+[.AY30]+[.BA30]+[.BC30]+[.BE30]+[.BG30]+[.BI30])" office:value-type="float" office:value="0.550474103994797" calcext:value-type="float">
            <text:p>0.550474103994797</text:p>
          </table:table-cell>
          <table:table-cell table:formula="of:=[.AH30]/([.AH30]+[.AJ30]+[.AL30]+[.AN30]+[.AP30]+[.AR30]+[.AT30]+[.AV30]+[.AX30]+[.AZ30]+[.BB30]+[.BD30]+[.BF30]+[.BH30]+[.BJ30])" office:value-type="float" office:value="0.575676710286399" calcext:value-type="float">
            <text:p>0.575676710286399</text:p>
          </table:table-cell>
          <table:table-cell table:formula="of:=[.AI30]/([.AI30]+[.AK30]+[.AM30]+[.AO30]+[.AQ30]+[.AS30]+[.AU30]+[.AW30]+[.AY30]+[.BA30]+[.BC30]+[.BE30]+[.BG30]+[.BI30]+[.BK30])" office:value-type="float" office:value="0.603222662199208" calcext:value-type="float">
            <text:p>0.603222662199208</text:p>
          </table:table-cell>
          <table:table-cell table:formula="of:=[.AJ30]/([.AJ30]+[.AL30]+[.AN30]+[.AP30]+[.AR30]+[.AT30]+[.AV30]+[.AX30]+[.AZ30]+[.BB30]+[.BD30]+[.BF30]+[.BH30]+[.BJ30]+[.BL30])" office:value-type="float" office:value="0.633040765598403" calcext:value-type="float">
            <text:p>0.633040765598403</text:p>
          </table:table-cell>
          <table:table-cell table:formula="of:=[.AK30]/([.AK30]+[.AM30]+[.AO30]+[.AQ30]+[.AS30]+[.AU30]+[.AW30]+[.AY30]+[.BA30]+[.BC30]+[.BE30]+[.BG30]+[.BI30]+[.BK30]+[.BM30])" office:value-type="float" office:value="0.665911777801661" calcext:value-type="float">
            <text:p>0.665911777801661</text:p>
          </table:table-cell>
          <table:table-cell table:formula="of:=[.AL30]/([.AL30]+[.AN30]+[.AP30]+[.AR30]+[.AT30]+[.AV30]+[.AX30]+[.AZ30]+[.BB30]+[.BD30]+[.BF30]+[.BH30]+[.BJ30]+[.BL30]+[.BN30])" office:value-type="float" office:value="0.701212411365871" calcext:value-type="float">
            <text:p>0.701212411365871</text:p>
          </table:table-cell>
          <table:table-cell table:formula="of:=[.AM30]/([.AM30]+[.AO30]+[.AQ30]+[.AS30]+[.AU30]+[.AW30]+[.AY30]+[.BA30]+[.BC30]+[.BE30]+[.BG30]+[.BI30]+[.BK30]+[.BM30]+[.BO30])" office:value-type="float" office:value="0.74073393230543" calcext:value-type="float">
            <text:p>0.74073393230543</text:p>
          </table:table-cell>
          <table:table-cell table:formula="of:=[.AN30]/([.AN30]+[.AP30]+[.AR30]+[.AT30]+[.AV30]+[.AX30]+[.AZ30]+[.BB30]+[.BD30]+[.BF30]+[.BH30]+[.BJ30]+[.BL30]+[.BN30]+[.BP30])" office:value-type="float" office:value="0.781694562934413" calcext:value-type="float">
            <text:p>0.781694562934413</text:p>
          </table:table-cell>
          <table:table-cell table:formula="of:=[.AO30]/([.AO30]+[.AQ30]+[.AS30]+[.AU30]+[.AW30]+[.AY30]+[.BA30]+[.BC30]+[.BE30]+[.BG30]+[.BI30]+[.BK30]+[.BM30]+[.BO30]+[.BQ30])" office:value-type="float" office:value="0.830009749180183" calcext:value-type="float">
            <text:p>0.830009749180183</text:p>
          </table:table-cell>
          <table:table-cell table:formula="of:=[.AP30]/([.AP30]+[.AR30]+[.AT30]+[.AV30]+[.AX30]+[.AZ30]+[.BB30]+[.BD30]+[.BF30]+[.BH30]+[.BJ30]+[.BL30]+[.BN30]+[.BP30]+[.BR30])" office:value-type="float" office:value="0.872941876611783" calcext:value-type="float">
            <text:p>0.872941876611783</text:p>
          </table:table-cell>
          <table:table-cell table:formula="of:=[.AQ30]/([.AQ30]+[.AS30]+[.AU30]+[.AW30]+[.AY30]+[.BA30]+[.BC30]+[.BE30]+[.BG30]+[.BI30]+[.BK30]+[.BM30]+[.BO30]+[.BQ30]+[.BS30])" office:value-type="float" office:value="0.943691345151199" calcext:value-type="float">
            <text:p>0.943691345151199</text:p>
          </table:table-cell>
          <table:table-cell table:formula="of:=[.AR30]/([.AR30]+[.AT30]+[.AV30]+[.AX30]+[.AZ30]+[.BB30]+[.BD30]+[.BF30]+[.BH30]+[.BJ30]+[.BL30]+[.BN30]+[.BP30]+[.BR30]+[.BT30])" office:value-type="float" office:value="0.965651834504294" calcext:value-type="float">
            <text:p>0.965651834504294</text:p>
          </table:table-cell>
          <table:table-cell table:formula="of:=[.AS30]/([.AS30]+[.AU30]+[.AW30]+[.AY30]+[.BA30]+[.BC30]+[.BE30]+[.BG30]+[.BI30]+[.BK30]+[.BM30]+[.BO30]+[.BQ30]+[.BS30]+[.BU30])" office:value-type="float" office:value="0.953703703703704" calcext:value-type="float">
            <text:p>0.953703703703704</text:p>
          </table:table-cell>
          <table:table-cell table:formula="of:=[.AT30]/([.AT30]+[.AV30]+[.AX30]+[.AZ30]+[.BB30]+[.BD30]+[.BF30]+[.BH30]+[.BJ30]+[.BL30]+[.BN30]+[.BP30]+[.BR30]+[.BT30]+[.BV30])" office:value-type="float" office:value="0.931818181818182" calcext:value-type="float">
            <text:p>0.931818181818182</text:p>
          </table:table-cell>
          <table:table-cell table:formula="of:=[.AU30]/([.AU30]+[.AW30]+[.AY30]+[.BA30]+[.BC30]+[.BE30]+[.BG30]+[.BI30]+[.BK30]+[.BM30]+[.BO30]+[.BQ30]+[.BS30]+[.BU30]+[.BW30])" office:value-type="float" office:value="1" calcext:value-type="float">
            <text:p>1</text:p>
          </table:table-cell>
          <table:table-cell table:formula="of:=[.AV30]/([.AV30]+[.AX30]+[.AZ30]+[.BB30]+[.BD30]+[.BF30]+[.BH30]+[.BJ30]+[.BL30]+[.BN30]+[.BP30]+[.BR30]+[.BT30]+[.BV30]+[.BX30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6</text:p>
          </table:table-cell>
          <table:table-cell table:formula="of:=[.S31]/([.S31]+[.U31]+[.W31]+[.Y31]+[.AA31]+[.AC31]+[.AE31]+[.AG31]+[.AI31]+[.AK31]+[.AM31]+[.AO31]+[.AQ31]+[.AS31]+[.AU31])" office:value-type="float" office:value="0.388001260331348" calcext:value-type="float">
            <text:p>0.388001260331348</text:p>
          </table:table-cell>
          <table:table-cell table:formula="of:=[.T31]/([.T31]+[.V31]+[.X31]+[.Z31]+[.AB31]+[.AD31]+[.AF31]+[.AH31]+[.AJ31]+[.AL31]+[.AN31]+[.AP31]+[.AR31]+[.AT31]+[.AV31])" office:value-type="float" office:value="0.398887323245454" calcext:value-type="float">
            <text:p>0.398887323245454</text:p>
          </table:table-cell>
          <table:table-cell table:formula="of:=[.U31]/([.U31]+[.W31]+[.Y31]+[.AA31]+[.AC31]+[.AE31]+[.AG31]+[.AI31]+[.AK31]+[.AM31]+[.AO31]+[.AQ31]+[.AS31]+[.AU31]+[.AW31])" office:value-type="float" office:value="0.410387333199562" calcext:value-type="float">
            <text:p>0.410387333199562</text:p>
          </table:table-cell>
          <table:table-cell table:formula="of:=[.V31]/([.V31]+[.X31]+[.Z31]+[.AB31]+[.AD31]+[.AF31]+[.AH31]+[.AJ31]+[.AL31]+[.AN31]+[.AP31]+[.AR31]+[.AT31]+[.AV31]+[.AX31])" office:value-type="float" office:value="0.422554048687779" calcext:value-type="float">
            <text:p>0.422554048687779</text:p>
          </table:table-cell>
          <table:table-cell table:formula="of:=[.W31]/([.W31]+[.Y31]+[.AA31]+[.AC31]+[.AE31]+[.AG31]+[.AI31]+[.AK31]+[.AM31]+[.AO31]+[.AQ31]+[.AS31]+[.AU31]+[.AW31]+[.AY31])" office:value-type="float" office:value="0.43544344224352" calcext:value-type="float">
            <text:p>0.43544344224352</text:p>
          </table:table-cell>
          <table:table-cell table:formula="of:=[.X31]/([.X31]+[.Z31]+[.AB31]+[.AD31]+[.AF31]+[.AH31]+[.AJ31]+[.AL31]+[.AN31]+[.AP31]+[.AR31]+[.AT31]+[.AV31]+[.AX31]+[.AZ31])" office:value-type="float" office:value="0.449121086884823" calcext:value-type="float">
            <text:p>0.449121086884823</text:p>
          </table:table-cell>
          <table:table-cell table:formula="of:=[.Y31]/([.Y31]+[.AA31]+[.AC31]+[.AE31]+[.AG31]+[.AI31]+[.AK31]+[.AM31]+[.AO31]+[.AQ31]+[.AS31]+[.AU31]+[.AW31]+[.AY31]+[.BA31])" office:value-type="float" office:value="0.463655298082723" calcext:value-type="float">
            <text:p>0.463655298082723</text:p>
          </table:table-cell>
          <table:table-cell table:formula="of:=[.Z31]/([.Z31]+[.AB31]+[.AD31]+[.AF31]+[.AH31]+[.AJ31]+[.AL31]+[.AN31]+[.AP31]+[.AR31]+[.AT31]+[.AV31]+[.AX31]+[.AZ31]+[.BB31])" office:value-type="float" office:value="0.479128439745941" calcext:value-type="float">
            <text:p>0.479128439745941</text:p>
          </table:table-cell>
          <table:table-cell table:formula="of:=[.AA31]/([.AA31]+[.AC31]+[.AE31]+[.AG31]+[.AI31]+[.AK31]+[.AM31]+[.AO31]+[.AQ31]+[.AS31]+[.AU31]+[.AW31]+[.AY31]+[.BA31]+[.BC31])" office:value-type="float" office:value="0.495623465641566" calcext:value-type="float">
            <text:p>0.495623465641566</text:p>
          </table:table-cell>
          <table:table-cell table:formula="of:=[.AB31]/([.AB31]+[.AD31]+[.AF31]+[.AH31]+[.AJ31]+[.AL31]+[.AN31]+[.AP31]+[.AR31]+[.AT31]+[.AV31]+[.AX31]+[.AZ31]+[.BB31]+[.BD31])" office:value-type="float" office:value="0.513245096098765" calcext:value-type="float">
            <text:p>0.513245096098765</text:p>
          </table:table-cell>
          <table:table-cell table:formula="of:=[.AC31]/([.AC31]+[.AE31]+[.AG31]+[.AI31]+[.AK31]+[.AM31]+[.AO31]+[.AQ31]+[.AS31]+[.AU31]+[.AW31]+[.AY31]+[.BA31]+[.BC31]+[.BE31])" office:value-type="float" office:value="0.532092121158375" calcext:value-type="float">
            <text:p>0.532092121158375</text:p>
          </table:table-cell>
          <table:table-cell table:formula="of:=[.AD31]/([.AD31]+[.AF31]+[.AH31]+[.AJ31]+[.AL31]+[.AN31]+[.AP31]+[.AR31]+[.AT31]+[.AV31]+[.AX31]+[.AZ31]+[.BB31]+[.BD31]+[.BF31])" office:value-type="float" office:value="0.552299802968634" calcext:value-type="float">
            <text:p>0.552299802968634</text:p>
          </table:table-cell>
          <table:table-cell table:formula="of:=[.AE31]/([.AE31]+[.AG31]+[.AI31]+[.AK31]+[.AM31]+[.AO31]+[.AQ31]+[.AS31]+[.AU31]+[.AW31]+[.AY31]+[.BA31]+[.BC31]+[.BE31]+[.BG31])" office:value-type="float" office:value="0.573979379473638" calcext:value-type="float">
            <text:p>0.573979379473638</text:p>
          </table:table-cell>
          <table:table-cell table:formula="of:=[.AF31]/([.AF31]+[.AH31]+[.AJ31]+[.AL31]+[.AN31]+[.AP31]+[.AR31]+[.AT31]+[.AV31]+[.AX31]+[.AZ31]+[.BB31]+[.BD31]+[.BF31]+[.BH31])" office:value-type="float" office:value="0.597310059941484" calcext:value-type="float">
            <text:p>0.597310059941484</text:p>
          </table:table-cell>
          <table:table-cell table:formula="of:=[.AG31]/([.AG31]+[.AI31]+[.AK31]+[.AM31]+[.AO31]+[.AQ31]+[.AS31]+[.AU31]+[.AW31]+[.AY31]+[.BA31]+[.BC31]+[.BE31]+[.BG31]+[.BI31])" office:value-type="float" office:value="0.622396555755943" calcext:value-type="float">
            <text:p>0.622396555755943</text:p>
          </table:table-cell>
          <table:table-cell table:formula="of:=[.AH31]/([.AH31]+[.AJ31]+[.AL31]+[.AN31]+[.AP31]+[.AR31]+[.AT31]+[.AV31]+[.AX31]+[.AZ31]+[.BB31]+[.BD31]+[.BF31]+[.BH31]+[.BJ31])" office:value-type="float" office:value="0.649489353023348" calcext:value-type="float">
            <text:p>0.649489353023348</text:p>
          </table:table-cell>
          <table:table-cell table:formula="of:=[.AI31]/([.AI31]+[.AK31]+[.AM31]+[.AO31]+[.AQ31]+[.AS31]+[.AU31]+[.AW31]+[.AY31]+[.BA31]+[.BC31]+[.BE31]+[.BG31]+[.BI31]+[.BK31])" office:value-type="float" office:value="0.678615105838599" calcext:value-type="float">
            <text:p>0.678615105838599</text:p>
          </table:table-cell>
          <table:table-cell table:formula="of:=[.AJ31]/([.AJ31]+[.AL31]+[.AN31]+[.AP31]+[.AR31]+[.AT31]+[.AV31]+[.AX31]+[.AZ31]+[.BB31]+[.BD31]+[.BF31]+[.BH31]+[.BJ31]+[.BL31])" office:value-type="float" office:value="0.710174201092218" calcext:value-type="float">
            <text:p>0.710174201092218</text:p>
          </table:table-cell>
          <table:table-cell table:formula="of:=[.AK31]/([.AK31]+[.AM31]+[.AO31]+[.AQ31]+[.AS31]+[.AU31]+[.AW31]+[.AY31]+[.BA31]+[.BC31]+[.BE31]+[.BG31]+[.BI31]+[.BK31]+[.BM31])" office:value-type="float" office:value="0.74385124305513" calcext:value-type="float">
            <text:p>0.74385124305513</text:p>
          </table:table-cell>
          <table:table-cell table:formula="of:=[.AL31]/([.AL31]+[.AN31]+[.AP31]+[.AR31]+[.AT31]+[.AV31]+[.AX31]+[.AZ31]+[.BB31]+[.BD31]+[.BF31]+[.BH31]+[.BJ31]+[.BL31]+[.BN31])" office:value-type="float" office:value="0.78052739687331" calcext:value-type="float">
            <text:p>0.78052739687331</text:p>
          </table:table-cell>
          <table:table-cell table:formula="of:=[.AM31]/([.AM31]+[.AO31]+[.AQ31]+[.AS31]+[.AU31]+[.AW31]+[.AY31]+[.BA31]+[.BC31]+[.BE31]+[.BG31]+[.BI31]+[.BK31]+[.BM31]+[.BO31])" office:value-type="float" office:value="0.818453497335108" calcext:value-type="float">
            <text:p>0.818453497335108</text:p>
          </table:table-cell>
          <table:table-cell table:formula="of:=[.AN31]/([.AN31]+[.AP31]+[.AR31]+[.AT31]+[.AV31]+[.AX31]+[.AZ31]+[.BB31]+[.BD31]+[.BF31]+[.BH31]+[.BJ31]+[.BL31]+[.BN31]+[.BP31])" office:value-type="float" office:value="0.860983805500522" calcext:value-type="float">
            <text:p>0.860983805500522</text:p>
          </table:table-cell>
          <table:table-cell table:formula="of:=[.AO31]/([.AO31]+[.AQ31]+[.AS31]+[.AU31]+[.AW31]+[.AY31]+[.BA31]+[.BC31]+[.BE31]+[.BG31]+[.BI31]+[.BK31]+[.BM31]+[.BO31]+[.BQ31])" office:value-type="float" office:value="0.899234838680381" calcext:value-type="float">
            <text:p>0.899234838680381</text:p>
          </table:table-cell>
          <table:table-cell table:formula="of:=[.AP31]/([.AP31]+[.AR31]+[.AT31]+[.AV31]+[.AX31]+[.AZ31]+[.BB31]+[.BD31]+[.BF31]+[.BH31]+[.BJ31]+[.BL31]+[.BN31]+[.BP31]+[.BR31])" office:value-type="float" office:value="0.957641690364394" calcext:value-type="float">
            <text:p>0.957641690364394</text:p>
          </table:table-cell>
          <table:table-cell table:formula="of:=[.AQ31]/([.AQ31]+[.AS31]+[.AU31]+[.AW31]+[.AY31]+[.BA31]+[.BC31]+[.BE31]+[.BG31]+[.BI31]+[.BK31]+[.BM31]+[.BO31]+[.BQ31]+[.BS31])" office:value-type="float" office:value="0.975664713835061" calcext:value-type="float">
            <text:p>0.975664713835061</text:p>
          </table:table-cell>
          <table:table-cell table:formula="of:=[.AR31]/([.AR31]+[.AT31]+[.AV31]+[.AX31]+[.AZ31]+[.BB31]+[.BD31]+[.BF31]+[.BH31]+[.BJ31]+[.BL31]+[.BN31]+[.BP31]+[.BR31]+[.BT31])" office:value-type="float" office:value="0.965651834504294" calcext:value-type="float">
            <text:p>0.965651834504294</text:p>
          </table:table-cell>
          <table:table-cell table:formula="of:=[.AS31]/([.AS31]+[.AU31]+[.AW31]+[.AY31]+[.BA31]+[.BC31]+[.BE31]+[.BG31]+[.BI31]+[.BK31]+[.BM31]+[.BO31]+[.BQ31]+[.BS31]+[.BU31])" office:value-type="float" office:value="0.953703703703704" calcext:value-type="float">
            <text:p>0.953703703703704</text:p>
          </table:table-cell>
          <table:table-cell table:formula="of:=[.AT31]/([.AT31]+[.AV31]+[.AX31]+[.AZ31]+[.BB31]+[.BD31]+[.BF31]+[.BH31]+[.BJ31]+[.BL31]+[.BN31]+[.BP31]+[.BR31]+[.BT31]+[.BV31])" office:value-type="float" office:value="0.931818181818182" calcext:value-type="float">
            <text:p>0.931818181818182</text:p>
          </table:table-cell>
          <table:table-cell table:formula="of:=[.AU31]/([.AU31]+[.AW31]+[.AY31]+[.BA31]+[.BC31]+[.BE31]+[.BG31]+[.BI31]+[.BK31]+[.BM31]+[.BO31]+[.BQ31]+[.BS31]+[.BU31]+[.BW31])" office:value-type="float" office:value="1" calcext:value-type="float">
            <text:p>1</text:p>
          </table:table-cell>
          <table:table-cell table:formula="of:=[.AV31]/([.AV31]+[.AX31]+[.AZ31]+[.BB31]+[.BD31]+[.BF31]+[.BH31]+[.BJ31]+[.BL31]+[.BN31]+[.BP31]+[.BR31]+[.BT31]+[.BV31]+[.BX31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7</text:p>
          </table:table-cell>
          <table:table-cell table:formula="of:=[.S32]/([.S32]+[.U32]+[.W32]+[.Y32]+[.AA32]+[.AC32]+[.AE32]+[.AG32]+[.AI32]+[.AK32]+[.AM32]+[.AO32]+[.AQ32]+[.AS32]+[.AU32])" office:value-type="float" office:value="0.436085000984225" calcext:value-type="float">
            <text:p>0.436085000984225</text:p>
          </table:table-cell>
          <table:table-cell table:formula="of:=[.T32]/([.T32]+[.V32]+[.X32]+[.Z32]+[.AB32]+[.AD32]+[.AF32]+[.AH32]+[.AJ32]+[.AL32]+[.AN32]+[.AP32]+[.AR32]+[.AT32]+[.AV32])" office:value-type="float" office:value="0.448046318775738" calcext:value-type="float">
            <text:p>0.448046318775738</text:p>
          </table:table-cell>
          <table:table-cell table:formula="of:=[.U32]/([.U32]+[.W32]+[.Y32]+[.AA32]+[.AC32]+[.AE32]+[.AG32]+[.AI32]+[.AK32]+[.AM32]+[.AO32]+[.AQ32]+[.AS32]+[.AU32]+[.AW32])" office:value-type="float" office:value="0.460661298046802" calcext:value-type="float">
            <text:p>0.460661298046802</text:p>
          </table:table-cell>
          <table:table-cell table:formula="of:=[.V32]/([.V32]+[.X32]+[.Z32]+[.AB32]+[.AD32]+[.AF32]+[.AH32]+[.AJ32]+[.AL32]+[.AN32]+[.AP32]+[.AR32]+[.AT32]+[.AV32]+[.AX32])" office:value-type="float" office:value="0.473981802046963" calcext:value-type="float">
            <text:p>0.473981802046963</text:p>
          </table:table-cell>
          <table:table-cell table:formula="of:=[.W32]/([.W32]+[.Y32]+[.AA32]+[.AC32]+[.AE32]+[.AG32]+[.AI32]+[.AK32]+[.AM32]+[.AO32]+[.AQ32]+[.AS32]+[.AU32]+[.AW32]+[.AY32])" office:value-type="float" office:value="0.488065857164188" calcext:value-type="float">
            <text:p>0.488065857164188</text:p>
          </table:table-cell>
          <table:table-cell table:formula="of:=[.X32]/([.X32]+[.Z32]+[.AB32]+[.AD32]+[.AF32]+[.AH32]+[.AJ32]+[.AL32]+[.AN32]+[.AP32]+[.AR32]+[.AT32]+[.AV32]+[.AX32]+[.AZ32])" office:value-type="float" office:value="0.502975862492627" calcext:value-type="float">
            <text:p>0.502975862492627</text:p>
          </table:table-cell>
          <table:table-cell table:formula="of:=[.Y32]/([.Y32]+[.AA32]+[.AC32]+[.AE32]+[.AG32]+[.AI32]+[.AK32]+[.AM32]+[.AO32]+[.AQ32]+[.AS32]+[.AU32]+[.AW32]+[.AY32]+[.BA32])" office:value-type="float" office:value="0.518782394254196" calcext:value-type="float">
            <text:p>0.518782394254196</text:p>
          </table:table-cell>
          <table:table-cell table:formula="of:=[.Z32]/([.Z32]+[.AB32]+[.AD32]+[.AF32]+[.AH32]+[.AJ32]+[.AL32]+[.AN32]+[.AP32]+[.AR32]+[.AT32]+[.AV32]+[.AX32]+[.AZ32]+[.BB32])" office:value-type="float" office:value="0.535560065411707" calcext:value-type="float">
            <text:p>0.535560065411707</text:p>
          </table:table-cell>
          <table:table-cell table:formula="of:=[.AA32]/([.AA32]+[.AC32]+[.AE32]+[.AG32]+[.AI32]+[.AK32]+[.AM32]+[.AO32]+[.AQ32]+[.AS32]+[.AU32]+[.AW32]+[.AY32]+[.BA32]+[.BC32])" office:value-type="float" office:value="0.553394772671492" calcext:value-type="float">
            <text:p>0.553394772671492</text:p>
          </table:table-cell>
          <table:table-cell table:formula="of:=[.AB32]/([.AB32]+[.AD32]+[.AF32]+[.AH32]+[.AJ32]+[.AL32]+[.AN32]+[.AP32]+[.AR32]+[.AT32]+[.AV32]+[.AX32]+[.AZ32]+[.BB32]+[.BD32])" office:value-type="float" office:value="0.572374017915329" calcext:value-type="float">
            <text:p>0.572374017915329</text:p>
          </table:table-cell>
          <table:table-cell table:formula="of:=[.AC32]/([.AC32]+[.AE32]+[.AG32]+[.AI32]+[.AK32]+[.AM32]+[.AO32]+[.AQ32]+[.AS32]+[.AU32]+[.AW32]+[.AY32]+[.BA32]+[.BC32]+[.BE32])" office:value-type="float" office:value="0.592602016498063" calcext:value-type="float">
            <text:p>0.592602016498063</text:p>
          </table:table-cell>
          <table:table-cell table:formula="of:=[.AD32]/([.AD32]+[.AF32]+[.AH32]+[.AJ32]+[.AL32]+[.AN32]+[.AP32]+[.AR32]+[.AT32]+[.AV32]+[.AX32]+[.AZ32]+[.BB32]+[.BD32]+[.BF32])" office:value-type="float" office:value="0.614176170851301" calcext:value-type="float">
            <text:p>0.614176170851301</text:p>
          </table:table-cell>
          <table:table-cell table:formula="of:=[.AE32]/([.AE32]+[.AG32]+[.AI32]+[.AK32]+[.AM32]+[.AO32]+[.AQ32]+[.AS32]+[.AU32]+[.AW32]+[.AY32]+[.BA32]+[.BC32]+[.BE32]+[.BG32])" office:value-type="float" office:value="0.637222032474268" calcext:value-type="float">
            <text:p>0.637222032474268</text:p>
          </table:table-cell>
          <table:table-cell table:formula="of:=[.AF32]/([.AF32]+[.AH32]+[.AJ32]+[.AL32]+[.AN32]+[.AP32]+[.AR32]+[.AT32]+[.AV32]+[.AX32]+[.AZ32]+[.BB32]+[.BD32]+[.BF32]+[.BH32])" office:value-type="float" office:value="0.66183226750786" calcext:value-type="float">
            <text:p>0.66183226750786</text:p>
          </table:table-cell>
          <table:table-cell table:formula="of:=[.AG32]/([.AG32]+[.AI32]+[.AK32]+[.AM32]+[.AO32]+[.AQ32]+[.AS32]+[.AU32]+[.AW32]+[.AY32]+[.BA32]+[.BC32]+[.BE32]+[.BG32]+[.BI32])" office:value-type="float" office:value="0.688158043081463" calcext:value-type="float">
            <text:p>0.688158043081463</text:p>
          </table:table-cell>
          <table:table-cell table:formula="of:=[.AH32]/([.AH32]+[.AJ32]+[.AL32]+[.AN32]+[.AP32]+[.AR32]+[.AT32]+[.AV32]+[.AX32]+[.AZ32]+[.BB32]+[.BD32]+[.BF32]+[.BH32]+[.BJ32])" office:value-type="float" office:value="0.716235004993346" calcext:value-type="float">
            <text:p>0.716235004993346</text:p>
          </table:table-cell>
          <table:table-cell table:formula="of:=[.AI32]/([.AI32]+[.AK32]+[.AM32]+[.AO32]+[.AQ32]+[.AS32]+[.AU32]+[.AW32]+[.AY32]+[.BA32]+[.BC32]+[.BE32]+[.BG32]+[.BI32]+[.BK32])" office:value-type="float" office:value="0.746259818810329" calcext:value-type="float">
            <text:p>0.746259818810329</text:p>
          </table:table-cell>
          <table:table-cell table:formula="of:=[.AJ32]/([.AJ32]+[.AL32]+[.AN32]+[.AP32]+[.AR32]+[.AT32]+[.AV32]+[.AX32]+[.AZ32]+[.BB32]+[.BD32]+[.BF32]+[.BH32]+[.BJ32]+[.BL32])" office:value-type="float" office:value="0.778023690297263" calcext:value-type="float">
            <text:p>0.778023690297263</text:p>
          </table:table-cell>
          <table:table-cell table:formula="of:=[.AK32]/([.AK32]+[.AM32]+[.AO32]+[.AQ32]+[.AS32]+[.AU32]+[.AW32]+[.AY32]+[.BA32]+[.BC32]+[.BE32]+[.BG32]+[.BI32]+[.BK32]+[.BM32])" office:value-type="float" office:value="0.811919999250857" calcext:value-type="float">
            <text:p>0.811919999250857</text:p>
          </table:table-cell>
          <table:table-cell table:formula="of:=[.AL32]/([.AL32]+[.AN32]+[.AP32]+[.AR32]+[.AT32]+[.AV32]+[.AX32]+[.AZ32]+[.BB32]+[.BD32]+[.BF32]+[.BH32]+[.BJ32]+[.BL32]+[.BN32])" office:value-type="float" office:value="0.846719656404184" calcext:value-type="float">
            <text:p>0.846719656404184</text:p>
          </table:table-cell>
          <table:table-cell table:formula="of:=[.AM32]/([.AM32]+[.AO32]+[.AQ32]+[.AS32]+[.AU32]+[.AW32]+[.AY32]+[.BA32]+[.BC32]+[.BE32]+[.BG32]+[.BI32]+[.BK32]+[.BM32]+[.BO32])" office:value-type="float" office:value="0.884315561854515" calcext:value-type="float">
            <text:p>0.884315561854515</text:p>
          </table:table-cell>
          <table:table-cell table:formula="of:=[.AN32]/([.AN32]+[.AP32]+[.AR32]+[.AT32]+[.AV32]+[.AX32]+[.AZ32]+[.BB32]+[.BD32]+[.BF32]+[.BH32]+[.BJ32]+[.BL32]+[.BN32]+[.BP32])" office:value-type="float" office:value="0.918204443681948" calcext:value-type="float">
            <text:p>0.918204443681948</text:p>
          </table:table-cell>
          <table:table-cell table:formula="of:=[.AO32]/([.AO32]+[.AQ32]+[.AS32]+[.AU32]+[.AW32]+[.AY32]+[.BA32]+[.BC32]+[.BE32]+[.BG32]+[.BI32]+[.BK32]+[.BM32]+[.BO32]+[.BQ32])" office:value-type="float" office:value="0.967068112167286" calcext:value-type="float">
            <text:p>0.967068112167286</text:p>
          </table:table-cell>
          <table:table-cell table:formula="of:=[.AP32]/([.AP32]+[.AR32]+[.AT32]+[.AV32]+[.AX32]+[.AZ32]+[.BB32]+[.BD32]+[.BF32]+[.BH32]+[.BJ32]+[.BL32]+[.BN32]+[.BP32]+[.BR32])" office:value-type="float" office:value="0.98184575267141" calcext:value-type="float">
            <text:p>0.98184575267141</text:p>
          </table:table-cell>
          <table:table-cell table:formula="of:=[.AQ32]/([.AQ32]+[.AS32]+[.AU32]+[.AW32]+[.AY32]+[.BA32]+[.BC32]+[.BE32]+[.BG32]+[.BI32]+[.BK32]+[.BM32]+[.BO32]+[.BQ32]+[.BS32])" office:value-type="float" office:value="0.975664713835061" calcext:value-type="float">
            <text:p>0.975664713835061</text:p>
          </table:table-cell>
          <table:table-cell table:formula="of:=[.AR32]/([.AR32]+[.AT32]+[.AV32]+[.AX32]+[.AZ32]+[.BB32]+[.BD32]+[.BF32]+[.BH32]+[.BJ32]+[.BL32]+[.BN32]+[.BP32]+[.BR32]+[.BT32])" office:value-type="float" office:value="0.965651834504294" calcext:value-type="float">
            <text:p>0.965651834504294</text:p>
          </table:table-cell>
          <table:table-cell table:formula="of:=[.AS32]/([.AS32]+[.AU32]+[.AW32]+[.AY32]+[.BA32]+[.BC32]+[.BE32]+[.BG32]+[.BI32]+[.BK32]+[.BM32]+[.BO32]+[.BQ32]+[.BS32]+[.BU32])" office:value-type="float" office:value="0.953703703703704" calcext:value-type="float">
            <text:p>0.953703703703704</text:p>
          </table:table-cell>
          <table:table-cell table:formula="of:=[.AT32]/([.AT32]+[.AV32]+[.AX32]+[.AZ32]+[.BB32]+[.BD32]+[.BF32]+[.BH32]+[.BJ32]+[.BL32]+[.BN32]+[.BP32]+[.BR32]+[.BT32]+[.BV32])" office:value-type="float" office:value="0.931818181818182" calcext:value-type="float">
            <text:p>0.931818181818182</text:p>
          </table:table-cell>
          <table:table-cell table:formula="of:=[.AU32]/([.AU32]+[.AW32]+[.AY32]+[.BA32]+[.BC32]+[.BE32]+[.BG32]+[.BI32]+[.BK32]+[.BM32]+[.BO32]+[.BQ32]+[.BS32]+[.BU32]+[.BW32])" office:value-type="float" office:value="1" calcext:value-type="float">
            <text:p>1</text:p>
          </table:table-cell>
          <table:table-cell table:formula="of:=[.AV32]/([.AV32]+[.AX32]+[.AZ32]+[.BB32]+[.BD32]+[.BF32]+[.BH32]+[.BJ32]+[.BL32]+[.BN32]+[.BP32]+[.BR32]+[.BT32]+[.BV32]+[.BX32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8</text:p>
          </table:table-cell>
          <table:table-cell table:formula="of:=[.S33]/([.S33]+[.U33]+[.W33]+[.Y33]+[.AA33]+[.AC33]+[.AE33]+[.AG33]+[.AI33]+[.AK33]+[.AM33]+[.AO33]+[.AQ33]+[.AS33]+[.AU33])" office:value-type="float" office:value="0.482218826768765" calcext:value-type="float">
            <text:p>0.482218826768765</text:p>
          </table:table-cell>
          <table:table-cell table:formula="of:=[.T33]/([.T33]+[.V33]+[.X33]+[.Z33]+[.AB33]+[.AD33]+[.AF33]+[.AH33]+[.AJ33]+[.AL33]+[.AN33]+[.AP33]+[.AR33]+[.AT33]+[.AV33])" office:value-type="float" office:value="0.49512781561081" calcext:value-type="float">
            <text:p>0.49512781561081</text:p>
          </table:table-cell>
          <table:table-cell table:formula="of:=[.U33]/([.U33]+[.W33]+[.Y33]+[.AA33]+[.AC33]+[.AE33]+[.AG33]+[.AI33]+[.AK33]+[.AM33]+[.AO33]+[.AQ33]+[.AS33]+[.AU33]+[.AW33])" office:value-type="float" office:value="0.508716236960362" calcext:value-type="float">
            <text:p>0.508716236960362</text:p>
          </table:table-cell>
          <table:table-cell table:formula="of:=[.V33]/([.V33]+[.X33]+[.Z33]+[.AB33]+[.AD33]+[.AF33]+[.AH33]+[.AJ33]+[.AL33]+[.AN33]+[.AP33]+[.AR33]+[.AT33]+[.AV33]+[.AX33])" office:value-type="float" office:value="0.523035231243997" calcext:value-type="float">
            <text:p>0.523035231243997</text:p>
          </table:table-cell>
          <table:table-cell table:formula="of:=[.W33]/([.W33]+[.Y33]+[.AA33]+[.AC33]+[.AE33]+[.AG33]+[.AI33]+[.AK33]+[.AM33]+[.AO33]+[.AQ33]+[.AS33]+[.AU33]+[.AW33]+[.AY33])" office:value-type="float" office:value="0.538139908020606" calcext:value-type="float">
            <text:p>0.538139908020606</text:p>
          </table:table-cell>
          <table:table-cell table:formula="of:=[.X33]/([.X33]+[.Z33]+[.AB33]+[.AD33]+[.AF33]+[.AH33]+[.AJ33]+[.AL33]+[.AN33]+[.AP33]+[.AR33]+[.AT33]+[.AV33]+[.AX33]+[.AZ33])" office:value-type="float" office:value="0.554090694141078" calcext:value-type="float">
            <text:p>0.554090694141078</text:p>
          </table:table-cell>
          <table:table-cell table:formula="of:=[.Y33]/([.Y33]+[.AA33]+[.AC33]+[.AE33]+[.AG33]+[.AI33]+[.AK33]+[.AM33]+[.AO33]+[.AQ33]+[.AS33]+[.AU33]+[.AW33]+[.AY33]+[.BA33])" office:value-type="float" office:value="0.570951908802782" calcext:value-type="float">
            <text:p>0.570951908802782</text:p>
          </table:table-cell>
          <table:table-cell table:formula="of:=[.Z33]/([.Z33]+[.AB33]+[.AD33]+[.AF33]+[.AH33]+[.AJ33]+[.AL33]+[.AN33]+[.AP33]+[.AR33]+[.AT33]+[.AV33]+[.AX33]+[.AZ33]+[.BB33])" office:value-type="float" office:value="0.588794230130153" calcext:value-type="float">
            <text:p>0.588794230130153</text:p>
          </table:table-cell>
          <table:table-cell table:formula="of:=[.AA33]/([.AA33]+[.AC33]+[.AE33]+[.AG33]+[.AI33]+[.AK33]+[.AM33]+[.AO33]+[.AQ33]+[.AS33]+[.AU33]+[.AW33]+[.AY33]+[.BA33]+[.BC33])" office:value-type="float" office:value="0.607690802211869" calcext:value-type="float">
            <text:p>0.607690802211869</text:p>
          </table:table-cell>
          <table:table-cell table:formula="of:=[.AB33]/([.AB33]+[.AD33]+[.AF33]+[.AH33]+[.AJ33]+[.AL33]+[.AN33]+[.AP33]+[.AR33]+[.AT33]+[.AV33]+[.AX33]+[.AZ33]+[.BB33]+[.BD33])" office:value-type="float" office:value="0.627722447216421" calcext:value-type="float">
            <text:p>0.627722447216421</text:p>
          </table:table-cell>
          <table:table-cell table:formula="of:=[.AC33]/([.AC33]+[.AE33]+[.AG33]+[.AI33]+[.AK33]+[.AM33]+[.AO33]+[.AQ33]+[.AS33]+[.AU33]+[.AW33]+[.AY33]+[.BA33]+[.BC33]+[.BE33])" office:value-type="float" office:value="0.648967229547939" calcext:value-type="float">
            <text:p>0.648967229547939</text:p>
          </table:table-cell>
          <table:table-cell table:formula="of:=[.AD33]/([.AD33]+[.AF33]+[.AH33]+[.AJ33]+[.AL33]+[.AN33]+[.AP33]+[.AR33]+[.AT33]+[.AV33]+[.AX33]+[.AZ33]+[.BB33]+[.BD33]+[.BF33])" office:value-type="float" office:value="0.671513359629197" calcext:value-type="float">
            <text:p>0.671513359629197</text:p>
          </table:table-cell>
          <table:table-cell table:formula="of:=[.AE33]/([.AE33]+[.AG33]+[.AI33]+[.AK33]+[.AM33]+[.AO33]+[.AQ33]+[.AS33]+[.AU33]+[.AW33]+[.AY33]+[.BA33]+[.BC33]+[.BE33]+[.BG33])" office:value-type="float" office:value="0.695430018911808" calcext:value-type="float">
            <text:p>0.695430018911808</text:p>
          </table:table-cell>
          <table:table-cell table:formula="of:=[.AF33]/([.AF33]+[.AH33]+[.AJ33]+[.AL33]+[.AN33]+[.AP33]+[.AR33]+[.AT33]+[.AV33]+[.AX33]+[.AZ33]+[.BB33]+[.BD33]+[.BF33]+[.BH33])" office:value-type="float" office:value="0.720804958495387" calcext:value-type="float">
            <text:p>0.720804958495387</text:p>
          </table:table-cell>
          <table:table-cell table:formula="of:=[.AG33]/([.AG33]+[.AI33]+[.AK33]+[.AM33]+[.AO33]+[.AQ33]+[.AS33]+[.AU33]+[.AW33]+[.AY33]+[.BA33]+[.BC33]+[.BE33]+[.BG33]+[.BI33])" office:value-type="float" office:value="0.747655321427557" calcext:value-type="float">
            <text:p>0.747655321427557</text:p>
          </table:table-cell>
          <table:table-cell table:formula="of:=[.AH33]/([.AH33]+[.AJ33]+[.AL33]+[.AN33]+[.AP33]+[.AR33]+[.AT33]+[.AV33]+[.AX33]+[.AZ33]+[.BB33]+[.BD33]+[.BF33]+[.BH33]+[.BJ33])" office:value-type="float" office:value="0.776057602804299" calcext:value-type="float">
            <text:p>0.776057602804299</text:p>
          </table:table-cell>
          <table:table-cell table:formula="of:=[.AI33]/([.AI33]+[.AK33]+[.AM33]+[.AO33]+[.AQ33]+[.AS33]+[.AU33]+[.AW33]+[.AY33]+[.BA33]+[.BC33]+[.BE33]+[.BG33]+[.BI33]+[.BK33])" office:value-type="float" office:value="0.805834237597331" calcext:value-type="float">
            <text:p>0.805834237597331</text:p>
          </table:table-cell>
          <table:table-cell table:formula="of:=[.AJ33]/([.AJ33]+[.AL33]+[.AN33]+[.AP33]+[.AR33]+[.AT33]+[.AV33]+[.AX33]+[.AZ33]+[.BB33]+[.BD33]+[.BF33]+[.BH33]+[.BJ33]+[.BL33])" office:value-type="float" office:value="0.83710149370969" calcext:value-type="float">
            <text:p>0.83710149370969</text:p>
          </table:table-cell>
          <table:table-cell table:formula="of:=[.AK33]/([.AK33]+[.AM33]+[.AO33]+[.AQ33]+[.AS33]+[.AU33]+[.AW33]+[.AY33]+[.BA33]+[.BC33]+[.BE33]+[.BG33]+[.BI33]+[.BK33]+[.BM33])" office:value-type="float" office:value="0.868917631311165" calcext:value-type="float">
            <text:p>0.868917631311165</text:p>
          </table:table-cell>
          <table:table-cell table:formula="of:=[.AL33]/([.AL33]+[.AN33]+[.AP33]+[.AR33]+[.AT33]+[.AV33]+[.AX33]+[.AZ33]+[.BB33]+[.BD33]+[.BF33]+[.BH33]+[.BJ33]+[.BL33]+[.BN33])" office:value-type="float" office:value="0.902299851887579" calcext:value-type="float">
            <text:p>0.902299851887579</text:p>
          </table:table-cell>
          <table:table-cell table:formula="of:=[.AM33]/([.AM33]+[.AO33]+[.AQ33]+[.AS33]+[.AU33]+[.AW33]+[.AY33]+[.BA33]+[.BC33]+[.BE33]+[.BG33]+[.BI33]+[.BK33]+[.BM33]+[.BO33])" office:value-type="float" office:value="0.932330556743885" calcext:value-type="float">
            <text:p>0.932330556743885</text:p>
          </table:table-cell>
          <table:table-cell table:formula="of:=[.AN33]/([.AN33]+[.AP33]+[.AR33]+[.AT33]+[.AV33]+[.AX33]+[.AZ33]+[.BB33]+[.BD33]+[.BF33]+[.BH33]+[.BJ33]+[.BL33]+[.BN33]+[.BP33])" office:value-type="float" office:value="0.973642009919079" calcext:value-type="float">
            <text:p>0.973642009919079</text:p>
          </table:table-cell>
          <table:table-cell table:formula="of:=[.AO33]/([.AO33]+[.AQ33]+[.AS33]+[.AU33]+[.AW33]+[.AY33]+[.BA33]+[.BC33]+[.BE33]+[.BG33]+[.BI33]+[.BK33]+[.BM33]+[.BO33]+[.BQ33])" office:value-type="float" office:value="0.985964712542259" calcext:value-type="float">
            <text:p>0.985964712542259</text:p>
          </table:table-cell>
          <table:table-cell table:formula="of:=[.AP33]/([.AP33]+[.AR33]+[.AT33]+[.AV33]+[.AX33]+[.AZ33]+[.BB33]+[.BD33]+[.BF33]+[.BH33]+[.BJ33]+[.BL33]+[.BN33]+[.BP33]+[.BR33])" office:value-type="float" office:value="0.98184575267141" calcext:value-type="float">
            <text:p>0.98184575267141</text:p>
          </table:table-cell>
          <table:table-cell table:formula="of:=[.AQ33]/([.AQ33]+[.AS33]+[.AU33]+[.AW33]+[.AY33]+[.BA33]+[.BC33]+[.BE33]+[.BG33]+[.BI33]+[.BK33]+[.BM33]+[.BO33]+[.BQ33]+[.BS33])" office:value-type="float" office:value="0.975664713835061" calcext:value-type="float">
            <text:p>0.975664713835061</text:p>
          </table:table-cell>
          <table:table-cell table:formula="of:=[.AR33]/([.AR33]+[.AT33]+[.AV33]+[.AX33]+[.AZ33]+[.BB33]+[.BD33]+[.BF33]+[.BH33]+[.BJ33]+[.BL33]+[.BN33]+[.BP33]+[.BR33]+[.BT33])" office:value-type="float" office:value="0.965651834504294" calcext:value-type="float">
            <text:p>0.965651834504294</text:p>
          </table:table-cell>
          <table:table-cell table:formula="of:=[.AS33]/([.AS33]+[.AU33]+[.AW33]+[.AY33]+[.BA33]+[.BC33]+[.BE33]+[.BG33]+[.BI33]+[.BK33]+[.BM33]+[.BO33]+[.BQ33]+[.BS33]+[.BU33])" office:value-type="float" office:value="0.953703703703704" calcext:value-type="float">
            <text:p>0.953703703703704</text:p>
          </table:table-cell>
          <table:table-cell table:formula="of:=[.AT33]/([.AT33]+[.AV33]+[.AX33]+[.AZ33]+[.BB33]+[.BD33]+[.BF33]+[.BH33]+[.BJ33]+[.BL33]+[.BN33]+[.BP33]+[.BR33]+[.BT33]+[.BV33])" office:value-type="float" office:value="0.931818181818182" calcext:value-type="float">
            <text:p>0.931818181818182</text:p>
          </table:table-cell>
          <table:table-cell table:formula="of:=[.AU33]/([.AU33]+[.AW33]+[.AY33]+[.BA33]+[.BC33]+[.BE33]+[.BG33]+[.BI33]+[.BK33]+[.BM33]+[.BO33]+[.BQ33]+[.BS33]+[.BU33]+[.BW33])" office:value-type="float" office:value="1" calcext:value-type="float">
            <text:p>1</text:p>
          </table:table-cell>
          <table:table-cell table:formula="of:=[.AV33]/([.AV33]+[.AX33]+[.AZ33]+[.BB33]+[.BD33]+[.BF33]+[.BH33]+[.BJ33]+[.BL33]+[.BN33]+[.BP33]+[.BR33]+[.BT33]+[.BV33]+[.BX33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9</text:p>
          </table:table-cell>
          <table:table-cell table:formula="of:=[.S34]/([.S34]+[.U34]+[.W34]+[.Y34]+[.AA34]+[.AC34]+[.AE34]+[.AG34]+[.AI34]+[.AK34]+[.AM34]+[.AO34]+[.AQ34]+[.AS34]+[.AU34])" office:value-type="float" office:value="0.526404870530439" calcext:value-type="float">
            <text:p>0.526404870530439</text:p>
          </table:table-cell>
          <table:table-cell table:formula="of:=[.T34]/([.T34]+[.V34]+[.X34]+[.Z34]+[.AB34]+[.AD34]+[.AF34]+[.AH34]+[.AJ34]+[.AL34]+[.AN34]+[.AP34]+[.AR34]+[.AT34]+[.AV34])" office:value-type="float" office:value="0.540133346598349" calcext:value-type="float">
            <text:p>0.540133346598349</text:p>
          </table:table-cell>
          <table:table-cell table:formula="of:=[.U34]/([.U34]+[.W34]+[.Y34]+[.AA34]+[.AC34]+[.AE34]+[.AG34]+[.AI34]+[.AK34]+[.AM34]+[.AO34]+[.AQ34]+[.AS34]+[.AU34]+[.AW34])" office:value-type="float" office:value="0.554554250347133" calcext:value-type="float">
            <text:p>0.554554250347133</text:p>
          </table:table-cell>
          <table:table-cell table:formula="of:=[.V34]/([.V34]+[.X34]+[.Z34]+[.AB34]+[.AD34]+[.AF34]+[.AH34]+[.AJ34]+[.AL34]+[.AN34]+[.AP34]+[.AR34]+[.AT34]+[.AV34]+[.AX34])" office:value-type="float" office:value="0.569715270404721" calcext:value-type="float">
            <text:p>0.569715270404721</text:p>
          </table:table-cell>
          <table:table-cell table:formula="of:=[.W34]/([.W34]+[.Y34]+[.AA34]+[.AC34]+[.AE34]+[.AG34]+[.AI34]+[.AK34]+[.AM34]+[.AO34]+[.AQ34]+[.AS34]+[.AU34]+[.AW34]+[.AY34])" office:value-type="float" office:value="0.58566759982965" calcext:value-type="float">
            <text:p>0.58566759982965</text:p>
          </table:table-cell>
          <table:table-cell table:formula="of:=[.X34]/([.X34]+[.Z34]+[.AB34]+[.AD34]+[.AF34]+[.AH34]+[.AJ34]+[.AL34]+[.AN34]+[.AP34]+[.AR34]+[.AT34]+[.AV34]+[.AX34]+[.AZ34])" office:value-type="float" office:value="0.602465261099244" calcext:value-type="float">
            <text:p>0.602465261099244</text:p>
          </table:table-cell>
          <table:table-cell table:formula="of:=[.Y34]/([.Y34]+[.AA34]+[.AC34]+[.AE34]+[.AG34]+[.AI34]+[.AK34]+[.AM34]+[.AO34]+[.AQ34]+[.AS34]+[.AU34]+[.AW34]+[.AY34]+[.BA34])" office:value-type="float" office:value="0.620165742632749" calcext:value-type="float">
            <text:p>0.620165742632749</text:p>
          </table:table-cell>
          <table:table-cell table:formula="of:=[.Z34]/([.Z34]+[.AB34]+[.AD34]+[.AF34]+[.AH34]+[.AJ34]+[.AL34]+[.AN34]+[.AP34]+[.AR34]+[.AT34]+[.AV34]+[.AX34]+[.AZ34]+[.BB34])" office:value-type="float" office:value="0.638827974708753" calcext:value-type="float">
            <text:p>0.638827974708753</text:p>
          </table:table-cell>
          <table:table-cell table:formula="of:=[.AA34]/([.AA34]+[.AC34]+[.AE34]+[.AG34]+[.AI34]+[.AK34]+[.AM34]+[.AO34]+[.AQ34]+[.AS34]+[.AU34]+[.AW34]+[.AY34]+[.BA34]+[.BC34])" office:value-type="float" office:value="0.658513650744261" calcext:value-type="float">
            <text:p>0.658513650744261</text:p>
          </table:table-cell>
          <table:table-cell table:formula="of:=[.AB34]/([.AB34]+[.AD34]+[.AF34]+[.AH34]+[.AJ34]+[.AL34]+[.AN34]+[.AP34]+[.AR34]+[.AT34]+[.AV34]+[.AX34]+[.AZ34]+[.BB34]+[.BD34])" office:value-type="float" office:value="0.67928160643507" calcext:value-type="float">
            <text:p>0.67928160643507</text:p>
          </table:table-cell>
          <table:table-cell table:formula="of:=[.AC34]/([.AC34]+[.AE34]+[.AG34]+[.AI34]+[.AK34]+[.AM34]+[.AO34]+[.AQ34]+[.AS34]+[.AU34]+[.AW34]+[.AY34]+[.BA34]+[.BC34]+[.BE34])" office:value-type="float" office:value="0.70119165955404" calcext:value-type="float">
            <text:p>0.70119165955404</text:p>
          </table:table-cell>
          <table:table-cell table:formula="of:=[.AD34]/([.AD34]+[.AF34]+[.AH34]+[.AJ34]+[.AL34]+[.AN34]+[.AP34]+[.AR34]+[.AT34]+[.AV34]+[.AX34]+[.AZ34]+[.BB34]+[.BD34]+[.BF34])" office:value-type="float" office:value="0.724288567121871" calcext:value-type="float">
            <text:p>0.724288567121871</text:p>
          </table:table-cell>
          <table:table-cell table:formula="of:=[.AE34]/([.AE34]+[.AG34]+[.AI34]+[.AK34]+[.AM34]+[.AO34]+[.AQ34]+[.AS34]+[.AU34]+[.AW34]+[.AY34]+[.BA34]+[.BC34]+[.BE34]+[.BG34])" office:value-type="float" office:value="0.748616081148724" calcext:value-type="float">
            <text:p>0.748616081148724</text:p>
          </table:table-cell>
          <table:table-cell table:formula="of:=[.AF34]/([.AF34]+[.AH34]+[.AJ34]+[.AL34]+[.AN34]+[.AP34]+[.AR34]+[.AT34]+[.AV34]+[.AX34]+[.AZ34]+[.BB34]+[.BD34]+[.BF34]+[.BH34])" office:value-type="float" office:value="0.774166644798595" calcext:value-type="float">
            <text:p>0.774166644798595</text:p>
          </table:table-cell>
          <table:table-cell table:formula="of:=[.AG34]/([.AG34]+[.AI34]+[.AK34]+[.AM34]+[.AO34]+[.AQ34]+[.AS34]+[.AU34]+[.AW34]+[.AY34]+[.BA34]+[.BC34]+[.BE34]+[.BG34]+[.BI34])" office:value-type="float" office:value="0.800941641694564" calcext:value-type="float">
            <text:p>0.800941641694564</text:p>
          </table:table-cell>
          <table:table-cell table:formula="of:=[.AH34]/([.AH34]+[.AJ34]+[.AL34]+[.AN34]+[.AP34]+[.AR34]+[.AT34]+[.AV34]+[.AX34]+[.AZ34]+[.BB34]+[.BD34]+[.BF34]+[.BH34]+[.BJ34])" office:value-type="float" office:value="0.828766683069007" calcext:value-type="float">
            <text:p>0.828766683069007</text:p>
          </table:table-cell>
          <table:table-cell table:formula="of:=[.AI34]/([.AI34]+[.AK34]+[.AM34]+[.AO34]+[.AQ34]+[.AS34]+[.AU34]+[.AW34]+[.AY34]+[.BA34]+[.BC34]+[.BE34]+[.BG34]+[.BI34]+[.BK34])" office:value-type="float" office:value="0.857597043660079" calcext:value-type="float">
            <text:p>0.857597043660079</text:p>
          </table:table-cell>
          <table:table-cell table:formula="of:=[.AJ34]/([.AJ34]+[.AL34]+[.AN34]+[.AP34]+[.AR34]+[.AT34]+[.AV34]+[.AX34]+[.AZ34]+[.BB34]+[.BD34]+[.BF34]+[.BH34]+[.BJ34]+[.BL34])" office:value-type="float" office:value="0.886661016722697" calcext:value-type="float">
            <text:p>0.886661016722697</text:p>
          </table:table-cell>
          <table:table-cell table:formula="of:=[.AK34]/([.AK34]+[.AM34]+[.AO34]+[.AQ34]+[.AS34]+[.AU34]+[.AW34]+[.AY34]+[.BA34]+[.BC34]+[.BE34]+[.BG34]+[.BI34]+[.BK34]+[.BM34])" office:value-type="float" office:value="0.916444639668553" calcext:value-type="float">
            <text:p>0.916444639668553</text:p>
          </table:table-cell>
          <table:table-cell table:formula="of:=[.AL34]/([.AL34]+[.AN34]+[.AP34]+[.AR34]+[.AT34]+[.AV34]+[.AX34]+[.AZ34]+[.BB34]+[.BD34]+[.BF34]+[.BH34]+[.BJ34]+[.BL34]+[.BN34])" office:value-type="float" office:value="0.943120327169317" calcext:value-type="float">
            <text:p>0.943120327169317</text:p>
          </table:table-cell>
          <table:table-cell table:formula="of:=[.AM34]/([.AM34]+[.AO34]+[.AQ34]+[.AS34]+[.AU34]+[.AW34]+[.AY34]+[.BA34]+[.BC34]+[.BE34]+[.BG34]+[.BI34]+[.BK34]+[.BM34]+[.BO34])" office:value-type="float" office:value="0.978419063280207" calcext:value-type="float">
            <text:p>0.978419063280207</text:p>
          </table:table-cell>
          <table:table-cell table:formula="of:=[.AN34]/([.AN34]+[.AP34]+[.AR34]+[.AT34]+[.AV34]+[.AX34]+[.AZ34]+[.BB34]+[.BD34]+[.BF34]+[.BH34]+[.BJ34]+[.BL34]+[.BN34]+[.BP34])" office:value-type="float" office:value="0.988810096254866" calcext:value-type="float">
            <text:p>0.988810096254866</text:p>
          </table:table-cell>
          <table:table-cell table:formula="of:=[.AO34]/([.AO34]+[.AQ34]+[.AS34]+[.AU34]+[.AW34]+[.AY34]+[.BA34]+[.BC34]+[.BE34]+[.BG34]+[.BI34]+[.BK34]+[.BM34]+[.BO34]+[.BQ34])" office:value-type="float" office:value="0.985964712542259" calcext:value-type="float">
            <text:p>0.985964712542259</text:p>
          </table:table-cell>
          <table:table-cell table:formula="of:=[.AP34]/([.AP34]+[.AR34]+[.AT34]+[.AV34]+[.AX34]+[.AZ34]+[.BB34]+[.BD34]+[.BF34]+[.BH34]+[.BJ34]+[.BL34]+[.BN34]+[.BP34]+[.BR34])" office:value-type="float" office:value="0.98184575267141" calcext:value-type="float">
            <text:p>0.98184575267141</text:p>
          </table:table-cell>
          <table:table-cell table:formula="of:=[.AQ34]/([.AQ34]+[.AS34]+[.AU34]+[.AW34]+[.AY34]+[.BA34]+[.BC34]+[.BE34]+[.BG34]+[.BI34]+[.BK34]+[.BM34]+[.BO34]+[.BQ34]+[.BS34])" office:value-type="float" office:value="0.975664713835061" calcext:value-type="float">
            <text:p>0.975664713835061</text:p>
          </table:table-cell>
          <table:table-cell table:formula="of:=[.AR34]/([.AR34]+[.AT34]+[.AV34]+[.AX34]+[.AZ34]+[.BB34]+[.BD34]+[.BF34]+[.BH34]+[.BJ34]+[.BL34]+[.BN34]+[.BP34]+[.BR34]+[.BT34])" office:value-type="float" office:value="0.965651834504294" calcext:value-type="float">
            <text:p>0.965651834504294</text:p>
          </table:table-cell>
          <table:table-cell table:formula="of:=[.AS34]/([.AS34]+[.AU34]+[.AW34]+[.AY34]+[.BA34]+[.BC34]+[.BE34]+[.BG34]+[.BI34]+[.BK34]+[.BM34]+[.BO34]+[.BQ34]+[.BS34]+[.BU34])" office:value-type="float" office:value="0.953703703703704" calcext:value-type="float">
            <text:p>0.953703703703704</text:p>
          </table:table-cell>
          <table:table-cell table:formula="of:=[.AT34]/([.AT34]+[.AV34]+[.AX34]+[.AZ34]+[.BB34]+[.BD34]+[.BF34]+[.BH34]+[.BJ34]+[.BL34]+[.BN34]+[.BP34]+[.BR34]+[.BT34]+[.BV34])" office:value-type="float" office:value="0.931818181818182" calcext:value-type="float">
            <text:p>0.931818181818182</text:p>
          </table:table-cell>
          <table:table-cell table:formula="of:=[.AU34]/([.AU34]+[.AW34]+[.AY34]+[.BA34]+[.BC34]+[.BE34]+[.BG34]+[.BI34]+[.BK34]+[.BM34]+[.BO34]+[.BQ34]+[.BS34]+[.BU34]+[.BW34])" office:value-type="float" office:value="1" calcext:value-type="float">
            <text:p>1</text:p>
          </table:table-cell>
          <table:table-cell table:formula="of:=[.AV34]/([.AV34]+[.AX34]+[.AZ34]+[.BB34]+[.BD34]+[.BF34]+[.BH34]+[.BJ34]+[.BL34]+[.BN34]+[.BP34]+[.BR34]+[.BT34]+[.BV34]+[.BX34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pth 10</text:p>
          </table:table-cell>
          <table:table-cell table:formula="of:=[.S35]/([.S35]+[.U35]+[.W35]+[.Y35]+[.AA35]+[.AC35]+[.AE35]+[.AG35]+[.AI35]+[.AK35]+[.AM35]+[.AO35]+[.AQ35]+[.AS35]+[.AU35])" office:value-type="float" office:value="0.568642990551176" calcext:value-type="float">
            <text:p>0.568642990551176</text:p>
          </table:table-cell>
          <table:table-cell table:formula="of:=[.T35]/([.T35]+[.V35]+[.X35]+[.Z35]+[.AB35]+[.AD35]+[.AF35]+[.AH35]+[.AJ35]+[.AL35]+[.AN35]+[.AP35]+[.AR35]+[.AT35]+[.AV35])" office:value-type="float" office:value="0.583062737115328" calcext:value-type="float">
            <text:p>0.583062737115328</text:p>
          </table:table-cell>
          <table:table-cell table:formula="of:=[.U35]/([.U35]+[.W35]+[.Y35]+[.AA35]+[.AC35]+[.AE35]+[.AG35]+[.AI35]+[.AK35]+[.AM35]+[.AO35]+[.AQ35]+[.AS35]+[.AU35]+[.AW35])" office:value-type="float" office:value="0.598174537990584" calcext:value-type="float">
            <text:p>0.598174537990584</text:p>
          </table:table-cell>
          <table:table-cell table:formula="of:=[.V35]/([.V35]+[.X35]+[.Z35]+[.AB35]+[.AD35]+[.AF35]+[.AH35]+[.AJ35]+[.AL35]+[.AN35]+[.AP35]+[.AR35]+[.AT35]+[.AV35]+[.AX35])" office:value-type="float" office:value="0.614021152515977" calcext:value-type="float">
            <text:p>0.614021152515977</text:p>
          </table:table-cell>
          <table:table-cell table:formula="of:=[.W35]/([.W35]+[.Y35]+[.AA35]+[.AC35]+[.AE35]+[.AG35]+[.AI35]+[.AK35]+[.AM35]+[.AO35]+[.AQ35]+[.AS35]+[.AU35]+[.AW35]+[.AY35])" office:value-type="float" office:value="0.630646979149075" calcext:value-type="float">
            <text:p>0.630646979149075</text:p>
          </table:table-cell>
          <table:table-cell table:formula="of:=[.X35]/([.X35]+[.Z35]+[.AB35]+[.AD35]+[.AF35]+[.AH35]+[.AJ35]+[.AL35]+[.AN35]+[.AP35]+[.AR35]+[.AT35]+[.AV35]+[.AX35]+[.AZ35])" office:value-type="float" office:value="0.648097899215736" calcext:value-type="float">
            <text:p>0.648097899215736</text:p>
          </table:table-cell>
          <table:table-cell table:formula="of:=[.Y35]/([.Y35]+[.AA35]+[.AC35]+[.AE35]+[.AG35]+[.AI35]+[.AK35]+[.AM35]+[.AO35]+[.AQ35]+[.AS35]+[.AU35]+[.AW35]+[.AY35]+[.BA35])" office:value-type="float" office:value="0.666419828786153" calcext:value-type="float">
            <text:p>0.666419828786153</text:p>
          </table:table-cell>
          <table:table-cell table:formula="of:=[.Z35]/([.Z35]+[.AB35]+[.AD35]+[.AF35]+[.AH35]+[.AJ35]+[.AL35]+[.AN35]+[.AP35]+[.AR35]+[.AT35]+[.AV35]+[.AX35]+[.AZ35]+[.BB35])" office:value-type="float" office:value="0.685658380993031" calcext:value-type="float">
            <text:p>0.685658380993031</text:p>
          </table:table-cell>
          <table:table-cell table:formula="of:=[.AA35]/([.AA35]+[.AC35]+[.AE35]+[.AG35]+[.AI35]+[.AK35]+[.AM35]+[.AO35]+[.AQ35]+[.AS35]+[.AU35]+[.AW35]+[.AY35]+[.BA35]+[.BC35])" office:value-type="float" office:value="0.705855079397105" calcext:value-type="float">
            <text:p>0.705855079397105</text:p>
          </table:table-cell>
          <table:table-cell table:formula="of:=[.AB35]/([.AB35]+[.AD35]+[.AF35]+[.AH35]+[.AJ35]+[.AL35]+[.AN35]+[.AP35]+[.AR35]+[.AT35]+[.AV35]+[.AX35]+[.AZ35]+[.BB35]+[.BD35])" office:value-type="float" office:value="0.727047272440552" calcext:value-type="float">
            <text:p>0.727047272440552</text:p>
          </table:table-cell>
          <table:table-cell table:formula="of:=[.AC35]/([.AC35]+[.AE35]+[.AG35]+[.AI35]+[.AK35]+[.AM35]+[.AO35]+[.AQ35]+[.AS35]+[.AU35]+[.AW35]+[.AY35]+[.BA35]+[.BC35]+[.BE35])" office:value-type="float" office:value="0.749257834325099" calcext:value-type="float">
            <text:p>0.749257834325099</text:p>
          </table:table-cell>
          <table:table-cell table:formula="of:=[.AD35]/([.AD35]+[.AF35]+[.AH35]+[.AJ35]+[.AL35]+[.AN35]+[.AP35]+[.AR35]+[.AT35]+[.AV35]+[.AX35]+[.AZ35]+[.BB35]+[.BD35]+[.BF35])" office:value-type="float" office:value="0.772498512320974" calcext:value-type="float">
            <text:p>0.772498512320974</text:p>
          </table:table-cell>
          <table:table-cell table:formula="of:=[.AE35]/([.AE35]+[.AG35]+[.AI35]+[.AK35]+[.AM35]+[.AO35]+[.AQ35]+[.AS35]+[.AU35]+[.AW35]+[.AY35]+[.BA35]+[.BC35]+[.BE35]+[.BG35])" office:value-type="float" office:value="0.79673854350878" calcext:value-type="float">
            <text:p>0.79673854350878</text:p>
          </table:table-cell>
          <table:table-cell table:formula="of:=[.AF35]/([.AF35]+[.AH35]+[.AJ35]+[.AL35]+[.AN35]+[.AP35]+[.AR35]+[.AT35]+[.AV35]+[.AX35]+[.AZ35]+[.BB35]+[.BD35]+[.BF35]+[.BH35])" office:value-type="float" office:value="0.821930571143983" calcext:value-type="float">
            <text:p>0.821930571143983</text:p>
          </table:table-cell>
          <table:table-cell table:formula="of:=[.AG35]/([.AG35]+[.AI35]+[.AK35]+[.AM35]+[.AO35]+[.AQ35]+[.AS35]+[.AU35]+[.AW35]+[.AY35]+[.BA35]+[.BC35]+[.BE35]+[.BG35]+[.BI35])" office:value-type="float" office:value="0.847894912834268" calcext:value-type="float">
            <text:p>0.847894912834268</text:p>
          </table:table-cell>
          <table:table-cell table:formula="of:=[.AH35]/([.AH35]+[.AJ35]+[.AL35]+[.AN35]+[.AP35]+[.AR35]+[.AT35]+[.AV35]+[.AX35]+[.AZ35]+[.BB35]+[.BD35]+[.BF35]+[.BH35]+[.BJ35])" office:value-type="float" office:value="0.874492452315432" calcext:value-type="float">
            <text:p>0.874492452315432</text:p>
          </table:table-cell>
          <table:table-cell table:formula="of:=[.AI35]/([.AI35]+[.AK35]+[.AM35]+[.AO35]+[.AQ35]+[.AS35]+[.AU35]+[.AW35]+[.AY35]+[.BA35]+[.BC35]+[.BE35]+[.BG35]+[.BI35]+[.BK35])" office:value-type="float" office:value="0.901061073166317" calcext:value-type="float">
            <text:p>0.901061073166317</text:p>
          </table:table-cell>
          <table:table-cell table:formula="of:=[.AJ35]/([.AJ35]+[.AL35]+[.AN35]+[.AP35]+[.AR35]+[.AT35]+[.AV35]+[.AX35]+[.AZ35]+[.BB35]+[.BD35]+[.BF35]+[.BH35]+[.BJ35]+[.BL35])" office:value-type="float" office:value="0.927761273520431" calcext:value-type="float">
            <text:p>0.927761273520431</text:p>
          </table:table-cell>
          <table:table-cell table:formula="of:=[.AK35]/([.AK35]+[.AM35]+[.AO35]+[.AQ35]+[.AS35]+[.AU35]+[.AW35]+[.AY35]+[.BA35]+[.BC35]+[.BE35]+[.BG35]+[.BI35]+[.BK35]+[.BM35])" office:value-type="float" office:value="0.951541928114107" calcext:value-type="float">
            <text:p>0.951541928114107</text:p>
          </table:table-cell>
          <table:table-cell table:formula="of:=[.AL35]/([.AL35]+[.AN35]+[.AP35]+[.AR35]+[.AT35]+[.AV35]+[.AX35]+[.AZ35]+[.BB35]+[.BD35]+[.BF35]+[.BH35]+[.BJ35]+[.BL35]+[.BN35])" office:value-type="float" office:value="0.982001966937198" calcext:value-type="float">
            <text:p>0.982001966937198</text:p>
          </table:table-cell>
          <table:table-cell table:formula="of:=[.AM35]/([.AM35]+[.AO35]+[.AQ35]+[.AS35]+[.AU35]+[.AW35]+[.AY35]+[.BA35]+[.BC35]+[.BE35]+[.BG35]+[.BI35]+[.BK35]+[.BM35]+[.BO35])" office:value-type="float" office:value="0.990863920250004" calcext:value-type="float">
            <text:p>0.990863920250004</text:p>
          </table:table-cell>
          <table:table-cell table:formula="of:=[.AN35]/([.AN35]+[.AP35]+[.AR35]+[.AT35]+[.AV35]+[.AX35]+[.AZ35]+[.BB35]+[.BD35]+[.BF35]+[.BH35]+[.BJ35]+[.BL35]+[.BN35]+[.BP35])" office:value-type="float" office:value="0.988810096254866" calcext:value-type="float">
            <text:p>0.988810096254866</text:p>
          </table:table-cell>
          <table:table-cell table:formula="of:=[.AO35]/([.AO35]+[.AQ35]+[.AS35]+[.AU35]+[.AW35]+[.AY35]+[.BA35]+[.BC35]+[.BE35]+[.BG35]+[.BI35]+[.BK35]+[.BM35]+[.BO35]+[.BQ35])" office:value-type="float" office:value="0.985964712542259" calcext:value-type="float">
            <text:p>0.985964712542259</text:p>
          </table:table-cell>
          <table:table-cell table:formula="of:=[.AP35]/([.AP35]+[.AR35]+[.AT35]+[.AV35]+[.AX35]+[.AZ35]+[.BB35]+[.BD35]+[.BF35]+[.BH35]+[.BJ35]+[.BL35]+[.BN35]+[.BP35]+[.BR35])" office:value-type="float" office:value="0.98184575267141" calcext:value-type="float">
            <text:p>0.98184575267141</text:p>
          </table:table-cell>
          <table:table-cell table:formula="of:=[.AQ35]/([.AQ35]+[.AS35]+[.AU35]+[.AW35]+[.AY35]+[.BA35]+[.BC35]+[.BE35]+[.BG35]+[.BI35]+[.BK35]+[.BM35]+[.BO35]+[.BQ35]+[.BS35])" office:value-type="float" office:value="0.975664713835061" calcext:value-type="float">
            <text:p>0.975664713835061</text:p>
          </table:table-cell>
          <table:table-cell table:formula="of:=[.AR35]/([.AR35]+[.AT35]+[.AV35]+[.AX35]+[.AZ35]+[.BB35]+[.BD35]+[.BF35]+[.BH35]+[.BJ35]+[.BL35]+[.BN35]+[.BP35]+[.BR35]+[.BT35])" office:value-type="float" office:value="0.965651834504294" calcext:value-type="float">
            <text:p>0.965651834504294</text:p>
          </table:table-cell>
          <table:table-cell table:formula="of:=[.AS35]/([.AS35]+[.AU35]+[.AW35]+[.AY35]+[.BA35]+[.BC35]+[.BE35]+[.BG35]+[.BI35]+[.BK35]+[.BM35]+[.BO35]+[.BQ35]+[.BS35]+[.BU35])" office:value-type="float" office:value="0.953703703703704" calcext:value-type="float">
            <text:p>0.953703703703704</text:p>
          </table:table-cell>
          <table:table-cell table:formula="of:=[.AT35]/([.AT35]+[.AV35]+[.AX35]+[.AZ35]+[.BB35]+[.BD35]+[.BF35]+[.BH35]+[.BJ35]+[.BL35]+[.BN35]+[.BP35]+[.BR35]+[.BT35]+[.BV35])" office:value-type="float" office:value="0.931818181818182" calcext:value-type="float">
            <text:p>0.931818181818182</text:p>
          </table:table-cell>
          <table:table-cell table:formula="of:=[.AU35]/([.AU35]+[.AW35]+[.AY35]+[.BA35]+[.BC35]+[.BE35]+[.BG35]+[.BI35]+[.BK35]+[.BM35]+[.BO35]+[.BQ35]+[.BS35]+[.BU35]+[.BW35])" office:value-type="float" office:value="1" calcext:value-type="float">
            <text:p>1</text:p>
          </table:table-cell>
          <table:table-cell table:formula="of:=[.AV35]/([.AV35]+[.AX35]+[.AZ35]+[.BB35]+[.BD35]+[.BF35]+[.BH35]+[.BJ35]+[.BL35]+[.BN35]+[.BP35]+[.BR35]+[.BT35]+[.BV35]+[.BX35])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7" calcext:value-type="float">
            <text:p>187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6" calcext:value-type="float">
            <text:p>156</text:p>
          </table:table-cell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235" calcext:value-type="float">
            <text:p>2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59" calcext:value-type="float">
            <text:p>359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6" calcext:value-type="float">
            <text:p>146</text:p>
          </table:table-cell>
          <table:table-cell office:value-type="float" office:value="234" calcext:value-type="float">
            <text:p>234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234" calcext:value-type="float">
            <text:p>234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9" calcext:value-type="float">
            <text:p>199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265" calcext:value-type="float">
            <text:p>26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3" calcext:value-type="float">
            <text:p>28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" calcext:value-type="float">
            <text:p>157</text:p>
          </table:table-cell>
          <table:table-cell office:value-type="float" office:value="354" calcext:value-type="float">
            <text:p>354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1" calcext:value-type="float">
            <text:p>17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265" calcext:value-type="float">
            <text:p>26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219" calcext:value-type="float">
            <text:p>21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2" calcext:value-type="float">
            <text:p>282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3" calcext:value-type="float">
            <text:p>153</text:p>
          </table:table-cell>
          <table:table-cell office:value-type="float" office:value="265" calcext:value-type="float">
            <text:p>265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5" calcext:value-type="float">
            <text:p>20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9" calcext:value-type="float">
            <text:p>28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4" calcext:value-type="float">
            <text:p>23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219" calcext:value-type="float">
            <text:p>21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211" calcext:value-type="float">
            <text:p>211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219" calcext:value-type="float">
            <text:p>21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6" calcext:value-type="float">
            <text:p>146</text:p>
          </table:table-cell>
          <table:table-cell office:value-type="float" office:value="203" calcext:value-type="float">
            <text:p>20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1" calcext:value-type="float">
            <text:p>28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7" calcext:value-type="float">
            <text:p>29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0" calcext:value-type="float">
            <text:p>140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7" calcext:value-type="float">
            <text:p>15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6" calcext:value-type="float">
            <text:p>28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297" calcext:value-type="float">
            <text:p>297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9" calcext:value-type="float">
            <text:p>229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9" calcext:value-type="float">
            <text:p>199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230" calcext:value-type="float">
            <text:p>23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3" calcext:value-type="float">
            <text:p>193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1" calcext:value-type="float">
            <text:p>171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5" calcext:value-type="float">
            <text:p>23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249" calcext:value-type="float">
            <text:p>24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4" calcext:value-type="float">
            <text:p>274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6" calcext:value-type="float">
            <text:p>216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7" calcext:value-type="float">
            <text:p>157</text:p>
          </table:table-cell>
          <table:table-cell office:value-type="float" office:value="281" calcext:value-type="float">
            <text:p>28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4" calcext:value-type="float">
            <text:p>31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281" calcext:value-type="float">
            <text:p>28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9" calcext:value-type="float">
            <text:p>199</text:p>
          </table:table-cell>
          <table:table-cell office:value-type="float" office:value="234" calcext:value-type="float">
            <text:p>234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1" calcext:value-type="float">
            <text:p>281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1" calcext:value-type="float">
            <text:p>281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1" calcext:value-type="float">
            <text:p>281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  <table:table-cell office:value-type="float" office:value="203" calcext:value-type="float">
            <text:p>203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1" calcext:value-type="float">
            <text:p>311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301" calcext:value-type="float">
            <text:p>301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1" calcext:value-type="float">
            <text:p>241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281" calcext:value-type="float">
            <text:p>28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5" calcext:value-type="float">
            <text:p>23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2" calcext:value-type="float">
            <text:p>17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74" calcext:value-type="float">
            <text:p>274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7" calcext:value-type="float">
            <text:p>157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0" calcext:value-type="float">
            <text:p>27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26" calcext:value-type="float">
            <text:p>226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219" calcext:value-type="float">
            <text:p>21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281" calcext:value-type="float">
            <text:p>28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56" calcext:value-type="float">
            <text:p>1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6" calcext:value-type="float">
            <text:p>19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  <table:table-cell office:value-type="float" office:value="281" calcext:value-type="float">
            <text:p>28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9" calcext:value-type="float">
            <text:p>219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0" calcext:value-type="float">
            <text:p>250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218" calcext:value-type="float">
            <text:p>21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1" calcext:value-type="float">
            <text:p>171</text:p>
          </table:table-cell>
          <table:table-cell office:value-type="float" office:value="235" calcext:value-type="float">
            <text:p>23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1" calcext:value-type="float">
            <text:p>281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0" calcext:value-type="float">
            <text:p>220</text:p>
          </table:table-cell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282" calcext:value-type="float">
            <text:p>28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00-00-00</text:date>, <text:time style:data-style-name="N2" text:time-value="13:43:04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8T14:05:35.253000000</dc:date>
    <meta:editing-duration>PT1H34M4S</meta:editing-duration>
    <meta:editing-cycles>4</meta:editing-cycles>
    <meta:generator>LibreOffice/5.2.2.2$Windows_x86 LibreOffice_project/8f96e87c890bf8fa77463cd4b640a2312823f3ad</meta:generator>
    <meta:document-statistic meta:table-count="1" meta:cell-count="14207" meta:object-count="0"/>
  </office:meta>
</office:document-meta>
</file>